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66.8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f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e Season</text:p>
          </table:table-cell>
          <table:table-cell table:number-columns-repeated="14"/>
        </table:table-row>
        <table:table-row table:style-name="ro1">
          <table:table-cell table:number-columns-repeated="7" office:value-type="string" calcext:value-type="string">
            <text:p>ANNS</text:p>
          </table:table-cell>
          <table:table-cell/>
          <table:table-cell table:number-columns-repeated="7" office:value-type="string" calcext:value-type="string">
            <text:p>ANNS</text:p>
          </table:table-cell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p1_5_5_th_0.7 </text:p>
          </table:table-cell>
          <table:table-cell office:value-type="float" office:value="55.28411" calcext:value-type="float">
            <text:p>55,28411</text:p>
          </table:table-cell>
          <table:table-cell office:value-type="float" office:value="39.8542" calcext:value-type="float">
            <text:p>39,8542</text:p>
          </table:table-cell>
          <table:table-cell office:value-type="float" office:value="89.11859" calcext:value-type="float">
            <text:p>89,11859</text:p>
          </table:table-cell>
          <table:table-cell office:value-type="float" office:value="0.3443755" calcext:value-type="float">
            <text:p>0,34437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7 </text:p>
          </table:table-cell>
          <table:table-cell office:value-type="float" office:value="16.55632" calcext:value-type="float">
            <text:p>16,55632</text:p>
          </table:table-cell>
          <table:table-cell office:value-type="float" office:value="12.36011" calcext:value-type="float">
            <text:p>12,36011</text:p>
          </table:table-cell>
          <table:table-cell office:value-type="float" office:value="71.89622" calcext:value-type="float">
            <text:p>71,89622</text:p>
          </table:table-cell>
          <table:table-cell office:value-type="float" office:value="0.1413077" calcext:value-type="float">
            <text:p>0,14130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7 </text:p>
          </table:table-cell>
          <table:table-cell office:value-type="float" office:value="52.91056" calcext:value-type="float">
            <text:p>52,91056</text:p>
          </table:table-cell>
          <table:table-cell office:value-type="float" office:value="37.18499" calcext:value-type="float">
            <text:p>37,18499</text:p>
          </table:table-cell>
          <table:table-cell office:value-type="float" office:value="73.39812" calcext:value-type="float">
            <text:p>73,39812</text:p>
          </table:table-cell>
          <table:table-cell office:value-type="float" office:value="0.3994639" calcext:value-type="float">
            <text:p>0,39946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7 </text:p>
          </table:table-cell>
          <table:table-cell office:value-type="float" office:value="16.5334" calcext:value-type="float">
            <text:p>16,5334</text:p>
          </table:table-cell>
          <table:table-cell office:value-type="float" office:value="12.52874" calcext:value-type="float">
            <text:p>12,52874</text:p>
          </table:table-cell>
          <table:table-cell office:value-type="float" office:value="75.34624" calcext:value-type="float">
            <text:p>75,34624</text:p>
          </table:table-cell>
          <table:table-cell office:value-type="float" office:value="0.1436835" calcext:value-type="float">
            <text:p>0,14368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7 </text:p>
          </table:table-cell>
          <table:table-cell office:value-type="float" office:value="53.85779" calcext:value-type="float">
            <text:p>53,85779</text:p>
          </table:table-cell>
          <table:table-cell office:value-type="float" office:value="36.83459" calcext:value-type="float">
            <text:p>36,83459</text:p>
          </table:table-cell>
          <table:table-cell office:value-type="float" office:value="71.77759" calcext:value-type="float">
            <text:p>71,77759</text:p>
          </table:table-cell>
          <table:table-cell office:value-type="float" office:value="0.3777692" calcext:value-type="float">
            <text:p>0,37776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7 </text:p>
          </table:table-cell>
          <table:table-cell office:value-type="float" office:value="17.09973" calcext:value-type="float">
            <text:p>17,09973</text:p>
          </table:table-cell>
          <table:table-cell office:value-type="float" office:value="13.02993" calcext:value-type="float">
            <text:p>13,02993</text:p>
          </table:table-cell>
          <table:table-cell office:value-type="float" office:value="78.10633" calcext:value-type="float">
            <text:p>78,10633</text:p>
          </table:table-cell>
          <table:table-cell office:value-type="float" office:value="0.0840147" calcext:value-type="float">
            <text:p>0,0840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7 </text:p>
          </table:table-cell>
          <table:table-cell office:value-type="float" office:value="54.68805" calcext:value-type="float">
            <text:p>54,68805</text:p>
          </table:table-cell>
          <table:table-cell office:value-type="float" office:value="37.31501" calcext:value-type="float">
            <text:p>37,31501</text:p>
          </table:table-cell>
          <table:table-cell office:value-type="float" office:value="70.47315" calcext:value-type="float">
            <text:p>70,47315</text:p>
          </table:table-cell>
          <table:table-cell office:value-type="float" office:value="0.3584369" calcext:value-type="float">
            <text:p>0,35843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7 </text:p>
          </table:table-cell>
          <table:table-cell office:value-type="float" office:value="17.16658" calcext:value-type="float">
            <text:p>17,16658</text:p>
          </table:table-cell>
          <table:table-cell office:value-type="float" office:value="12.97705" calcext:value-type="float">
            <text:p>12,97705</text:p>
          </table:table-cell>
          <table:table-cell office:value-type="float" office:value="77.38255" calcext:value-type="float">
            <text:p>77,38255</text:p>
          </table:table-cell>
          <table:table-cell office:value-type="float" office:value="0.0768389" calcext:value-type="float">
            <text:p>0,07683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7 </text:p>
          </table:table-cell>
          <table:table-cell office:value-type="float" office:value="54.49576" calcext:value-type="float">
            <text:p>54,49576</text:p>
          </table:table-cell>
          <table:table-cell office:value-type="float" office:value="38.21083" calcext:value-type="float">
            <text:p>38,21083</text:p>
          </table:table-cell>
          <table:table-cell office:value-type="float" office:value="79.82758" calcext:value-type="float">
            <text:p>79,82758</text:p>
          </table:table-cell>
          <table:table-cell office:value-type="float" office:value="0.3629407" calcext:value-type="float">
            <text:p>0,3629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7 </text:p>
          </table:table-cell>
          <table:table-cell office:value-type="float" office:value="16.61523" calcext:value-type="float">
            <text:p>16,61523</text:p>
          </table:table-cell>
          <table:table-cell office:value-type="float" office:value="12.46948" calcext:value-type="float">
            <text:p>12,46948</text:p>
          </table:table-cell>
          <table:table-cell office:value-type="float" office:value="72.74177" calcext:value-type="float">
            <text:p>72,74177</text:p>
          </table:table-cell>
          <table:table-cell office:value-type="float" office:value="0.1351861" calcext:value-type="float">
            <text:p>0,1351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5_5_th_0.5 </text:p>
          </table:table-cell>
          <table:table-cell office:value-type="float" office:value="55.16863" calcext:value-type="float">
            <text:p>55,16863</text:p>
          </table:table-cell>
          <table:table-cell office:value-type="float" office:value="38.70069" calcext:value-type="float">
            <text:p>38,70069</text:p>
          </table:table-cell>
          <table:table-cell office:value-type="float" office:value="78.42642" calcext:value-type="float">
            <text:p>78,42642</text:p>
          </table:table-cell>
          <table:table-cell office:value-type="float" office:value="0.3471118" calcext:value-type="float">
            <text:p>0,3471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5 </text:p>
          </table:table-cell>
          <table:table-cell office:value-type="float" office:value="16.9938" calcext:value-type="float">
            <text:p>16,9938</text:p>
          </table:table-cell>
          <table:table-cell office:value-type="float" office:value="12.82996" calcext:value-type="float">
            <text:p>12,82996</text:p>
          </table:table-cell>
          <table:table-cell office:value-type="float" office:value="75.78871" calcext:value-type="float">
            <text:p>75,78871</text:p>
          </table:table-cell>
          <table:table-cell office:value-type="float" office:value="0.0953288" calcext:value-type="float">
            <text:p>0,0953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5 </text:p>
          </table:table-cell>
          <table:table-cell office:value-type="float" office:value="54.3299" calcext:value-type="float">
            <text:p>54,3299</text:p>
          </table:table-cell>
          <table:table-cell office:value-type="float" office:value="39.55515" calcext:value-type="float">
            <text:p>39,55515</text:p>
          </table:table-cell>
          <table:table-cell office:value-type="float" office:value="88.56039" calcext:value-type="float">
            <text:p>88,56039</text:p>
          </table:table-cell>
          <table:table-cell office:value-type="float" office:value="0.3668125" calcext:value-type="float">
            <text:p>0,3668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5 </text:p>
          </table:table-cell>
          <table:table-cell office:value-type="float" office:value="16.93545" calcext:value-type="float">
            <text:p>16,9354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73.03883" calcext:value-type="float">
            <text:p>73,03883</text:p>
          </table:table-cell>
          <table:table-cell office:value-type="float" office:value="0.1015304" calcext:value-type="float">
            <text:p>0,1015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5 </text:p>
          </table:table-cell>
          <table:table-cell office:value-type="float" office:value="52.24617" calcext:value-type="float">
            <text:p>52,24617</text:p>
          </table:table-cell>
          <table:table-cell office:value-type="float" office:value="37.66152" calcext:value-type="float">
            <text:p>37,66152</text:p>
          </table:table-cell>
          <table:table-cell office:value-type="float" office:value="78.85296" calcext:value-type="float">
            <text:p>78,85296</text:p>
          </table:table-cell>
          <table:table-cell office:value-type="float" office:value="0.4144509" calcext:value-type="float">
            <text:p>0,41445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5 </text:p>
          </table:table-cell>
          <table:table-cell office:value-type="float" office:value="16.66756" calcext:value-type="float">
            <text:p>16,66756</text:p>
          </table:table-cell>
          <table:table-cell office:value-type="float" office:value="12.40762" calcext:value-type="float">
            <text:p>12,40762</text:p>
          </table:table-cell>
          <table:table-cell office:value-type="float" office:value="73.11169" calcext:value-type="float">
            <text:p>73,11169</text:p>
          </table:table-cell>
          <table:table-cell office:value-type="float" office:value="0.1297307" calcext:value-type="float">
            <text:p>0,12973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5 </text:p>
          </table:table-cell>
          <table:table-cell office:value-type="float" office:value="54.80742" calcext:value-type="float">
            <text:p>54,80742</text:p>
          </table:table-cell>
          <table:table-cell office:value-type="float" office:value="39.13804" calcext:value-type="float">
            <text:p>39,13804</text:p>
          </table:table-cell>
          <table:table-cell office:value-type="float" office:value="90.52668" calcext:value-type="float">
            <text:p>90,52668</text:p>
          </table:table-cell>
          <table:table-cell office:value-type="float" office:value="0.3556331" calcext:value-type="float">
            <text:p>0,35563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5 </text:p>
          </table:table-cell>
          <table:table-cell office:value-type="float" office:value="17.02636" calcext:value-type="float">
            <text:p>17,02636</text:p>
          </table:table-cell>
          <table:table-cell office:value-type="float" office:value="12.67886" calcext:value-type="float">
            <text:p>12,67886</text:p>
          </table:table-cell>
          <table:table-cell office:value-type="float" office:value="74.09283" calcext:value-type="float">
            <text:p>74,09283</text:p>
          </table:table-cell>
          <table:table-cell office:value-type="float" office:value="0.0918584" calcext:value-type="float">
            <text:p>0,09185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5 </text:p>
          </table:table-cell>
          <table:table-cell office:value-type="float" office:value="53.92849" calcext:value-type="float">
            <text:p>53,92849</text:p>
          </table:table-cell>
          <table:table-cell office:value-type="float" office:value="37.06416" calcext:value-type="float">
            <text:p>37,06416</text:p>
          </table:table-cell>
          <table:table-cell office:value-type="float" office:value="73.37369" calcext:value-type="float">
            <text:p>73,37369</text:p>
          </table:table-cell>
          <table:table-cell office:value-type="float" office:value="0.3761344" calcext:value-type="float">
            <text:p>0,3761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5 </text:p>
          </table:table-cell>
          <table:table-cell office:value-type="float" office:value="17.1846" calcext:value-type="float">
            <text:p>17,1846</text:p>
          </table:table-cell>
          <table:table-cell office:value-type="float" office:value="12.61058" calcext:value-type="float">
            <text:p>12,61058</text:p>
          </table:table-cell>
          <table:table-cell office:value-type="float" office:value="72.44815" calcext:value-type="float">
            <text:p>72,44815</text:p>
          </table:table-cell>
          <table:table-cell office:value-type="float" office:value="0.0748998" calcext:value-type="float">
            <text:p>0,0748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5_5_th_0.3 </text:p>
          </table:table-cell>
          <table:table-cell office:value-type="float" office:value="60.45868" calcext:value-type="float">
            <text:p>60,45868</text:p>
          </table:table-cell>
          <table:table-cell office:value-type="float" office:value="42.56303" calcext:value-type="float">
            <text:p>42,56303</text:p>
          </table:table-cell>
          <table:table-cell office:value-type="float" office:value="83.92279" calcext:value-type="float">
            <text:p>83,92279</text:p>
          </table:table-cell>
          <table:table-cell office:value-type="float" office:value="0.2158993" calcext:value-type="float">
            <text:p>0,21589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3 </text:p>
          </table:table-cell>
          <table:table-cell office:value-type="float" office:value="16.91577" calcext:value-type="float">
            <text:p>16,91577</text:p>
          </table:table-cell>
          <table:table-cell office:value-type="float" office:value="12.18382" calcext:value-type="float">
            <text:p>12,18382</text:p>
          </table:table-cell>
          <table:table-cell office:value-type="float" office:value="66.61706" calcext:value-type="float">
            <text:p>66,61706</text:p>
          </table:table-cell>
          <table:table-cell office:value-type="float" office:value="0.1036176" calcext:value-type="float">
            <text:p>0,1036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3 </text:p>
          </table:table-cell>
          <table:table-cell office:value-type="float" office:value="53.10488" calcext:value-type="float">
            <text:p>53,10488</text:p>
          </table:table-cell>
          <table:table-cell office:value-type="float" office:value="37.61832" calcext:value-type="float">
            <text:p>37,61832</text:p>
          </table:table-cell>
          <table:table-cell office:value-type="float" office:value="84.47538" calcext:value-type="float">
            <text:p>84,47538</text:p>
          </table:table-cell>
          <table:table-cell office:value-type="float" office:value="0.3950448" calcext:value-type="float">
            <text:p>0,3950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3 </text:p>
          </table:table-cell>
          <table:table-cell office:value-type="float" office:value="16.46126" calcext:value-type="float">
            <text:p>16,46126</text:p>
          </table:table-cell>
          <table:table-cell office:value-type="float" office:value="11.91444" calcext:value-type="float">
            <text:p>11,91444</text:p>
          </table:table-cell>
          <table:table-cell office:value-type="float" office:value="69.08034" calcext:value-type="float">
            <text:p>69,08034</text:p>
          </table:table-cell>
          <table:table-cell office:value-type="float" office:value="0.1511402" calcext:value-type="float">
            <text:p>0,1511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3 </text:p>
          </table:table-cell>
          <table:table-cell office:value-type="float" office:value="61.03018" calcext:value-type="float">
            <text:p>61,03018</text:p>
          </table:table-cell>
          <table:table-cell office:value-type="float" office:value="42.34575" calcext:value-type="float">
            <text:p>42,34575</text:p>
          </table:table-cell>
          <table:table-cell office:value-type="float" office:value="82.42448" calcext:value-type="float">
            <text:p>82,42448</text:p>
          </table:table-cell>
          <table:table-cell office:value-type="float" office:value="0.2010057" calcext:value-type="float">
            <text:p>0,2010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3 </text:p>
          </table:table-cell>
          <table:table-cell office:value-type="float" office:value="17.47977" calcext:value-type="float">
            <text:p>17,47977</text:p>
          </table:table-cell>
          <table:table-cell office:value-type="float" office:value="13.18896" calcext:value-type="float">
            <text:p>13,18896</text:p>
          </table:table-cell>
          <table:table-cell office:value-type="float" office:value="80.32836" calcext:value-type="float">
            <text:p>80,32836</text:p>
          </table:table-cell>
          <table:table-cell office:value-type="float" office:value="0.0428475" calcext:value-type="float">
            <text:p>0,04284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3 </text:p>
          </table:table-cell>
          <table:table-cell office:value-type="float" office:value="57.208" calcext:value-type="float">
            <text:p>57,208</text:p>
          </table:table-cell>
          <table:table-cell office:value-type="float" office:value="40.52207" calcext:value-type="float">
            <text:p>40,52207</text:p>
          </table:table-cell>
          <table:table-cell office:value-type="float" office:value="95.95393" calcext:value-type="float">
            <text:p>95,95393</text:p>
          </table:table-cell>
          <table:table-cell office:value-type="float" office:value="0.29795" calcext:value-type="float">
            <text:p>0,297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3 </text:p>
          </table:table-cell>
          <table:table-cell office:value-type="float" office:value="17.56594" calcext:value-type="float">
            <text:p>17,56594</text:p>
          </table:table-cell>
          <table:table-cell office:value-type="float" office:value="13.27277" calcext:value-type="float">
            <text:p>13,27277</text:p>
          </table:table-cell>
          <table:table-cell office:value-type="float" office:value="76.43824" calcext:value-type="float">
            <text:p>76,43824</text:p>
          </table:table-cell>
          <table:table-cell office:value-type="float" office:value="0.0333873" calcext:value-type="float">
            <text:p>0,03338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3 </text:p>
          </table:table-cell>
          <table:table-cell office:value-type="float" office:value="56.88997" calcext:value-type="float">
            <text:p>56,88997</text:p>
          </table:table-cell>
          <table:table-cell office:value-type="float" office:value="39.72642" calcext:value-type="float">
            <text:p>39,72642</text:p>
          </table:table-cell>
          <table:table-cell office:value-type="float" office:value="77.67789" calcext:value-type="float">
            <text:p>77,67789</text:p>
          </table:table-cell>
          <table:table-cell office:value-type="float" office:value="0.3057341" calcext:value-type="float">
            <text:p>0,30573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3 </text:p>
          </table:table-cell>
          <table:table-cell office:value-type="float" office:value="16.68608" calcext:value-type="float">
            <text:p>16,68608</text:p>
          </table:table-cell>
          <table:table-cell office:value-type="float" office:value="12.13323" calcext:value-type="float">
            <text:p>12,13323</text:p>
          </table:table-cell>
          <table:table-cell office:value-type="float" office:value="67.63664" calcext:value-type="float">
            <text:p>67,63664</text:p>
          </table:table-cell>
          <table:table-cell office:value-type="float" office:value="0.1277956" calcext:value-type="float">
            <text:p>0,12779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5_5_th_0.1 </text:p>
          </table:table-cell>
          <table:table-cell office:value-type="float" office:value="52.13355" calcext:value-type="float">
            <text:p>52,13355</text:p>
          </table:table-cell>
          <table:table-cell office:value-type="float" office:value="36.43226" calcext:value-type="float">
            <text:p>36,43226</text:p>
          </table:table-cell>
          <table:table-cell office:value-type="float" office:value="73.93607" calcext:value-type="float">
            <text:p>73,93607</text:p>
          </table:table-cell>
          <table:table-cell office:value-type="float" office:value="0.4169725" calcext:value-type="float">
            <text:p>0,41697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1 </text:p>
          </table:table-cell>
          <table:table-cell office:value-type="float" office:value="16.68294" calcext:value-type="float">
            <text:p>16,68294</text:p>
          </table:table-cell>
          <table:table-cell office:value-type="float" office:value="11.80673" calcext:value-type="float">
            <text:p>11,80673</text:p>
          </table:table-cell>
          <table:table-cell office:value-type="float" office:value="63.23908" calcext:value-type="float">
            <text:p>63,23908</text:p>
          </table:table-cell>
          <table:table-cell office:value-type="float" office:value="0.1281236" calcext:value-type="float">
            <text:p>0,1281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1 </text:p>
          </table:table-cell>
          <table:table-cell office:value-type="float" office:value="53.30965" calcext:value-type="float">
            <text:p>53,30965</text:p>
          </table:table-cell>
          <table:table-cell office:value-type="float" office:value="37.35414" calcext:value-type="float">
            <text:p>37,35414</text:p>
          </table:table-cell>
          <table:table-cell office:value-type="float" office:value="74.97341" calcext:value-type="float">
            <text:p>74,97341</text:p>
          </table:table-cell>
          <table:table-cell office:value-type="float" office:value="0.3903704" calcext:value-type="float">
            <text:p>0,39037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1 </text:p>
          </table:table-cell>
          <table:table-cell office:value-type="float" office:value="16.57191" calcext:value-type="float">
            <text:p>16,57191</text:p>
          </table:table-cell>
          <table:table-cell office:value-type="float" office:value="11.82782" calcext:value-type="float">
            <text:p>11,82782</text:p>
          </table:table-cell>
          <table:table-cell office:value-type="float" office:value="65.41291" calcext:value-type="float">
            <text:p>65,41291</text:p>
          </table:table-cell>
          <table:table-cell office:value-type="float" office:value="0.1396906" calcext:value-type="float">
            <text:p>0,13969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1 </text:p>
          </table:table-cell>
          <table:table-cell office:value-type="float" office:value="60.58915" calcext:value-type="float">
            <text:p>60,58915</text:p>
          </table:table-cell>
          <table:table-cell office:value-type="float" office:value="43.84833" calcext:value-type="float">
            <text:p>43,84833</text:p>
          </table:table-cell>
          <table:table-cell office:value-type="float" office:value="93.3765" calcext:value-type="float">
            <text:p>93,3765</text:p>
          </table:table-cell>
          <table:table-cell office:value-type="float" office:value="0.2125115" calcext:value-type="float">
            <text:p>0,2125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1 </text:p>
          </table:table-cell>
          <table:table-cell office:value-type="float" office:value="17.96998" calcext:value-type="float">
            <text:p>17,96998</text:p>
          </table:table-cell>
          <table:table-cell office:value-type="float" office:value="13.56919" calcext:value-type="float">
            <text:p>13,56919</text:p>
          </table:table-cell>
          <table:table-cell office:value-type="float" office:value="81.3562" calcext:value-type="float">
            <text:p>81,3562</text:p>
          </table:table-cell>
          <table:table-cell office:value-type="float" office:value="-0.0115915" calcext:value-type="float">
            <text:p>-0,01159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1 </text:p>
          </table:table-cell>
          <table:table-cell office:value-type="float" office:value="56.93233" calcext:value-type="float">
            <text:p>56,93233</text:p>
          </table:table-cell>
          <table:table-cell office:value-type="float" office:value="40.21432" calcext:value-type="float">
            <text:p>40,21432</text:p>
          </table:table-cell>
          <table:table-cell office:value-type="float" office:value="85.55897" calcext:value-type="float">
            <text:p>85,55897</text:p>
          </table:table-cell>
          <table:table-cell office:value-type="float" office:value="0.3046998" calcext:value-type="float">
            <text:p>0,3046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1 </text:p>
          </table:table-cell>
          <table:table-cell office:value-type="float" office:value="18.76351" calcext:value-type="float">
            <text:p>18,76351</text:p>
          </table:table-cell>
          <table:table-cell office:value-type="float" office:value="14.1964" calcext:value-type="float">
            <text:p>14,1964</text:p>
          </table:table-cell>
          <table:table-cell office:value-type="float" office:value="84.1759" calcext:value-type="float">
            <text:p>84,1759</text:p>
          </table:table-cell>
          <table:table-cell office:value-type="float" office:value="-0.1029041" calcext:value-type="float">
            <text:p>-0,10290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1 </text:p>
          </table:table-cell>
          <table:table-cell office:value-type="float" office:value="58.36171" calcext:value-type="float">
            <text:p>58,36171</text:p>
          </table:table-cell>
          <table:table-cell office:value-type="float" office:value="42.90701" calcext:value-type="float">
            <text:p>42,90701</text:p>
          </table:table-cell>
          <table:table-cell office:value-type="float" office:value="100.22749" calcext:value-type="float">
            <text:p>100,22749</text:p>
          </table:table-cell>
          <table:table-cell office:value-type="float" office:value="0.2693481" calcext:value-type="float">
            <text:p>0,26934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1 </text:p>
          </table:table-cell>
          <table:table-cell office:value-type="float" office:value="16.99552" calcext:value-type="float">
            <text:p>16,99552</text:p>
          </table:table-cell>
          <table:table-cell office:value-type="float" office:value="12.00977" calcext:value-type="float">
            <text:p>12,00977</text:p>
          </table:table-cell>
          <table:table-cell office:value-type="float" office:value="65.23953" calcext:value-type="float">
            <text:p>65,23953</text:p>
          </table:table-cell>
          <table:table-cell office:value-type="float" office:value="0.0951451" calcext:value-type="float">
            <text:p>0,09514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style-name="ce1" office:value-type="string" calcext:value-type="string">
            <text:p>mlp_5_5_th_0.7</text:p>
          </table:table-cell>
          <table:table-cell table:style-name="ce2" table:formula="of:=AVERAGE([.B4:.B8])" office:value-type="float" office:value="54.247254" calcext:value-type="float">
            <text:p>54,247254</text:p>
          </table:table-cell>
          <table:table-cell table:style-name="ce2" table:formula="of:=AVERAGE([.C4:.C8])" office:value-type="float" office:value="37.879924" calcext:value-type="float">
            <text:p>37,879924</text:p>
          </table:table-cell>
          <table:table-cell table:style-name="ce2" table:formula="of:=AVERAGE([.D4:.D8])" office:value-type="float" office:value="76.919006" calcext:value-type="float">
            <text:p>76,919006</text:p>
          </table:table-cell>
          <table:table-cell table:style-name="ce2" table:formula="of:=AVERAGE([.E4:.E8])" office:value-type="float" office:value="0.36859724" calcext:value-type="float">
            <text:p>0,368597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7</text:p>
          </table:table-cell>
          <table:table-cell table:style-name="ce2" table:formula="of:=AVERAGE([.J4:.J8])" office:value-type="float" office:value="16.794252" calcext:value-type="float">
            <text:p>16,794252</text:p>
          </table:table-cell>
          <table:table-cell table:style-name="ce2" table:formula="of:=AVERAGE([.K4:.K8])" office:value-type="float" office:value="12.673062" calcext:value-type="float">
            <text:p>12,673062</text:p>
          </table:table-cell>
          <table:table-cell table:style-name="ce2" table:formula="of:=AVERAGE([.L4:.L8])" office:value-type="float" office:value="75.094622" calcext:value-type="float">
            <text:p>75,094622</text:p>
          </table:table-cell>
          <table:table-cell table:style-name="ce2" table:formula="of:=AVERAGE([.M4:.M8])" office:value-type="float" office:value="0.11620618" calcext:value-type="float">
            <text:p>0,11620618</text:p>
          </table:table-cell>
          <table:table-cell table:style-name="ce2" table:formula="of:=AVERAGE([.N4:.N8])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5</text:p>
          </table:table-cell>
          <table:table-cell table:style-name="ce2" table:formula="of:=AVERAGE([.B9:.B13])" office:value-type="float" office:value="54.096122" calcext:value-type="float">
            <text:p>54,096122</text:p>
          </table:table-cell>
          <table:table-cell table:style-name="ce2" table:formula="of:=AVERAGE([.C9:.C13])" office:value-type="float" office:value="38.423912" calcext:value-type="float">
            <text:p>38,423912</text:p>
          </table:table-cell>
          <table:table-cell table:style-name="ce2" table:formula="of:=AVERAGE([.D9:.D13])" office:value-type="float" office:value="81.948028" calcext:value-type="float">
            <text:p>81,948028</text:p>
          </table:table-cell>
          <table:table-cell table:style-name="ce2" table:formula="of:=AVERAGE([.E9:.E13])" office:value-type="float" office:value="0.37202854" calcext:value-type="float">
            <text:p>0,3720285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5</text:p>
          </table:table-cell>
          <table:table-cell table:style-name="ce2" table:formula="of:=AVERAGE([.J9:.J13])" office:value-type="float" office:value="16.961554" calcext:value-type="float">
            <text:p>16,961554</text:p>
          </table:table-cell>
          <table:table-cell table:style-name="ce2" table:formula="of:=AVERAGE([.K9:.K13])" office:value-type="float" office:value="12.612044" calcext:value-type="float">
            <text:p>12,612044</text:p>
          </table:table-cell>
          <table:table-cell table:style-name="ce2" table:formula="of:=AVERAGE([.L9:.L13])" office:value-type="float" office:value="73.696042" calcext:value-type="float">
            <text:p>73,696042</text:p>
          </table:table-cell>
          <table:table-cell table:style-name="ce2" table:formula="of:=AVERAGE([.M9:.M13])" office:value-type="float" office:value="0.09866962" calcext:value-type="float">
            <text:p>0,0986696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3</text:p>
          </table:table-cell>
          <table:table-cell table:style-name="ce2" table:formula="of:=AVERAGE([.B14:.B18])" office:value-type="float" office:value="57.738342" calcext:value-type="float">
            <text:p>57,738342</text:p>
          </table:table-cell>
          <table:table-cell table:style-name="ce2" table:formula="of:=AVERAGE([.C14:.C18])" office:value-type="float" office:value="40.555118" calcext:value-type="float">
            <text:p>40,555118</text:p>
          </table:table-cell>
          <table:table-cell table:style-name="ce2" table:formula="of:=AVERAGE([.D14:.D18])" office:value-type="float" office:value="84.890894" calcext:value-type="float">
            <text:p>84,890894</text:p>
          </table:table-cell>
          <table:table-cell table:style-name="ce2" table:formula="of:=AVERAGE([.E14:.E18])" office:value-type="float" office:value="0.28312678" calcext:value-type="float">
            <text:p>0,2831267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3</text:p>
          </table:table-cell>
          <table:table-cell table:style-name="ce2" table:formula="of:=AVERAGE([.J14:.J18])" office:value-type="float" office:value="17.021764" calcext:value-type="float">
            <text:p>17,021764</text:p>
          </table:table-cell>
          <table:table-cell table:style-name="ce2" table:formula="of:=AVERAGE([.K14:.K18])" office:value-type="float" office:value="12.538644" calcext:value-type="float">
            <text:p>12,538644</text:p>
          </table:table-cell>
          <table:table-cell table:style-name="ce2" table:formula="of:=AVERAGE([.L14:.L18])" office:value-type="float" office:value="72.020128" calcext:value-type="float">
            <text:p>72,020128</text:p>
          </table:table-cell>
          <table:table-cell table:style-name="ce2" table:formula="of:=AVERAGE([.M14:.M18])" office:value-type="float" office:value="0.09175764" calcext:value-type="float">
            <text:p>0,0917576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1</text:p>
          </table:table-cell>
          <table:table-cell table:style-name="ce2" table:formula="of:=AVERAGE([.B19:.B23])" office:value-type="float" office:value="56.265278" calcext:value-type="float">
            <text:p>56,265278</text:p>
          </table:table-cell>
          <table:table-cell table:style-name="ce2" table:formula="of:=AVERAGE([.C19:.C23])" office:value-type="float" office:value="40.151212" calcext:value-type="float">
            <text:p>40,151212</text:p>
          </table:table-cell>
          <table:table-cell table:style-name="ce2" table:formula="of:=AVERAGE([.D19:.D23])" office:value-type="float" office:value="85.614488" calcext:value-type="float">
            <text:p>85,614488</text:p>
          </table:table-cell>
          <table:table-cell table:style-name="ce2" table:formula="of:=AVERAGE([.E19:.E23])" office:value-type="float" office:value="0.31878046" calcext:value-type="float">
            <text:p>0,3187804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1</text:p>
          </table:table-cell>
          <table:table-cell table:style-name="ce2" table:formula="of:=AVERAGE([.J19:.J23])" office:value-type="float" office:value="17.396772" calcext:value-type="float">
            <text:p>17,396772</text:p>
          </table:table-cell>
          <table:table-cell table:style-name="ce2" table:formula="of:=AVERAGE([.K19:.K23])" office:value-type="float" office:value="12.681982" calcext:value-type="float">
            <text:p>12,681982</text:p>
          </table:table-cell>
          <table:table-cell table:style-name="ce2" table:formula="of:=AVERAGE([.L19:.L23])" office:value-type="float" office:value="71.884724" calcext:value-type="float">
            <text:p>71,884724</text:p>
          </table:table-cell>
          <table:table-cell table:style-name="ce2" table:formula="of:=AVERAGE([.M19:.M23])" office:value-type="float" office:value="0.04969274" calcext:value-type="float">
            <text:p>0,0496927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table:style-name="ce1" office:value-type="string" calcext:value-type="string">
            <text:p>mlp_5_5_th_0.5</text:p>
          </table:table-cell>
          <table:table-cell office:value-type="float" office:value="54.096122" calcext:value-type="float">
            <text:p>54,096122</text:p>
          </table:table-cell>
          <table:table-cell office:value-type="float" office:value="38.423912" calcext:value-type="float">
            <text:p>38,423912</text:p>
          </table:table-cell>
          <table:table-cell office:value-type="float" office:value="81.948028" calcext:value-type="float">
            <text:p>81,948028</text:p>
          </table:table-cell>
          <table:table-cell office:value-type="float" office:value="0.37202854" calcext:value-type="float">
            <text:p>0,3720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 table:style-name="Default"/>
          <table:table-cell table:style-name="ce1" office:value-type="string" calcext:value-type="string">
            <text:p>mlp_4_3_th_0.7</text:p>
          </table:table-cell>
          <table:table-cell office:value-type="float" office:value="16.794252" calcext:value-type="float">
            <text:p>16,794252</text:p>
          </table:table-cell>
          <table:table-cell office:value-type="float" office:value="12.673062" calcext:value-type="float">
            <text:p>12,673062</text:p>
          </table:table-cell>
          <table:table-cell office:value-type="float" office:value="75.094622" calcext:value-type="float">
            <text:p>75,094622</text:p>
          </table:table-cell>
          <table:table-cell office:value-type="float" office:value="0.11620618" calcext:value-type="float">
            <text:p>0,116206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7</text:p>
          </table:table-cell>
          <table:table-cell office:value-type="float" office:value="54.247254" calcext:value-type="float">
            <text:p>54,247254</text:p>
          </table:table-cell>
          <table:table-cell office:value-type="float" office:value="37.879924" calcext:value-type="float">
            <text:p>37,879924</text:p>
          </table:table-cell>
          <table:table-cell office:value-type="float" office:value="76.919006" calcext:value-type="float">
            <text:p>76,919006</text:p>
          </table:table-cell>
          <table:table-cell office:value-type="float" office:value="0.36859724" calcext:value-type="float">
            <text:p>0,36859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 table:style-name="Default"/>
          <table:table-cell table:style-name="ce1" office:value-type="string" calcext:value-type="string">
            <text:p>mlp_4_3_th_0.5</text:p>
          </table:table-cell>
          <table:table-cell office:value-type="float" office:value="16.961554" calcext:value-type="float">
            <text:p>16,961554</text:p>
          </table:table-cell>
          <table:table-cell office:value-type="float" office:value="12.612044" calcext:value-type="float">
            <text:p>12,612044</text:p>
          </table:table-cell>
          <table:table-cell office:value-type="float" office:value="73.696042" calcext:value-type="float">
            <text:p>73,696042</text:p>
          </table:table-cell>
          <table:table-cell office:value-type="float" office:value="0.09866962" calcext:value-type="float">
            <text:p>0,098669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1</text:p>
          </table:table-cell>
          <table:table-cell office:value-type="float" office:value="56.265278" calcext:value-type="float">
            <text:p>56,265278</text:p>
          </table:table-cell>
          <table:table-cell office:value-type="float" office:value="40.151212" calcext:value-type="float">
            <text:p>40,151212</text:p>
          </table:table-cell>
          <table:table-cell office:value-type="float" office:value="85.614488" calcext:value-type="float">
            <text:p>85,614488</text:p>
          </table:table-cell>
          <table:table-cell office:value-type="float" office:value="0.31878046" calcext:value-type="float">
            <text:p>0,318780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 table:style-name="Default"/>
          <table:table-cell table:style-name="ce1" office:value-type="string" calcext:value-type="string">
            <text:p>mlp_4_3_th_0.3</text:p>
          </table:table-cell>
          <table:table-cell office:value-type="float" office:value="17.021764" calcext:value-type="float">
            <text:p>17,021764</text:p>
          </table:table-cell>
          <table:table-cell office:value-type="float" office:value="12.538644" calcext:value-type="float">
            <text:p>12,538644</text:p>
          </table:table-cell>
          <table:table-cell office:value-type="float" office:value="72.020128" calcext:value-type="float">
            <text:p>72,020128</text:p>
          </table:table-cell>
          <table:table-cell office:value-type="float" office:value="0.09175764" calcext:value-type="float">
            <text:p>0,091757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3</text:p>
          </table:table-cell>
          <table:table-cell office:value-type="float" office:value="57.738342" calcext:value-type="float">
            <text:p>57,738342</text:p>
          </table:table-cell>
          <table:table-cell office:value-type="float" office:value="40.555118" calcext:value-type="float">
            <text:p>40,555118</text:p>
          </table:table-cell>
          <table:table-cell office:value-type="float" office:value="84.890894" calcext:value-type="float">
            <text:p>84,890894</text:p>
          </table:table-cell>
          <table:table-cell office:value-type="float" office:value="0.28312678" calcext:value-type="float">
            <text:p>0,283126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 table:style-name="Default"/>
          <table:table-cell table:style-name="ce1" office:value-type="string" calcext:value-type="string">
            <text:p>mlp_4_3_th_0.1</text:p>
          </table:table-cell>
          <table:table-cell office:value-type="float" office:value="17.396772" calcext:value-type="float">
            <text:p>17,396772</text:p>
          </table:table-cell>
          <table:table-cell office:value-type="float" office:value="12.681982" calcext:value-type="float">
            <text:p>12,681982</text:p>
          </table:table-cell>
          <table:table-cell office:value-type="float" office:value="71.884724" calcext:value-type="float">
            <text:p>71,884724</text:p>
          </table:table-cell>
          <table:table-cell office:value-type="float" office:value="0.04969274" calcext:value-type="float">
            <text:p>0,049692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p1_5_5_th_0.7 </text:p>
          </table:table-cell>
          <table:table-cell office:value-type="float" office:value="8.579487" calcext:value-type="float">
            <text:p>8,579487</text:p>
          </table:table-cell>
          <table:table-cell office:value-type="float" office:value="6.730898" calcext:value-type="float">
            <text:p>6,730898</text:p>
          </table:table-cell>
          <table:table-cell office:value-type="float" office:value="51.00393" calcext:value-type="float">
            <text:p>51,00393</text:p>
          </table:table-cell>
          <table:table-cell office:value-type="float" office:value="0.2021447" calcext:value-type="float">
            <text:p>0,20214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7 </text:p>
          </table:table-cell>
          <table:table-cell office:value-type="float" office:value="25.5057" calcext:value-type="float">
            <text:p>25,5057</text:p>
          </table:table-cell>
          <table:table-cell office:value-type="float" office:value="18.42567" calcext:value-type="float">
            <text:p>18,42567</text:p>
          </table:table-cell>
          <table:table-cell office:value-type="float" office:value="73.5652" calcext:value-type="float">
            <text:p>73,5652</text:p>
          </table:table-cell>
          <table:table-cell office:value-type="float" office:value="0.2354291" calcext:value-type="float">
            <text:p>0,2354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7 </text:p>
          </table:table-cell>
          <table:table-cell office:value-type="float" office:value="8.830576" calcext:value-type="float">
            <text:p>8,830576</text:p>
          </table:table-cell>
          <table:table-cell office:value-type="float" office:value="6.839479" calcext:value-type="float">
            <text:p>6,839479</text:p>
          </table:table-cell>
          <table:table-cell office:value-type="float" office:value="51.3028" calcext:value-type="float">
            <text:p>51,3028</text:p>
          </table:table-cell>
          <table:table-cell office:value-type="float" office:value="0.1547611" calcext:value-type="float">
            <text:p>0,15476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7 </text:p>
          </table:table-cell>
          <table:table-cell office:value-type="float" office:value="26.08922" calcext:value-type="float">
            <text:p>26,08922</text:p>
          </table:table-cell>
          <table:table-cell office:value-type="float" office:value="19.353" calcext:value-type="float">
            <text:p>19,353</text:p>
          </table:table-cell>
          <table:table-cell office:value-type="float" office:value="79.62994" calcext:value-type="float">
            <text:p>79,62994</text:p>
          </table:table-cell>
          <table:table-cell office:value-type="float" office:value="0.2000453" calcext:value-type="float">
            <text:p>0,20004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7 </text:p>
          </table:table-cell>
          <table:table-cell office:value-type="float" office:value="8.780874" calcext:value-type="float">
            <text:p>8,780874</text:p>
          </table:table-cell>
          <table:table-cell office:value-type="float" office:value="6.727276" calcext:value-type="float">
            <text:p>6,727276</text:p>
          </table:table-cell>
          <table:table-cell office:value-type="float" office:value="49.96312" calcext:value-type="float">
            <text:p>49,96312</text:p>
          </table:table-cell>
          <table:table-cell office:value-type="float" office:value="0.1642489" calcext:value-type="float">
            <text:p>0,16424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7 </text:p>
          </table:table-cell>
          <table:table-cell office:value-type="float" office:value="26.78985" calcext:value-type="float">
            <text:p>26,78985</text:p>
          </table:table-cell>
          <table:table-cell office:value-type="float" office:value="19.78124" calcext:value-type="float">
            <text:p>19,78124</text:p>
          </table:table-cell>
          <table:table-cell office:value-type="float" office:value="74.37641" calcext:value-type="float">
            <text:p>74,37641</text:p>
          </table:table-cell>
          <table:table-cell office:value-type="float" office:value="0.1565025" calcext:value-type="float">
            <text:p>0,1565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7 </text:p>
          </table:table-cell>
          <table:table-cell office:value-type="float" office:value="8.786234" calcext:value-type="float">
            <text:p>8,786234</text:p>
          </table:table-cell>
          <table:table-cell office:value-type="float" office:value="6.839225" calcext:value-type="float">
            <text:p>6,839225</text:p>
          </table:table-cell>
          <table:table-cell office:value-type="float" office:value="51.67278" calcext:value-type="float">
            <text:p>51,67278</text:p>
          </table:table-cell>
          <table:table-cell office:value-type="float" office:value="0.1632283" calcext:value-type="float">
            <text:p>0,16322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7 </text:p>
          </table:table-cell>
          <table:table-cell office:value-type="float" office:value="25.47326" calcext:value-type="float">
            <text:p>25,47326</text:p>
          </table:table-cell>
          <table:table-cell office:value-type="float" office:value="18.09358" calcext:value-type="float">
            <text:p>18,09358</text:p>
          </table:table-cell>
          <table:table-cell office:value-type="float" office:value="64.5361" calcext:value-type="float">
            <text:p>64,5361</text:p>
          </table:table-cell>
          <table:table-cell office:value-type="float" office:value="0.2373726" calcext:value-type="float">
            <text:p>0,2373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5_5_th_0.7 </text:p>
          </table:table-cell>
          <table:table-cell office:value-type="float" office:value="8.692572" calcext:value-type="float">
            <text:p>8,692572</text:p>
          </table:table-cell>
          <table:table-cell office:value-type="float" office:value="6.71348" calcext:value-type="float">
            <text:p>6,71348</text:p>
          </table:table-cell>
          <table:table-cell office:value-type="float" office:value="48.61381" calcext:value-type="float">
            <text:p>48,61381</text:p>
          </table:table-cell>
          <table:table-cell office:value-type="float" office:value="0.1809733" calcext:value-type="float">
            <text:p>0,18097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2_th_0.7 </text:p>
          </table:table-cell>
          <table:table-cell office:value-type="float" office:value="26.08148" calcext:value-type="float">
            <text:p>26,08148</text:p>
          </table:table-cell>
          <table:table-cell office:value-type="float" office:value="19.0959" calcext:value-type="float">
            <text:p>19,0959</text:p>
          </table:table-cell>
          <table:table-cell office:value-type="float" office:value="73.09706" calcext:value-type="float">
            <text:p>73,09706</text:p>
          </table:table-cell>
          <table:table-cell office:value-type="float" office:value="0.2005201" calcext:value-type="float">
            <text:p>0,2005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5 </text:p>
          </table:table-cell>
          <table:table-cell office:value-type="float" office:value="8.940177" calcext:value-type="float">
            <text:p>8,940177</text:p>
          </table:table-cell>
          <table:table-cell office:value-type="float" office:value="6.947177" calcext:value-type="float">
            <text:p>6,947177</text:p>
          </table:table-cell>
          <table:table-cell office:value-type="float" office:value="52.7589" calcext:value-type="float">
            <text:p>52,7589</text:p>
          </table:table-cell>
          <table:table-cell office:value-type="float" office:value="0.1336494" calcext:value-type="float">
            <text:p>0,13364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5 </text:p>
          </table:table-cell>
          <table:table-cell office:value-type="float" office:value="25.47204" calcext:value-type="float">
            <text:p>25,47204</text:p>
          </table:table-cell>
          <table:table-cell office:value-type="float" office:value="18.32129" calcext:value-type="float">
            <text:p>18,32129</text:p>
          </table:table-cell>
          <table:table-cell office:value-type="float" office:value="68.78456" calcext:value-type="float">
            <text:p>68,78456</text:p>
          </table:table-cell>
          <table:table-cell office:value-type="float" office:value="0.2374459" calcext:value-type="float">
            <text:p>0,23744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5 </text:p>
          </table:table-cell>
          <table:table-cell office:value-type="float" office:value="8.894617" calcext:value-type="float">
            <text:p>8,894617</text:p>
          </table:table-cell>
          <table:table-cell office:value-type="float" office:value="6.982776" calcext:value-type="float">
            <text:p>6,982776</text:p>
          </table:table-cell>
          <table:table-cell office:value-type="float" office:value="52.031" calcext:value-type="float">
            <text:p>52,031</text:p>
          </table:table-cell>
          <table:table-cell office:value-type="float" office:value="0.1424569" calcext:value-type="float">
            <text:p>0,14245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5 </text:p>
          </table:table-cell>
          <table:table-cell office:value-type="float" office:value="26.65788" calcext:value-type="float">
            <text:p>26,65788</text:p>
          </table:table-cell>
          <table:table-cell office:value-type="float" office:value="19.42592" calcext:value-type="float">
            <text:p>19,42592</text:p>
          </table:table-cell>
          <table:table-cell office:value-type="float" office:value="74.98397" calcext:value-type="float">
            <text:p>74,98397</text:p>
          </table:table-cell>
          <table:table-cell office:value-type="float" office:value="0.1647923" calcext:value-type="float">
            <text:p>0,16479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5 </text:p>
          </table:table-cell>
          <table:table-cell office:value-type="float" office:value="8.585865" calcext:value-type="float">
            <text:p>8,585865</text:p>
          </table:table-cell>
          <table:table-cell office:value-type="float" office:value="6.584931" calcext:value-type="float">
            <text:p>6,584931</text:p>
          </table:table-cell>
          <table:table-cell office:value-type="float" office:value="47.93562" calcext:value-type="float">
            <text:p>47,93562</text:p>
          </table:table-cell>
          <table:table-cell office:value-type="float" office:value="0.200958" calcext:value-type="float">
            <text:p>0,2009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5 </text:p>
          </table:table-cell>
          <table:table-cell office:value-type="float" office:value="25.83866" calcext:value-type="float">
            <text:p>25,83866</text:p>
          </table:table-cell>
          <table:table-cell office:value-type="float" office:value="18.91486" calcext:value-type="float">
            <text:p>18,91486</text:p>
          </table:table-cell>
          <table:table-cell office:value-type="float" office:value="74.56565" calcext:value-type="float">
            <text:p>74,56565</text:p>
          </table:table-cell>
          <table:table-cell office:value-type="float" office:value="0.2153369" calcext:value-type="float">
            <text:p>0,21533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5 </text:p>
          </table:table-cell>
          <table:table-cell office:value-type="float" office:value="8.892549" calcext:value-type="float">
            <text:p>8,892549</text:p>
          </table:table-cell>
          <table:table-cell office:value-type="float" office:value="6.836237" calcext:value-type="float">
            <text:p>6,836237</text:p>
          </table:table-cell>
          <table:table-cell office:value-type="float" office:value="49.23869" calcext:value-type="float">
            <text:p>49,23869</text:p>
          </table:table-cell>
          <table:table-cell office:value-type="float" office:value="0.1428556" calcext:value-type="float">
            <text:p>0,1428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5 </text:p>
          </table:table-cell>
          <table:table-cell office:value-type="float" office:value="25.90475" calcext:value-type="float">
            <text:p>25,90475</text:p>
          </table:table-cell>
          <table:table-cell office:value-type="float" office:value="19.03598" calcext:value-type="float">
            <text:p>19,03598</text:p>
          </table:table-cell>
          <table:table-cell office:value-type="float" office:value="76.44769" calcext:value-type="float">
            <text:p>76,44769</text:p>
          </table:table-cell>
          <table:table-cell office:value-type="float" office:value="0.2113179" calcext:value-type="float">
            <text:p>0,21131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3_5_th_0.5 </text:p>
          </table:table-cell>
          <table:table-cell office:value-type="float" office:value="8.693234" calcext:value-type="float">
            <text:p>8,693234</text:p>
          </table:table-cell>
          <table:table-cell office:value-type="float" office:value="6.769617" calcext:value-type="float">
            <text:p>6,769617</text:p>
          </table:table-cell>
          <table:table-cell office:value-type="float" office:value="49.88867" calcext:value-type="float">
            <text:p>49,88867</text:p>
          </table:table-cell>
          <table:table-cell office:value-type="float" office:value="0.1808485" calcext:value-type="float">
            <text:p>0,18084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2_th_0.5 </text:p>
          </table:table-cell>
          <table:table-cell office:value-type="float" office:value="25.80833" calcext:value-type="float">
            <text:p>25,80833</text:p>
          </table:table-cell>
          <table:table-cell office:value-type="float" office:value="18.55222" calcext:value-type="float">
            <text:p>18,55222</text:p>
          </table:table-cell>
          <table:table-cell office:value-type="float" office:value="70.0907" calcext:value-type="float">
            <text:p>70,0907</text:p>
          </table:table-cell>
          <table:table-cell office:value-type="float" office:value="0.2171779" calcext:value-type="float">
            <text:p>0,2171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3 </text:p>
          </table:table-cell>
          <table:table-cell office:value-type="float" office:value="8.745404" calcext:value-type="float">
            <text:p>8,745404</text:p>
          </table:table-cell>
          <table:table-cell office:value-type="float" office:value="6.815161" calcext:value-type="float">
            <text:p>6,815161</text:p>
          </table:table-cell>
          <table:table-cell office:value-type="float" office:value="50.32858" calcext:value-type="float">
            <text:p>50,32858</text:p>
          </table:table-cell>
          <table:table-cell office:value-type="float" office:value="0.1709872" calcext:value-type="float">
            <text:p>0,17098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3 </text:p>
          </table:table-cell>
          <table:table-cell office:value-type="float" office:value="25.65226" calcext:value-type="float">
            <text:p>25,65226</text:p>
          </table:table-cell>
          <table:table-cell office:value-type="float" office:value="18.69638" calcext:value-type="float">
            <text:p>18,69638</text:p>
          </table:table-cell>
          <table:table-cell office:value-type="float" office:value="75.08769" calcext:value-type="float">
            <text:p>75,08769</text:p>
          </table:table-cell>
          <table:table-cell office:value-type="float" office:value="0.2266173" calcext:value-type="float">
            <text:p>0,22661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3 </text:p>
          </table:table-cell>
          <table:table-cell office:value-type="float" office:value="9.041558" calcext:value-type="float">
            <text:p>9,041558</text:p>
          </table:table-cell>
          <table:table-cell office:value-type="float" office:value="6.991698" calcext:value-type="float">
            <text:p>6,991698</text:p>
          </table:table-cell>
          <table:table-cell office:value-type="float" office:value="51.09315" calcext:value-type="float">
            <text:p>51,09315</text:p>
          </table:table-cell>
          <table:table-cell office:value-type="float" office:value="0.1138893" calcext:value-type="float">
            <text:p>0,1138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3 </text:p>
          </table:table-cell>
          <table:table-cell office:value-type="float" office:value="25.7544" calcext:value-type="float">
            <text:p>25,7544</text:p>
          </table:table-cell>
          <table:table-cell office:value-type="float" office:value="19.04348" calcext:value-type="float">
            <text:p>19,04348</text:p>
          </table:table-cell>
          <table:table-cell office:value-type="float" office:value="77.93689" calcext:value-type="float">
            <text:p>77,93689</text:p>
          </table:table-cell>
          <table:table-cell office:value-type="float" office:value="0.2204463" calcext:value-type="float">
            <text:p>0,22044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3 </text:p>
          </table:table-cell>
          <table:table-cell office:value-type="float" office:value="8.848188" calcext:value-type="float">
            <text:p>8,848188</text:p>
          </table:table-cell>
          <table:table-cell office:value-type="float" office:value="6.735841" calcext:value-type="float">
            <text:p>6,735841</text:p>
          </table:table-cell>
          <table:table-cell office:value-type="float" office:value="48.17632" calcext:value-type="float">
            <text:p>48,17632</text:p>
          </table:table-cell>
          <table:table-cell office:value-type="float" office:value="0.1513861" calcext:value-type="float">
            <text:p>0,1513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3 </text:p>
          </table:table-cell>
          <table:table-cell office:value-type="float" office:value="27.19511" calcext:value-type="float">
            <text:p>27,19511</text:p>
          </table:table-cell>
          <table:table-cell office:value-type="float" office:value="20.27206" calcext:value-type="float">
            <text:p>20,27206</text:p>
          </table:table-cell>
          <table:table-cell office:value-type="float" office:value="78.56574" calcext:value-type="float">
            <text:p>78,56574</text:p>
          </table:table-cell>
          <table:table-cell office:value-type="float" office:value="0.13079" calcext:value-type="float">
            <text:p>0,130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3 </text:p>
          </table:table-cell>
          <table:table-cell office:value-type="float" office:value="8.892943" calcext:value-type="float">
            <text:p>8,892943</text:p>
          </table:table-cell>
          <table:table-cell office:value-type="float" office:value="6.926182" calcext:value-type="float">
            <text:p>6,926182</text:p>
          </table:table-cell>
          <table:table-cell office:value-type="float" office:value="51.77056" calcext:value-type="float">
            <text:p>51,77056</text:p>
          </table:table-cell>
          <table:table-cell office:value-type="float" office:value="0.1427796" calcext:value-type="float">
            <text:p>0,1427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3 </text:p>
          </table:table-cell>
          <table:table-cell office:value-type="float" office:value="24.96087" calcext:value-type="float">
            <text:p>24,96087</text:p>
          </table:table-cell>
          <table:table-cell office:value-type="float" office:value="17.69172" calcext:value-type="float">
            <text:p>17,69172</text:p>
          </table:table-cell>
          <table:table-cell office:value-type="float" office:value="65.37619" calcext:value-type="float">
            <text:p>65,37619</text:p>
          </table:table-cell>
          <table:table-cell office:value-type="float" office:value="0.2677444" calcext:value-type="float">
            <text:p>0,26774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5_5_th_0.3 </text:p>
          </table:table-cell>
          <table:table-cell office:value-type="float" office:value="9.054049" calcext:value-type="float">
            <text:p>9,054049</text:p>
          </table:table-cell>
          <table:table-cell office:value-type="float" office:value="7.025448" calcext:value-type="float">
            <text:p>7,025448</text:p>
          </table:table-cell>
          <table:table-cell office:value-type="float" office:value="48.91243" calcext:value-type="float">
            <text:p>48,91243</text:p>
          </table:table-cell>
          <table:table-cell office:value-type="float" office:value="0.1114393" calcext:value-type="float">
            <text:p>0,1114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5_th_0.3 </text:p>
          </table:table-cell>
          <table:table-cell office:value-type="float" office:value="25.78717" calcext:value-type="float">
            <text:p>25,78717</text:p>
          </table:table-cell>
          <table:table-cell office:value-type="float" office:value="18.74345" calcext:value-type="float">
            <text:p>18,74345</text:p>
          </table:table-cell>
          <table:table-cell office:value-type="float" office:value="72.20313" calcext:value-type="float">
            <text:p>72,20313</text:p>
          </table:table-cell>
          <table:table-cell office:value-type="float" office:value="0.2184609" calcext:value-type="float">
            <text:p>0,21846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1 </text:p>
          </table:table-cell>
          <table:table-cell office:value-type="float" office:value="9.194065" calcext:value-type="float">
            <text:p>9,194065</text:p>
          </table:table-cell>
          <table:table-cell office:value-type="float" office:value="7.092523" calcext:value-type="float">
            <text:p>7,092523</text:p>
          </table:table-cell>
          <table:table-cell office:value-type="float" office:value="52.60626" calcext:value-type="float">
            <text:p>52,60626</text:p>
          </table:table-cell>
          <table:table-cell office:value-type="float" office:value="0.0837444" calcext:value-type="float">
            <text:p>0,08374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1 </text:p>
          </table:table-cell>
          <table:table-cell office:value-type="float" office:value="25.58705" calcext:value-type="float">
            <text:p>25,58705</text:p>
          </table:table-cell>
          <table:table-cell office:value-type="float" office:value="18.86273" calcext:value-type="float">
            <text:p>18,86273</text:p>
          </table:table-cell>
          <table:table-cell office:value-type="float" office:value="74.07245" calcext:value-type="float">
            <text:p>74,07245</text:p>
          </table:table-cell>
          <table:table-cell office:value-type="float" office:value="0.2305441" calcext:value-type="float">
            <text:p>0,23054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1 </text:p>
          </table:table-cell>
          <table:table-cell office:value-type="float" office:value="9.89925" calcext:value-type="float">
            <text:p>9,89925</text:p>
          </table:table-cell>
          <table:table-cell office:value-type="float" office:value="7.876516" calcext:value-type="float">
            <text:p>7,876516</text:p>
          </table:table-cell>
          <table:table-cell office:value-type="float" office:value="57.20506" calcext:value-type="float">
            <text:p>57,20506</text:p>
          </table:table-cell>
          <table:table-cell office:value-type="float" office:value="-0.0621995" calcext:value-type="float">
            <text:p>-0,06219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1 </text:p>
          </table:table-cell>
          <table:table-cell office:value-type="float" office:value="26.56094" calcext:value-type="float">
            <text:p>26,56094</text:p>
          </table:table-cell>
          <table:table-cell office:value-type="float" office:value="19.79448" calcext:value-type="float">
            <text:p>19,79448</text:p>
          </table:table-cell>
          <table:table-cell office:value-type="float" office:value="80.45451" calcext:value-type="float">
            <text:p>80,45451</text:p>
          </table:table-cell>
          <table:table-cell office:value-type="float" office:value="0.170856" calcext:value-type="float">
            <text:p>0,1708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1 </text:p>
          </table:table-cell>
          <table:table-cell office:value-type="float" office:value="9.359312" calcext:value-type="float">
            <text:p>9,359312</text:p>
          </table:table-cell>
          <table:table-cell office:value-type="float" office:value="7.166918" calcext:value-type="float">
            <text:p>7,166918</text:p>
          </table:table-cell>
          <table:table-cell office:value-type="float" office:value="49.62743" calcext:value-type="float">
            <text:p>49,62743</text:p>
          </table:table-cell>
          <table:table-cell office:value-type="float" office:value="0.0505124" calcext:value-type="float">
            <text:p>0,0505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1 </text:p>
          </table:table-cell>
          <table:table-cell office:value-type="float" office:value="25.65815" calcext:value-type="float">
            <text:p>25,65815</text:p>
          </table:table-cell>
          <table:table-cell office:value-type="float" office:value="18.86091" calcext:value-type="float">
            <text:p>18,86091</text:p>
          </table:table-cell>
          <table:table-cell office:value-type="float" office:value="74.1852" calcext:value-type="float">
            <text:p>74,1852</text:p>
          </table:table-cell>
          <table:table-cell office:value-type="float" office:value="0.2262619" calcext:value-type="float">
            <text:p>0,22626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1 </text:p>
          </table:table-cell>
          <table:table-cell office:value-type="float" office:value="9.336123" calcext:value-type="float">
            <text:p>9,336123</text:p>
          </table:table-cell>
          <table:table-cell office:value-type="float" office:value="7.277273" calcext:value-type="float">
            <text:p>7,277273</text:p>
          </table:table-cell>
          <table:table-cell office:value-type="float" office:value="50.12783" calcext:value-type="float">
            <text:p>50,12783</text:p>
          </table:table-cell>
          <table:table-cell office:value-type="float" office:value="0.0552115" calcext:value-type="float">
            <text:p>0,0552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1 </text:p>
          </table:table-cell>
          <table:table-cell office:value-type="float" office:value="25.87594" calcext:value-type="float">
            <text:p>25,87594</text:p>
          </table:table-cell>
          <table:table-cell office:value-type="float" office:value="19.5449" calcext:value-type="float">
            <text:p>19,5449</text:p>
          </table:table-cell>
          <table:table-cell office:value-type="float" office:value="83.71202" calcext:value-type="float">
            <text:p>83,71202</text:p>
          </table:table-cell>
          <table:table-cell office:value-type="float" office:value="0.2130713" calcext:value-type="float">
            <text:p>0,21307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4_5_th_0.1 </text:p>
          </table:table-cell>
          <table:table-cell office:value-type="float" office:value="9.171205" calcext:value-type="float">
            <text:p>9,171205</text:p>
          </table:table-cell>
          <table:table-cell office:value-type="float" office:value="7.042276" calcext:value-type="float">
            <text:p>7,042276</text:p>
          </table:table-cell>
          <table:table-cell office:value-type="float" office:value="49.25703" calcext:value-type="float">
            <text:p>49,25703</text:p>
          </table:table-cell>
          <table:table-cell office:value-type="float" office:value="0.0882952" calcext:value-type="float">
            <text:p>0,08829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2_th_0.1 </text:p>
          </table:table-cell>
          <table:table-cell office:value-type="float" office:value="26.07858" calcext:value-type="float">
            <text:p>26,07858</text:p>
          </table:table-cell>
          <table:table-cell office:value-type="float" office:value="18.98087" calcext:value-type="float">
            <text:p>18,98087</text:p>
          </table:table-cell>
          <table:table-cell office:value-type="float" office:value="77.27412" calcext:value-type="float">
            <text:p>77,27412</text:p>
          </table:table-cell>
          <table:table-cell office:value-type="float" office:value="0.2006974" calcext:value-type="float">
            <text:p>0,20069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style-name="ce1" office:value-type="string" calcext:value-type="string">
            <text:p>mlp_5_5_th_0.7 </text:p>
          </table:table-cell>
          <table:table-cell table:style-name="ce2" table:formula="of:=AVERAGE([.B37:.B41])" office:value-type="float" office:value="8.7339486" calcext:value-type="float">
            <text:p>8,7339486</text:p>
          </table:table-cell>
          <table:table-cell table:style-name="ce2" table:formula="of:=AVERAGE([.C37:.C41])" office:value-type="float" office:value="6.7700716" calcext:value-type="float">
            <text:p>6,7700716</text:p>
          </table:table-cell>
          <table:table-cell table:style-name="ce2" table:formula="of:=AVERAGE([.D37:.D41])" office:value-type="float" office:value="50.511288" calcext:value-type="float">
            <text:p>50,511288</text:p>
          </table:table-cell>
          <table:table-cell table:style-name="ce2" table:formula="of:=AVERAGE([.E37:.E41])" office:value-type="float" office:value="0.17307126" calcext:value-type="float">
            <text:p>0,17307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7</text:p>
          </table:table-cell>
          <table:table-cell table:style-name="ce2" table:formula="of:=AVERAGE([.J37:.J41])" office:value-type="float" office:value="25.987902" calcext:value-type="float">
            <text:p>25,987902</text:p>
          </table:table-cell>
          <table:table-cell table:style-name="ce2" table:formula="of:=AVERAGE([.K37:.K41])" office:value-type="float" office:value="18.949878" calcext:value-type="float">
            <text:p>18,949878</text:p>
          </table:table-cell>
          <table:table-cell table:style-name="ce2" table:formula="of:=AVERAGE([.L37:.L41])" office:value-type="float" office:value="73.040942" calcext:value-type="float">
            <text:p>73,040942</text:p>
          </table:table-cell>
          <table:table-cell table:style-name="ce2" table:formula="of:=AVERAGE([.M37:.M41])" office:value-type="float" office:value="0.20597392" calcext:value-type="float">
            <text:p>0,205973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5 </text:p>
          </table:table-cell>
          <table:table-cell table:style-name="ce2" table:formula="of:=AVERAGE([.B42:.B46])" office:value-type="float" office:value="8.8012884" calcext:value-type="float">
            <text:p>8,8012884</text:p>
          </table:table-cell>
          <table:table-cell table:style-name="ce2" table:formula="of:=AVERAGE([.C42:.C46])" office:value-type="float" office:value="6.8241476" calcext:value-type="float">
            <text:p>6,8241476</text:p>
          </table:table-cell>
          <table:table-cell table:style-name="ce2" table:formula="of:=AVERAGE([.D42:.D46])" office:value-type="float" office:value="50.370576" calcext:value-type="float">
            <text:p>50,370576</text:p>
          </table:table-cell>
          <table:table-cell table:style-name="ce2" table:formula="of:=AVERAGE([.E42:.E46])" office:value-type="float" office:value="0.16015368" calcext:value-type="float">
            <text:p>0,160153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5</text:p>
          </table:table-cell>
          <table:table-cell table:style-name="ce2" table:formula="of:=AVERAGE([.J42:.J46])" office:value-type="float" office:value="25.936332" calcext:value-type="float">
            <text:p>25,936332</text:p>
          </table:table-cell>
          <table:table-cell table:style-name="ce2" table:formula="of:=AVERAGE([.K42:.K46])" office:value-type="float" office:value="18.850054" calcext:value-type="float">
            <text:p>18,850054</text:p>
          </table:table-cell>
          <table:table-cell table:style-name="ce2" table:formula="of:=AVERAGE([.L42:.L46])" office:value-type="float" office:value="72.974514" calcext:value-type="float">
            <text:p>72,974514</text:p>
          </table:table-cell>
          <table:table-cell table:style-name="ce2" table:formula="of:=AVERAGE([.M42:.M46])" office:value-type="float" office:value="0.20921418" calcext:value-type="float">
            <text:p>0,20921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3</text:p>
          </table:table-cell>
          <table:table-cell table:style-name="ce2" table:formula="of:=AVERAGE([.B47:.B51])" office:value-type="float" office:value="8.9164284" calcext:value-type="float">
            <text:p>8,9164284</text:p>
          </table:table-cell>
          <table:table-cell table:style-name="ce2" table:formula="of:=AVERAGE([.C47:.C51])" office:value-type="float" office:value="6.898866" calcext:value-type="float">
            <text:p>6,898866</text:p>
          </table:table-cell>
          <table:table-cell table:style-name="ce2" table:formula="of:=AVERAGE([.D47:.D51])" office:value-type="float" office:value="50.056208" calcext:value-type="float">
            <text:p>50,056208</text:p>
          </table:table-cell>
          <table:table-cell table:style-name="ce2" table:formula="of:=AVERAGE([.E47:.E51])" office:value-type="float" office:value="0.1380963" calcext:value-type="float">
            <text:p>0,13809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3</text:p>
          </table:table-cell>
          <table:table-cell table:style-name="ce2" table:formula="of:=AVERAGE([.J47:.J51])" office:value-type="float" office:value="25.869962" calcext:value-type="float">
            <text:p>25,869962</text:p>
          </table:table-cell>
          <table:table-cell table:style-name="ce2" table:formula="of:=AVERAGE([.K47:.K51])" office:value-type="float" office:value="18.889418" calcext:value-type="float">
            <text:p>18,889418</text:p>
          </table:table-cell>
          <table:table-cell table:style-name="ce2" table:formula="of:=AVERAGE([.L47:.L51])" office:value-type="float" office:value="73.833928" calcext:value-type="float">
            <text:p>73,833928</text:p>
          </table:table-cell>
          <table:table-cell table:style-name="ce2" table:formula="of:=AVERAGE([.M47:.M51])" office:value-type="float" office:value="0.21281178" calcext:value-type="float">
            <text:p>0,21281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1</text:p>
          </table:table-cell>
          <table:table-cell table:style-name="ce2" table:formula="of:=AVERAGE([.B52:.B56])" office:value-type="float" office:value="9.391991" calcext:value-type="float">
            <text:p>9,391991</text:p>
          </table:table-cell>
          <table:table-cell table:style-name="ce2" table:formula="of:=AVERAGE([.C52:.C56])" office:value-type="float" office:value="7.2911012" calcext:value-type="float">
            <text:p>7,2911012</text:p>
          </table:table-cell>
          <table:table-cell table:style-name="ce2" table:formula="of:=AVERAGE([.D52:.D56])" office:value-type="float" office:value="51.764722" calcext:value-type="float">
            <text:p>51,764722</text:p>
          </table:table-cell>
          <table:table-cell table:style-name="ce2" table:formula="of:=AVERAGE([.E52:.E56])" office:value-type="float" office:value="0.0431128" calcext:value-type="float">
            <text:p>0,0431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1</text:p>
          </table:table-cell>
          <table:table-cell table:style-name="ce2" table:formula="of:=AVERAGE([.J52:.J56])" office:value-type="float" office:value="25.952132" calcext:value-type="float">
            <text:p>25,952132</text:p>
          </table:table-cell>
          <table:table-cell table:style-name="ce2" table:formula="of:=AVERAGE([.K52:.K56])" office:value-type="float" office:value="19.208778" calcext:value-type="float">
            <text:p>19,208778</text:p>
          </table:table-cell>
          <table:table-cell table:style-name="ce2" table:formula="of:=AVERAGE([.L52:.L56])" office:value-type="float" office:value="77.93966" calcext:value-type="float">
            <text:p>77,93966</text:p>
          </table:table-cell>
          <table:table-cell table:style-name="ce2" table:formula="of:=AVERAGE([.M52:.M56])" office:value-type="float" office:value="0.20828614" calcext:value-type="float">
            <text:p>0,208286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table:style-name="ce1" office:value-type="string" calcext:value-type="string">
            <text:p>mlp_5_5_th_0.7 </text:p>
          </table:table-cell>
          <table:table-cell office:value-type="float" office:value="8.7339486" calcext:value-type="float">
            <text:p>8,7339486</text:p>
          </table:table-cell>
          <table:table-cell office:value-type="float" office:value="6.7700716" calcext:value-type="float">
            <text:p>6,7700716</text:p>
          </table:table-cell>
          <table:table-cell office:value-type="float" office:value="50.511288" calcext:value-type="float">
            <text:p>50,511288</text:p>
          </table:table-cell>
          <table:table-cell office:value-type="float" office:value="0.17307126" calcext:value-type="float">
            <text:p>0,17307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3</text:p>
          </table:table-cell>
          <table:table-cell office:value-type="float" office:value="25.869962" calcext:value-type="float">
            <text:p>25,869962</text:p>
          </table:table-cell>
          <table:table-cell office:value-type="float" office:value="18.889418" calcext:value-type="float">
            <text:p>18,889418</text:p>
          </table:table-cell>
          <table:table-cell office:value-type="float" office:value="73.833928" calcext:value-type="float">
            <text:p>73,833928</text:p>
          </table:table-cell>
          <table:table-cell office:value-type="float" office:value="0.21281178" calcext:value-type="float">
            <text:p>0,21281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5 </text:p>
          </table:table-cell>
          <table:table-cell office:value-type="float" office:value="8.8012884" calcext:value-type="float">
            <text:p>8,8012884</text:p>
          </table:table-cell>
          <table:table-cell office:value-type="float" office:value="6.8241476" calcext:value-type="float">
            <text:p>6,8241476</text:p>
          </table:table-cell>
          <table:table-cell office:value-type="float" office:value="50.370576" calcext:value-type="float">
            <text:p>50,370576</text:p>
          </table:table-cell>
          <table:table-cell office:value-type="float" office:value="0.16015368" calcext:value-type="float">
            <text:p>0,160153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 table:style-name="Default"/>
          <table:table-cell table:style-name="ce1" office:value-type="string" calcext:value-type="string">
            <text:p>Mlp_3_2_th_0.5</text:p>
          </table:table-cell>
          <table:table-cell office:value-type="float" office:value="25.936332" calcext:value-type="float">
            <text:p>25,936332</text:p>
          </table:table-cell>
          <table:table-cell office:value-type="float" office:value="18.850054" calcext:value-type="float">
            <text:p>18,850054</text:p>
          </table:table-cell>
          <table:table-cell office:value-type="float" office:value="72.974514" calcext:value-type="float">
            <text:p>72,974514</text:p>
          </table:table-cell>
          <table:table-cell office:value-type="float" office:value="0.20921418" calcext:value-type="float">
            <text:p>0,20921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3</text:p>
          </table:table-cell>
          <table:table-cell office:value-type="float" office:value="8.9164284" calcext:value-type="float">
            <text:p>8,9164284</text:p>
          </table:table-cell>
          <table:table-cell office:value-type="float" office:value="6.898866" calcext:value-type="float">
            <text:p>6,898866</text:p>
          </table:table-cell>
          <table:table-cell office:value-type="float" office:value="50.056208" calcext:value-type="float">
            <text:p>50,056208</text:p>
          </table:table-cell>
          <table:table-cell office:value-type="float" office:value="0.1380963" calcext:value-type="float">
            <text:p>0,13809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 table:style-name="Default"/>
          <table:table-cell table:style-name="ce1" office:value-type="string" calcext:value-type="string">
            <text:p>Mlp_3_2_th_0.1</text:p>
          </table:table-cell>
          <table:table-cell office:value-type="float" office:value="25.952132" calcext:value-type="float">
            <text:p>25,952132</text:p>
          </table:table-cell>
          <table:table-cell office:value-type="float" office:value="19.208778" calcext:value-type="float">
            <text:p>19,208778</text:p>
          </table:table-cell>
          <table:table-cell office:value-type="float" office:value="77.93966" calcext:value-type="float">
            <text:p>77,93966</text:p>
          </table:table-cell>
          <table:table-cell office:value-type="float" office:value="0.20828614" calcext:value-type="float">
            <text:p>0,208286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1</text:p>
          </table:table-cell>
          <table:table-cell office:value-type="float" office:value="9.391991" calcext:value-type="float">
            <text:p>9,391991</text:p>
          </table:table-cell>
          <table:table-cell office:value-type="float" office:value="7.2911012" calcext:value-type="float">
            <text:p>7,2911012</text:p>
          </table:table-cell>
          <table:table-cell office:value-type="float" office:value="51.764722" calcext:value-type="float">
            <text:p>51,764722</text:p>
          </table:table-cell>
          <table:table-cell office:value-type="float" office:value="0.0431128" calcext:value-type="float">
            <text:p>0,0431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 table:style-name="Default"/>
          <table:table-cell table:style-name="ce1" office:value-type="string" calcext:value-type="string">
            <text:p>Mlp_3_2_th_0.7</text:p>
          </table:table-cell>
          <table:table-cell office:value-type="float" office:value="25.987902" calcext:value-type="float">
            <text:p>25,987902</text:p>
          </table:table-cell>
          <table:table-cell office:value-type="float" office:value="18.949878" calcext:value-type="float">
            <text:p>18,949878</text:p>
          </table:table-cell>
          <table:table-cell office:value-type="float" office:value="73.040942" calcext:value-type="float">
            <text:p>73,040942</text:p>
          </table:table-cell>
          <table:table-cell office:value-type="float" office:value="0.20597392" calcext:value-type="float">
            <text:p>0,205973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7" office:value-type="string" calcext:value-type="string">
            <text:p>SVRs</text:p>
          </table:table-cell>
          <table:table-cell/>
          <table:table-cell table:number-columns-repeated="7" office:value-type="string" calcext:value-type="string">
            <text:p>SVR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2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5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svr_gam0.000977_eps0.25_c4 <text:s text:c="3"/></text:p>
          </table:table-cell>
          <table:table-cell office:value-type="float" office:value="55.77505" calcext:value-type="float">
            <text:p>55,77505</text:p>
          </table:table-cell>
          <table:table-cell office:value-type="float" office:value="38.5942" calcext:value-type="float">
            <text:p>38,5942</text:p>
          </table:table-cell>
          <table:table-cell office:value-type="float" office:value="74.87463" calcext:value-type="float">
            <text:p>74,87463</text:p>
          </table:table-cell>
          <table:table-cell office:value-type="float" office:value="0.3326796" calcext:value-type="float">
            <text:p>0,3326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0.25 <text:s/></text:p>
          </table:table-cell>
          <table:table-cell office:value-type="float" office:value="16.0718" calcext:value-type="float">
            <text:p>16,0718</text:p>
          </table:table-cell>
          <table:table-cell office:value-type="float" office:value="11.32602" calcext:value-type="float">
            <text:p>11,32602</text:p>
          </table:table-cell>
          <table:table-cell office:value-type="float" office:value="60.0773" calcext:value-type="float">
            <text:p>60,0773</text:p>
          </table:table-cell>
          <table:table-cell office:value-type="float" office:value="0.1908319" calcext:value-type="float">
            <text:p>0,19083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0625_c4 <text:s/></text:p>
          </table:table-cell>
          <table:table-cell office:value-type="float" office:value="55.77505" calcext:value-type="float">
            <text:p>55,77505</text:p>
          </table:table-cell>
          <table:table-cell office:value-type="float" office:value="38.5942" calcext:value-type="float">
            <text:p>38,5942</text:p>
          </table:table-cell>
          <table:table-cell office:value-type="float" office:value="74.87463" calcext:value-type="float">
            <text:p>74,87463</text:p>
          </table:table-cell>
          <table:table-cell office:value-type="float" office:value="0.3326796" calcext:value-type="float">
            <text:p>0,3326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1 <text:s text:c="4"/></text:p>
          </table:table-cell>
          <table:table-cell office:value-type="float" office:value="16.39657" calcext:value-type="float">
            <text:p>16,39657</text:p>
          </table:table-cell>
          <table:table-cell office:value-type="float" office:value="11.43221" calcext:value-type="float">
            <text:p>11,43221</text:p>
          </table:table-cell>
          <table:table-cell office:value-type="float" office:value="59.82251" calcext:value-type="float">
            <text:p>59,82251</text:p>
          </table:table-cell>
          <table:table-cell office:value-type="float" office:value="0.1577985" calcext:value-type="float">
            <text:p>0,15779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0.0625_c4 <text:s text:c="2"/></text:p>
          </table:table-cell>
          <table:table-cell office:value-type="float" office:value="56.4698" calcext:value-type="float">
            <text:p>56,4698</text:p>
          </table:table-cell>
          <table:table-cell office:value-type="float" office:value="41.06279" calcext:value-type="float">
            <text:p>41,06279</text:p>
          </table:table-cell>
          <table:table-cell office:value-type="float" office:value="86.9231" calcext:value-type="float">
            <text:p>86,9231</text:p>
          </table:table-cell>
          <table:table-cell office:value-type="float" office:value="0.3159514" calcext:value-type="float">
            <text:p>0,31595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25_c0.25 <text:s text:c="2"/></text:p>
          </table:table-cell>
          <table:table-cell office:value-type="float" office:value="16.49014" calcext:value-type="float">
            <text:p>16,49014</text:p>
          </table:table-cell>
          <table:table-cell office:value-type="float" office:value="11.4662" calcext:value-type="float">
            <text:p>11,4662</text:p>
          </table:table-cell>
          <table:table-cell office:value-type="float" office:value="60.5767" calcext:value-type="float">
            <text:p>60,5767</text:p>
          </table:table-cell>
          <table:table-cell office:value-type="float" office:value="0.1481589" calcext:value-type="float">
            <text:p>0,14815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0.25_c0.25 <text:s/></text:p>
          </table:table-cell>
          <table:table-cell office:value-type="float" office:value="56.9055" calcext:value-type="float">
            <text:p>56,9055</text:p>
          </table:table-cell>
          <table:table-cell office:value-type="float" office:value="38.17804" calcext:value-type="float">
            <text:p>38,17804</text:p>
          </table:table-cell>
          <table:table-cell office:value-type="float" office:value="68.12989" calcext:value-type="float">
            <text:p>68,12989</text:p>
          </table:table-cell>
          <table:table-cell office:value-type="float" office:value="0.3053551" calcext:value-type="float">
            <text:p>0,3053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0.25 <text:s text:c="3"/></text:p>
          </table:table-cell>
          <table:table-cell office:value-type="float" office:value="16.773" calcext:value-type="float">
            <text:p>16,773</text:p>
          </table:table-cell>
          <table:table-cell office:value-type="float" office:value="11.90183" calcext:value-type="float">
            <text:p>11,90183</text:p>
          </table:table-cell>
          <table:table-cell office:value-type="float" office:value="66.67448" calcext:value-type="float">
            <text:p>66,67448</text:p>
          </table:table-cell>
          <table:table-cell office:value-type="float" office:value="0.1186849" calcext:value-type="float">
            <text:p>0,1186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25_c0.25 </text:p>
          </table:table-cell>
          <table:table-cell office:value-type="float" office:value="57.58945" calcext:value-type="float">
            <text:p>57,58945</text:p>
          </table:table-cell>
          <table:table-cell office:value-type="float" office:value="37.9557" calcext:value-type="float">
            <text:p>37,9557</text:p>
          </table:table-cell>
          <table:table-cell office:value-type="float" office:value="67.26167" calcext:value-type="float">
            <text:p>67,26167</text:p>
          </table:table-cell>
          <table:table-cell office:value-type="float" office:value="0.2885566" calcext:value-type="float">
            <text:p>0,28855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0625_c0.25 <text:s/></text:p>
          </table:table-cell>
          <table:table-cell office:value-type="float" office:value="16.773" calcext:value-type="float">
            <text:p>16,773</text:p>
          </table:table-cell>
          <table:table-cell office:value-type="float" office:value="11.90183" calcext:value-type="float">
            <text:p>11,90183</text:p>
          </table:table-cell>
          <table:table-cell office:value-type="float" office:value="66.67448" calcext:value-type="float">
            <text:p>66,67448</text:p>
          </table:table-cell>
          <table:table-cell office:value-type="float" office:value="0.1186849" calcext:value-type="float">
            <text:p>0,1186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1_c0.25 <text:s text:c="3"/></text:p>
          </table:table-cell>
          <table:table-cell office:value-type="float" office:value="57.58945" calcext:value-type="float">
            <text:p>57,58945</text:p>
          </table:table-cell>
          <table:table-cell office:value-type="float" office:value="37.9557" calcext:value-type="float">
            <text:p>37,9557</text:p>
          </table:table-cell>
          <table:table-cell office:value-type="float" office:value="67.26167" calcext:value-type="float">
            <text:p>67,26167</text:p>
          </table:table-cell>
          <table:table-cell office:value-type="float" office:value="0.2885566" calcext:value-type="float">
            <text:p>0,28855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1_c4 <text:s text:c="7"/></text:p>
          </table:table-cell>
          <table:table-cell office:value-type="float" office:value="16.96869" calcext:value-type="float">
            <text:p>16,96869</text:p>
          </table:table-cell>
          <table:table-cell office:value-type="float" office:value="11.82519" calcext:value-type="float">
            <text:p>11,82519</text:p>
          </table:table-cell>
          <table:table-cell office:value-type="float" office:value="61.65004" calcext:value-type="float">
            <text:p>61,65004</text:p>
          </table:table-cell>
          <table:table-cell office:value-type="float" office:value="0.0979998" calcext:value-type="float">
            <text:p>0,0979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1_c0.25 <text:s text:c="5"/></text:p>
          </table:table-cell>
          <table:table-cell office:value-type="float" office:value="57.73706" calcext:value-type="float">
            <text:p>57,73706</text:p>
          </table:table-cell>
          <table:table-cell office:value-type="float" office:value="39.31418" calcext:value-type="float">
            <text:p>39,31418</text:p>
          </table:table-cell>
          <table:table-cell office:value-type="float" office:value="73.87819" calcext:value-type="float">
            <text:p>73,87819</text:p>
          </table:table-cell>
          <table:table-cell office:value-type="float" office:value="0.2849049" calcext:value-type="float">
            <text:p>0,2849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4 <text:s text:c="4"/></text:p>
          </table:table-cell>
          <table:table-cell office:value-type="float" office:value="16.96869" calcext:value-type="float">
            <text:p>16,96869</text:p>
          </table:table-cell>
          <table:table-cell office:value-type="float" office:value="11.82519" calcext:value-type="float">
            <text:p>11,82519</text:p>
          </table:table-cell>
          <table:table-cell office:value-type="float" office:value="61.65004" calcext:value-type="float">
            <text:p>61,65004</text:p>
          </table:table-cell>
          <table:table-cell office:value-type="float" office:value="0.0979998" calcext:value-type="float">
            <text:p>0,0979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0.25 <text:s text:c="2"/></text:p>
          </table:table-cell>
          <table:table-cell office:value-type="float" office:value="57.73706" calcext:value-type="float">
            <text:p>57,73706</text:p>
          </table:table-cell>
          <table:table-cell office:value-type="float" office:value="39.31418" calcext:value-type="float">
            <text:p>39,31418</text:p>
          </table:table-cell>
          <table:table-cell office:value-type="float" office:value="73.87819" calcext:value-type="float">
            <text:p>73,87819</text:p>
          </table:table-cell>
          <table:table-cell office:value-type="float" office:value="0.2849049" calcext:value-type="float">
            <text:p>0,2849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25_c4 <text:s text:c="6"/></text:p>
          </table:table-cell>
          <table:table-cell office:value-type="float" office:value="17.40423" calcext:value-type="float">
            <text:p>17,40423</text:p>
          </table:table-cell>
          <table:table-cell office:value-type="float" office:value="13.44915" calcext:value-type="float">
            <text:p>13,44915</text:p>
          </table:table-cell>
          <table:table-cell office:value-type="float" office:value="86.15065" calcext:value-type="float">
            <text:p>86,15065</text:p>
          </table:table-cell>
          <table:table-cell office:value-type="float" office:value="0.0511024" calcext:value-type="float">
            <text:p>0,0511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0625_c0.25 </text:p>
          </table:table-cell>
          <table:table-cell office:value-type="float" office:value="57.73706" calcext:value-type="float">
            <text:p>57,73706</text:p>
          </table:table-cell>
          <table:table-cell office:value-type="float" office:value="39.31418" calcext:value-type="float">
            <text:p>39,31418</text:p>
          </table:table-cell>
          <table:table-cell office:value-type="float" office:value="73.87819" calcext:value-type="float">
            <text:p>73,87819</text:p>
          </table:table-cell>
          <table:table-cell office:value-type="float" office:value="0.2849049" calcext:value-type="float">
            <text:p>0,2849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4 <text:s text:c="4"/></text:p>
          </table:table-cell>
          <table:table-cell office:value-type="float" office:value="17.40423" calcext:value-type="float">
            <text:p>17,40423</text:p>
          </table:table-cell>
          <table:table-cell office:value-type="float" office:value="13.44915" calcext:value-type="float">
            <text:p>13,44915</text:p>
          </table:table-cell>
          <table:table-cell office:value-type="float" office:value="86.15065" calcext:value-type="float">
            <text:p>86,15065</text:p>
          </table:table-cell>
          <table:table-cell office:value-type="float" office:value="0.0511024" calcext:value-type="float">
            <text:p>0,0511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1 <text:s text:c="5"/></text:p>
          </table:table-cell>
          <table:table-cell office:value-type="float" office:value="57.89398" calcext:value-type="float">
            <text:p>57,89398</text:p>
          </table:table-cell>
          <table:table-cell office:value-type="float" office:value="40.5979" calcext:value-type="float">
            <text:p>40,5979</text:p>
          </table:table-cell>
          <table:table-cell office:value-type="float" office:value="78.58867" calcext:value-type="float">
            <text:p>78,58867</text:p>
          </table:table-cell>
          <table:table-cell office:value-type="float" office:value="0.2810125" calcext:value-type="float">
            <text:p>0,2810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1_c64 <text:s text:c="8"/></text:p>
          </table:table-cell>
          <table:table-cell office:value-type="float" office:value="17.4597" calcext:value-type="float">
            <text:p>17,4597</text:p>
          </table:table-cell>
          <table:table-cell office:value-type="float" office:value="13.2425" calcext:value-type="float">
            <text:p>13,2425</text:p>
          </table:table-cell>
          <table:table-cell office:value-type="float" office:value="82.36424" calcext:value-type="float">
            <text:p>82,36424</text:p>
          </table:table-cell>
          <table:table-cell office:value-type="float" office:value="0.0450439" calcext:value-type="float">
            <text:p>0,0450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0625_c64 </text:p>
          </table:table-cell>
          <table:table-cell office:value-type="float" office:value="58.32753" calcext:value-type="float">
            <text:p>58,32753</text:p>
          </table:table-cell>
          <table:table-cell office:value-type="float" office:value="43.26479" calcext:value-type="float">
            <text:p>43,26479</text:p>
          </table:table-cell>
          <table:table-cell office:value-type="float" office:value="97.36696" calcext:value-type="float">
            <text:p>97,36696</text:p>
          </table:table-cell>
          <table:table-cell office:value-type="float" office:value="0.2702038" calcext:value-type="float">
            <text:p>0,27020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25_c64 <text:s text:c="5"/></text:p>
          </table:table-cell>
          <table:table-cell office:value-type="float" office:value="17.4597" calcext:value-type="float">
            <text:p>17,4597</text:p>
          </table:table-cell>
          <table:table-cell office:value-type="float" office:value="13.2425" calcext:value-type="float">
            <text:p>13,2425</text:p>
          </table:table-cell>
          <table:table-cell office:value-type="float" office:value="82.36424" calcext:value-type="float">
            <text:p>82,36424</text:p>
          </table:table-cell>
          <table:table-cell office:value-type="float" office:value="0.0450439" calcext:value-type="float">
            <text:p>0,0450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0625_c1020 </text:p>
          </table:table-cell>
          <table:table-cell office:value-type="float" office:value="59.21434" calcext:value-type="float">
            <text:p>59,21434</text:p>
          </table:table-cell>
          <table:table-cell office:value-type="float" office:value="43.29521" calcext:value-type="float">
            <text:p>43,29521</text:p>
          </table:table-cell>
          <table:table-cell office:value-type="float" office:value="107.98355" calcext:value-type="float">
            <text:p>107,98355</text:p>
          </table:table-cell>
          <table:table-cell office:value-type="float" office:value="0.2478436" calcext:value-type="float">
            <text:p>0,24784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64 <text:s text:c="3"/></text:p>
          </table:table-cell>
          <table:table-cell office:value-type="float" office:value="17.4597" calcext:value-type="float">
            <text:p>17,4597</text:p>
          </table:table-cell>
          <table:table-cell office:value-type="float" office:value="13.2425" calcext:value-type="float">
            <text:p>13,2425</text:p>
          </table:table-cell>
          <table:table-cell office:value-type="float" office:value="82.36424" calcext:value-type="float">
            <text:p>82,36424</text:p>
          </table:table-cell>
          <table:table-cell office:value-type="float" office:value="0.0450439" calcext:value-type="float">
            <text:p>0,0450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25_c256 <text:s text:c="3"/></text:p>
          </table:table-cell>
          <table:table-cell office:value-type="float" office:value="59.22077" calcext:value-type="float">
            <text:p>59,22077</text:p>
          </table:table-cell>
          <table:table-cell office:value-type="float" office:value="43.05199" calcext:value-type="float">
            <text:p>43,05199</text:p>
          </table:table-cell>
          <table:table-cell office:value-type="float" office:value="106.24013" calcext:value-type="float">
            <text:p>106,24013</text:p>
          </table:table-cell>
          <table:table-cell office:value-type="float" office:value="0.24768" calcext:value-type="float">
            <text:p>0,24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1_c256 <text:s text:c="7"/></text:p>
          </table:table-cell>
          <table:table-cell office:value-type="float" office:value="17.50238" calcext:value-type="float">
            <text:p>17,50238</text:p>
          </table:table-cell>
          <table:table-cell office:value-type="float" office:value="13.2129" calcext:value-type="float">
            <text:p>13,2129</text:p>
          </table:table-cell>
          <table:table-cell office:value-type="float" office:value="80.93024" calcext:value-type="float">
            <text:p>80,93024</text:p>
          </table:table-cell>
          <table:table-cell office:value-type="float" office:value="0.0403699" calcext:value-type="float">
            <text:p>0,04036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0625_c64 <text:s text:c="2"/></text:p>
          </table:table-cell>
          <table:table-cell office:value-type="float" office:value="59.48323" calcext:value-type="float">
            <text:p>59,48323</text:p>
          </table:table-cell>
          <table:table-cell office:value-type="float" office:value="43.06074" calcext:value-type="float">
            <text:p>43,06074</text:p>
          </table:table-cell>
          <table:table-cell office:value-type="float" office:value="106.44978" calcext:value-type="float">
            <text:p>106,44978</text:p>
          </table:table-cell>
          <table:table-cell office:value-type="float" office:value="0.2409968" calcext:value-type="float">
            <text:p>0,24099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1 <text:s text:c="4"/></text:p>
          </table:table-cell>
          <table:table-cell office:value-type="float" office:value="17.51081" calcext:value-type="float">
            <text:p>17,51081</text:p>
          </table:table-cell>
          <table:table-cell office:value-type="float" office:value="13.24355" calcext:value-type="float">
            <text:p>13,24355</text:p>
          </table:table-cell>
          <table:table-cell office:value-type="float" office:value="83.24633" calcext:value-type="float">
            <text:p>83,24633</text:p>
          </table:table-cell>
          <table:table-cell office:value-type="float" office:value="0.0394452" calcext:value-type="float">
            <text:p>0,03944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1_c16 <text:s text:c="7"/></text:p>
          </table:table-cell>
          <table:table-cell office:value-type="float" office:value="59.72187" calcext:value-type="float">
            <text:p>59,72187</text:p>
          </table:table-cell>
          <table:table-cell office:value-type="float" office:value="42.57143" calcext:value-type="float">
            <text:p>42,57143</text:p>
          </table:table-cell>
          <table:table-cell office:value-type="float" office:value="102.09894" calcext:value-type="float">
            <text:p>102,09894</text:p>
          </table:table-cell>
          <table:table-cell office:value-type="float" office:value="0.2348947" calcext:value-type="float">
            <text:p>0,23489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1020 <text:s/></text:p>
          </table:table-cell>
          <table:table-cell office:value-type="float" office:value="17.53153" calcext:value-type="float">
            <text:p>17,53153</text:p>
          </table:table-cell>
          <table:table-cell office:value-type="float" office:value="13.27783" calcext:value-type="float">
            <text:p>13,27783</text:p>
          </table:table-cell>
          <table:table-cell office:value-type="float" office:value="81.27533" calcext:value-type="float">
            <text:p>81,27533</text:p>
          </table:table-cell>
          <table:table-cell office:value-type="float" office:value="0.0371704" calcext:value-type="float">
            <text:p>0,03717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4 <text:s text:c="5"/></text:p>
          </table:table-cell>
          <table:table-cell office:value-type="float" office:value="60.00967" calcext:value-type="float">
            <text:p>60,00967</text:p>
          </table:table-cell>
          <table:table-cell office:value-type="float" office:value="43.14789" calcext:value-type="float">
            <text:p>43,14789</text:p>
          </table:table-cell>
          <table:table-cell office:value-type="float" office:value="87.64301" calcext:value-type="float">
            <text:p>87,64301</text:p>
          </table:table-cell>
          <table:table-cell office:value-type="float" office:value="0.2275027" calcext:value-type="float">
            <text:p>0,2275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0.0625_c0.25 <text:s text:c="6"/></text:p>
          </table:table-cell>
          <table:table-cell office:value-type="float" office:value="17.87069" calcext:value-type="float">
            <text:p>17,87069</text:p>
          </table:table-cell>
          <table:table-cell office:value-type="float" office:value="12.85527" calcext:value-type="float">
            <text:p>12,85527</text:p>
          </table:table-cell>
          <table:table-cell office:value-type="float" office:value="77.04396" calcext:value-type="float">
            <text:p>77,04396</text:p>
          </table:table-cell>
          <table:table-cell office:value-type="float" office:value="-0.0004428" calcext:value-type="float">
            <text:p>-0,00044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1_c4 <text:s text:c="8"/></text:p>
          </table:table-cell>
          <table:table-cell office:value-type="float" office:value="60.00967" calcext:value-type="float">
            <text:p>60,00967</text:p>
          </table:table-cell>
          <table:table-cell office:value-type="float" office:value="43.14789" calcext:value-type="float">
            <text:p>43,14789</text:p>
          </table:table-cell>
          <table:table-cell office:value-type="float" office:value="87.64301" calcext:value-type="float">
            <text:p>87,64301</text:p>
          </table:table-cell>
          <table:table-cell office:value-type="float" office:value="0.2275027" calcext:value-type="float">
            <text:p>0,2275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1_c0.25 <text:s text:c="11"/></text:p>
          </table:table-cell>
          <table:table-cell office:value-type="float" office:value="17.87069" calcext:value-type="float">
            <text:p>17,87069</text:p>
          </table:table-cell>
          <table:table-cell office:value-type="float" office:value="12.85527" calcext:value-type="float">
            <text:p>12,85527</text:p>
          </table:table-cell>
          <table:table-cell office:value-type="float" office:value="77.04396" calcext:value-type="float">
            <text:p>77,04396</text:p>
          </table:table-cell>
          <table:table-cell office:value-type="float" office:value="-0.0004428" calcext:value-type="float">
            <text:p>-0,00044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0625_c0.25 </text:p>
          </table:table-cell>
          <table:table-cell office:value-type="float" office:value="63.28053" calcext:value-type="float">
            <text:p>63,28053</text:p>
          </table:table-cell>
          <table:table-cell office:value-type="float" office:value="42.45448" calcext:value-type="float">
            <text:p>42,45448</text:p>
          </table:table-cell>
          <table:table-cell office:value-type="float" office:value="87.33855" calcext:value-type="float">
            <text:p>87,33855</text:p>
          </table:table-cell>
          <table:table-cell office:value-type="float" office:value="0.140997" calcext:value-type="float">
            <text:p>0,140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25_c0.25 <text:s text:c="5"/></text:p>
          </table:table-cell>
          <table:table-cell office:value-type="float" office:value="18.023" calcext:value-type="float">
            <text:p>18,023</text:p>
          </table:table-cell>
          <table:table-cell office:value-type="float" office:value="13.48665" calcext:value-type="float">
            <text:p>13,48665</text:p>
          </table:table-cell>
          <table:table-cell office:value-type="float" office:value="85.57655" calcext:value-type="float">
            <text:p>85,57655</text:p>
          </table:table-cell>
          <table:table-cell office:value-type="float" office:value="-0.0175694" calcext:value-type="float">
            <text:p>-0,01756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25_c0.25 <text:s text:c="2"/></text:p>
          </table:table-cell>
          <table:table-cell office:value-type="float" office:value="63.28053" calcext:value-type="float">
            <text:p>63,28053</text:p>
          </table:table-cell>
          <table:table-cell office:value-type="float" office:value="42.45448" calcext:value-type="float">
            <text:p>42,45448</text:p>
          </table:table-cell>
          <table:table-cell office:value-type="float" office:value="87.33855" calcext:value-type="float">
            <text:p>87,33855</text:p>
          </table:table-cell>
          <table:table-cell office:value-type="float" office:value="0.140997" calcext:value-type="float">
            <text:p>0,140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0625_c16 <text:s/></text:p>
          </table:table-cell>
          <table:table-cell office:value-type="float" office:value="18.06809" calcext:value-type="float">
            <text:p>18,06809</text:p>
          </table:table-cell>
          <table:table-cell office:value-type="float" office:value="12.89727" calcext:value-type="float">
            <text:p>12,89727</text:p>
          </table:table-cell>
          <table:table-cell office:value-type="float" office:value="70.35401" calcext:value-type="float">
            <text:p>70,35401</text:p>
          </table:table-cell>
          <table:table-cell office:value-type="float" office:value="-0.0226667" calcext:value-type="float">
            <text:p>-0,022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16 <text:s text:c="4"/></text:p>
          </table:table-cell>
          <table:table-cell office:value-type="float" office:value="65.46453" calcext:value-type="float">
            <text:p>65,46453</text:p>
          </table:table-cell>
          <table:table-cell office:value-type="float" office:value="47.21597" calcext:value-type="float">
            <text:p>47,21597</text:p>
          </table:table-cell>
          <table:table-cell office:value-type="float" office:value="95.51633" calcext:value-type="float">
            <text:p>95,51633</text:p>
          </table:table-cell>
          <table:table-cell office:value-type="float" office:value="0.0806803" calcext:value-type="float">
            <text:p>0,08068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16 <text:s text:c="3"/></text:p>
          </table:table-cell>
          <table:table-cell office:value-type="float" office:value="18.06809" calcext:value-type="float">
            <text:p>18,06809</text:p>
          </table:table-cell>
          <table:table-cell office:value-type="float" office:value="12.89727" calcext:value-type="float">
            <text:p>12,89727</text:p>
          </table:table-cell>
          <table:table-cell office:value-type="float" office:value="70.35401" calcext:value-type="float">
            <text:p>70,35401</text:p>
          </table:table-cell>
          <table:table-cell office:value-type="float" office:value="-0.0226667" calcext:value-type="float">
            <text:p>-0,022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25_c16 <text:s text:c="6"/></text:p>
          </table:table-cell>
          <table:table-cell office:value-type="float" office:value="69.24082" calcext:value-type="float">
            <text:p>69,24082</text:p>
          </table:table-cell>
          <table:table-cell office:value-type="float" office:value="50.57247" calcext:value-type="float">
            <text:p>50,57247</text:p>
          </table:table-cell>
          <table:table-cell office:value-type="float" office:value="138.38257" calcext:value-type="float">
            <text:p>138,38257</text:p>
          </table:table-cell>
          <table:table-cell office:value-type="float" office:value="-0.0284399" calcext:value-type="float">
            <text:p>-0,0284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1 <text:s text:c="6"/></text:p>
          </table:table-cell>
          <table:table-cell office:value-type="float" office:value="18.19593" calcext:value-type="float">
            <text:p>18,19593</text:p>
          </table:table-cell>
          <table:table-cell office:value-type="float" office:value="13.557" calcext:value-type="float">
            <text:p>13,557</text:p>
          </table:table-cell>
          <table:table-cell office:value-type="float" office:value="81.81917" calcext:value-type="float">
            <text:p>81,81917</text:p>
          </table:table-cell>
          <table:table-cell office:value-type="float" office:value="-0.0371894" calcext:value-type="float">
            <text:p>-0,03718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1_c16 <text:s text:c="9"/></text:p>
          </table:table-cell>
          <table:table-cell office:value-type="float" office:value="69.24082" calcext:value-type="float">
            <text:p>69,24082</text:p>
          </table:table-cell>
          <table:table-cell office:value-type="float" office:value="50.57247" calcext:value-type="float">
            <text:p>50,57247</text:p>
          </table:table-cell>
          <table:table-cell office:value-type="float" office:value="138.38257" calcext:value-type="float">
            <text:p>138,38257</text:p>
          </table:table-cell>
          <table:table-cell office:value-type="float" office:value="-0.0284399" calcext:value-type="float">
            <text:p>-0,0284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1_c1 <text:s text:c="9"/></text:p>
          </table:table-cell>
          <table:table-cell office:value-type="float" office:value="18.19593" calcext:value-type="float">
            <text:p>18,19593</text:p>
          </table:table-cell>
          <table:table-cell office:value-type="float" office:value="13.557" calcext:value-type="float">
            <text:p>13,557</text:p>
          </table:table-cell>
          <table:table-cell office:value-type="float" office:value="81.81917" calcext:value-type="float">
            <text:p>81,81917</text:p>
          </table:table-cell>
          <table:table-cell office:value-type="float" office:value="-0.0371894" calcext:value-type="float">
            <text:p>-0,03718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0625_c64 <text:s text:c="4"/></text:p>
          </table:table-cell>
          <table:table-cell office:value-type="float" office:value="69.25601" calcext:value-type="float">
            <text:p>69,25601</text:p>
          </table:table-cell>
          <table:table-cell office:value-type="float" office:value="50.55143" calcext:value-type="float">
            <text:p>50,55143</text:p>
          </table:table-cell>
          <table:table-cell office:value-type="float" office:value="138.12752" calcext:value-type="float">
            <text:p>138,12752</text:p>
          </table:table-cell>
          <table:table-cell office:value-type="float" office:value="-0.028891" calcext:value-type="float">
            <text:p>-0,0288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1_c1 <text:s text:c="11"/></text:p>
          </table:table-cell>
          <table:table-cell office:value-type="float" office:value="18.58576" calcext:value-type="float">
            <text:p>18,58576</text:p>
          </table:table-cell>
          <table:table-cell office:value-type="float" office:value="14.64286" calcext:value-type="float">
            <text:p>14,64286</text:p>
          </table:table-cell>
          <table:table-cell office:value-type="float" office:value="98.16549" calcext:value-type="float">
            <text:p>98,16549</text:p>
          </table:table-cell>
          <table:table-cell office:value-type="float" office:value="-0.0821081" calcext:value-type="float">
            <text:p>-0,08210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1_c4 <text:s text:c="10"/></text:p>
          </table:table-cell>
          <table:table-cell office:value-type="float" office:value="69.26562" calcext:value-type="float">
            <text:p>69,26562</text:p>
          </table:table-cell>
          <table:table-cell office:value-type="float" office:value="50.56933" calcext:value-type="float">
            <text:p>50,56933</text:p>
          </table:table-cell>
          <table:table-cell office:value-type="float" office:value="138.23534" calcext:value-type="float">
            <text:p>138,23534</text:p>
          </table:table-cell>
          <table:table-cell office:value-type="float" office:value="-0.0291768" calcext:value-type="float">
            <text:p>-0,0291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0625_c1 <text:s text:c="6"/></text:p>
          </table:table-cell>
          <table:table-cell office:value-type="float" office:value="18.58576" calcext:value-type="float">
            <text:p>18,58576</text:p>
          </table:table-cell>
          <table:table-cell office:value-type="float" office:value="14.64286" calcext:value-type="float">
            <text:p>14,64286</text:p>
          </table:table-cell>
          <table:table-cell office:value-type="float" office:value="98.16549" calcext:value-type="float">
            <text:p>98,16549</text:p>
          </table:table-cell>
          <table:table-cell office:value-type="float" office:value="-0.0821081" calcext:value-type="float">
            <text:p>-0,08210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0625_c4 <text:s text:c="5"/></text:p>
          </table:table-cell>
          <table:table-cell office:value-type="float" office:value="69.26562" calcext:value-type="float">
            <text:p>69,26562</text:p>
          </table:table-cell>
          <table:table-cell office:value-type="float" office:value="50.56933" calcext:value-type="float">
            <text:p>50,56933</text:p>
          </table:table-cell>
          <table:table-cell office:value-type="float" office:value="138.23534" calcext:value-type="float">
            <text:p>138,23534</text:p>
          </table:table-cell>
          <table:table-cell office:value-type="float" office:value="-0.0291768" calcext:value-type="float">
            <text:p>-0,0291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1_c64 <text:s text:c="13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25_c1020 <text:s text:c="4"/></text:p>
          </table:table-cell>
          <table:table-cell office:value-type="float" office:value="69.2685" calcext:value-type="float">
            <text:p>69,2685</text:p>
          </table:table-cell>
          <table:table-cell office:value-type="float" office:value="50.54082" calcext:value-type="float">
            <text:p>50,54082</text:p>
          </table:table-cell>
          <table:table-cell office:value-type="float" office:value="137.97701" calcext:value-type="float">
            <text:p>137,97701</text:p>
          </table:table-cell>
          <table:table-cell office:value-type="float" office:value="-0.0292621" calcext:value-type="float">
            <text:p>-0,0292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0.0625_c1020 <text:s text:c="6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1_c256 <text:s text:c="8"/></text:p>
          </table:table-cell>
          <table:table-cell office:value-type="float" office:value="69.2685" calcext:value-type="float">
            <text:p>69,2685</text:p>
          </table:table-cell>
          <table:table-cell office:value-type="float" office:value="50.54082" calcext:value-type="float">
            <text:p>50,54082</text:p>
          </table:table-cell>
          <table:table-cell office:value-type="float" office:value="137.97701" calcext:value-type="float">
            <text:p>137,97701</text:p>
          </table:table-cell>
          <table:table-cell office:value-type="float" office:value="-0.0292621" calcext:value-type="float">
            <text:p>-0,0292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1_c16 <text:s text:c="13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0625_c1020 <text:s text:c="2"/></text:p>
          </table:table-cell>
          <table:table-cell office:value-type="float" office:value="69.2685" calcext:value-type="float">
            <text:p>69,2685</text:p>
          </table:table-cell>
          <table:table-cell office:value-type="float" office:value="50.54082" calcext:value-type="float">
            <text:p>50,54082</text:p>
          </table:table-cell>
          <table:table-cell office:value-type="float" office:value="137.97701" calcext:value-type="float">
            <text:p>137,97701</text:p>
          </table:table-cell>
          <table:table-cell office:value-type="float" office:value="-0.0292621" calcext:value-type="float">
            <text:p>-0,0292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0.25_c1020 <text:s text:c="8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25_c1 <text:s text:c="7"/></text:p>
          </table:table-cell>
          <table:table-cell office:value-type="float" office:value="69.92415" calcext:value-type="float">
            <text:p>69,92415</text:p>
          </table:table-cell>
          <table:table-cell office:value-type="float" office:value="50.28168" calcext:value-type="float">
            <text:p>50,28168</text:p>
          </table:table-cell>
          <table:table-cell office:value-type="float" office:value="132.29124" calcext:value-type="float">
            <text:p>132,29124</text:p>
          </table:table-cell>
          <table:table-cell office:value-type="float" office:value="-0.0488392" calcext:value-type="float">
            <text:p>-0,04883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1_c64 <text:s text:c="13"/></text:p>
          </table:table-cell>
          <table:table-cell office:value-type="float" office:value="18.83549" calcext:value-type="float">
            <text:p>18,83549</text:p>
          </table:table-cell>
          <table:table-cell office:value-type="float" office:value="14.9249" calcext:value-type="float">
            <text:p>14,9249</text:p>
          </table:table-cell>
          <table:table-cell office:value-type="float" office:value="101.03123" calcext:value-type="float">
            <text:p>101,03123</text:p>
          </table:table-cell>
          <table:table-cell office:value-type="float" office:value="-0.1113824" calcext:value-type="float">
            <text:p>-0,1113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1_c4 <text:s text:c="13"/></text:p>
          </table:table-cell>
          <table:table-cell office:value-type="float" office:value="70.50612" calcext:value-type="float">
            <text:p>70,50612</text:p>
          </table:table-cell>
          <table:table-cell office:value-type="float" office:value="51.31064" calcext:value-type="float">
            <text:p>51,31064</text:p>
          </table:table-cell>
          <table:table-cell office:value-type="float" office:value="139.14475" calcext:value-type="float">
            <text:p>139,14475</text:p>
          </table:table-cell>
          <table:table-cell office:value-type="float" office:value="-0.0663705" calcext:value-type="float">
            <text:p>-0,06637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0.25_c64 <text:s text:c="10"/></text:p>
          </table:table-cell>
          <table:table-cell office:value-type="float" office:value="18.83549" calcext:value-type="float">
            <text:p>18,83549</text:p>
          </table:table-cell>
          <table:table-cell office:value-type="float" office:value="14.9249" calcext:value-type="float">
            <text:p>14,9249</text:p>
          </table:table-cell>
          <table:table-cell office:value-type="float" office:value="101.03123" calcext:value-type="float">
            <text:p>101,03123</text:p>
          </table:table-cell>
          <table:table-cell office:value-type="float" office:value="-0.1113824" calcext:value-type="float">
            <text:p>-0,1113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4 <text:s text:c="8"/></text:p>
          </table:table-cell>
          <table:table-cell office:value-type="float" office:value="70.50612" calcext:value-type="float">
            <text:p>70,50612</text:p>
          </table:table-cell>
          <table:table-cell office:value-type="float" office:value="51.31064" calcext:value-type="float">
            <text:p>51,31064</text:p>
          </table:table-cell>
          <table:table-cell office:value-type="float" office:value="139.14475" calcext:value-type="float">
            <text:p>139,14475</text:p>
          </table:table-cell>
          <table:table-cell office:value-type="float" office:value="-0.0663705" calcext:value-type="float">
            <text:p>-0,06637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0.25_c1020 <text:s text:c="8"/></text:p>
          </table:table-cell>
          <table:table-cell office:value-type="float" office:value="18.83549" calcext:value-type="float">
            <text:p>18,83549</text:p>
          </table:table-cell>
          <table:table-cell office:value-type="float" office:value="14.9249" calcext:value-type="float">
            <text:p>14,9249</text:p>
          </table:table-cell>
          <table:table-cell office:value-type="float" office:value="101.03123" calcext:value-type="float">
            <text:p>101,03123</text:p>
          </table:table-cell>
          <table:table-cell office:value-type="float" office:value="-0.1113824" calcext:value-type="float">
            <text:p>-0,1113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64 <text:s text:c="9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1_c16 <text:s text:c="13"/></text:p>
          </table:table-cell>
          <table:table-cell office:value-type="float" office:value="18.83552" calcext:value-type="float">
            <text:p>18,83552</text:p>
          </table:table-cell>
          <table:table-cell office:value-type="float" office:value="14.92494" calcext:value-type="float">
            <text:p>14,92494</text:p>
          </table:table-cell>
          <table:table-cell office:value-type="float" office:value="101.03152" calcext:value-type="float">
            <text:p>101,03152</text:p>
          </table:table-cell>
          <table:table-cell office:value-type="float" office:value="-0.1113857" calcext:value-type="float">
            <text:p>-0,11138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1020 <text:s text:c="7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0625_c256 <text:s text:c="4"/></text:p>
          </table:table-cell>
          <table:table-cell office:value-type="float" office:value="18.87676" calcext:value-type="float">
            <text:p>18,87676</text:p>
          </table:table-cell>
          <table:table-cell office:value-type="float" office:value="15.19976" calcext:value-type="float">
            <text:p>15,19976</text:p>
          </table:table-cell>
          <table:table-cell office:value-type="float" office:value="103.84168" calcext:value-type="float">
            <text:p>103,84168</text:p>
          </table:table-cell>
          <table:table-cell office:value-type="float" office:value="-0.1162588" calcext:value-type="float">
            <text:p>-0,11625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1_c16 <text:s text:c="12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25_c16 <text:s text:c="7"/></text:p>
          </table:table-cell>
          <table:table-cell office:value-type="float" office:value="18.87737" calcext:value-type="float">
            <text:p>18,87737</text:p>
          </table:table-cell>
          <table:table-cell office:value-type="float" office:value="15.20086" calcext:value-type="float">
            <text:p>15,20086</text:p>
          </table:table-cell>
          <table:table-cell office:value-type="float" office:value="103.84998" calcext:value-type="float">
            <text:p>103,84998</text:p>
          </table:table-cell>
          <table:table-cell office:value-type="float" office:value="-0.1163304" calcext:value-type="float">
            <text:p>-0,1163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64 <text:s text:c="7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0625_c16 <text:s text:c="5"/></text:p>
          </table:table-cell>
          <table:table-cell office:value-type="float" office:value="18.87737" calcext:value-type="float">
            <text:p>18,87737</text:p>
          </table:table-cell>
          <table:table-cell office:value-type="float" office:value="15.20086" calcext:value-type="float">
            <text:p>15,20086</text:p>
          </table:table-cell>
          <table:table-cell office:value-type="float" office:value="103.84998" calcext:value-type="float">
            <text:p>103,84998</text:p>
          </table:table-cell>
          <table:table-cell office:value-type="float" office:value="-0.1163304" calcext:value-type="float">
            <text:p>-0,1163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256 <text:s text:c="8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25_c4 <text:s text:c="5"/></text:p>
          </table:table-cell>
          <table:table-cell office:value-type="float" office:value="19.80453" calcext:value-type="float">
            <text:p>19,80453</text:p>
          </table:table-cell>
          <table:table-cell office:value-type="float" office:value="14.2172" calcext:value-type="float">
            <text:p>14,2172</text:p>
          </table:table-cell>
          <table:table-cell office:value-type="float" office:value="84.79839" calcext:value-type="float">
            <text:p>84,79839</text:p>
          </table:table-cell>
          <table:table-cell office:value-type="float" office:value="-0.2286805" calcext:value-type="float">
            <text:p>-0,22868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4 <text:s text:c="13"/></text:p>
          </table:table-cell>
          <table:table-cell office:value-type="float" office:value="70.52928" calcext:value-type="float">
            <text:p>70,52928</text:p>
          </table:table-cell>
          <table:table-cell office:value-type="float" office:value="51.19146" calcext:value-type="float">
            <text:p>51,19146</text:p>
          </table:table-cell>
          <table:table-cell office:value-type="float" office:value="137.88723" calcext:value-type="float">
            <text:p>137,88723</text:p>
          </table:table-cell>
          <table:table-cell office:value-type="float" office:value="-0.067071" calcext:value-type="float">
            <text:p>-0,0670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4 <text:s text:c="3"/></text:p>
          </table:table-cell>
          <table:table-cell office:value-type="float" office:value="19.80453" calcext:value-type="float">
            <text:p>19,80453</text:p>
          </table:table-cell>
          <table:table-cell office:value-type="float" office:value="14.2172" calcext:value-type="float">
            <text:p>14,2172</text:p>
          </table:table-cell>
          <table:table-cell office:value-type="float" office:value="84.79839" calcext:value-type="float">
            <text:p>84,79839</text:p>
          </table:table-cell>
          <table:table-cell office:value-type="float" office:value="-0.2286805" calcext:value-type="float">
            <text:p>-0,22868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16 <text:s text:c="12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4 <text:s text:c="6"/></text:p>
          </table:table-cell>
          <table:table-cell office:value-type="float" office:value="21.46858" calcext:value-type="float">
            <text:p>21,46858</text:p>
          </table:table-cell>
          <table:table-cell office:value-type="float" office:value="16.10228" calcext:value-type="float">
            <text:p>16,10228</text:p>
          </table:table-cell>
          <table:table-cell office:value-type="float" office:value="101.91175" calcext:value-type="float">
            <text:p>101,91175</text:p>
          </table:table-cell>
          <table:table-cell office:value-type="float" office:value="-0.4438314" calcext:value-type="float">
            <text:p>-0,44383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1020 <text:s text:c="10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64 <text:s text:c="3"/></text:p>
          </table:table-cell>
          <table:table-cell office:value-type="float" office:value="22.17223" calcext:value-type="float">
            <text:p>22,17223</text:p>
          </table:table-cell>
          <table:table-cell office:value-type="float" office:value="15.54489" calcext:value-type="float">
            <text:p>15,54489</text:p>
          </table:table-cell>
          <table:table-cell office:value-type="float" office:value="91.60951" calcext:value-type="float">
            <text:p>91,60951</text:p>
          </table:table-cell>
          <table:table-cell office:value-type="float" office:value="-0.5400284" calcext:value-type="float">
            <text:p>-0,5400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0.0625_c16 <text:s text:c="7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1_c64 <text:s text:c="6"/></text:p>
          </table:table-cell>
          <table:table-cell office:value-type="float" office:value="22.17223" calcext:value-type="float">
            <text:p>22,17223</text:p>
          </table:table-cell>
          <table:table-cell office:value-type="float" office:value="15.54489" calcext:value-type="float">
            <text:p>15,54489</text:p>
          </table:table-cell>
          <table:table-cell office:value-type="float" office:value="91.60951" calcext:value-type="float">
            <text:p>91,60951</text:p>
          </table:table-cell>
          <table:table-cell office:value-type="float" office:value="-0.5400284" calcext:value-type="float">
            <text:p>-0,5400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0.25_c64 <text:s text:c="9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1_c16 <text:s text:c="8"/></text:p>
          </table:table-cell>
          <table:table-cell office:value-type="float" office:value="22.19643" calcext:value-type="float">
            <text:p>22,19643</text:p>
          </table:table-cell>
          <table:table-cell office:value-type="float" office:value="16.99732" calcext:value-type="float">
            <text:p>16,99732</text:p>
          </table:table-cell>
          <table:table-cell office:value-type="float" office:value="107.97788" calcext:value-type="float">
            <text:p>107,97788</text:p>
          </table:table-cell>
          <table:table-cell office:value-type="float" office:value="-0.5433911" calcext:value-type="float">
            <text:p>-0,54339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1 <text:s text:c="8"/></text:p>
          </table:table-cell>
          <table:table-cell office:value-type="float" office:value="71.12759" calcext:value-type="float">
            <text:p>71,12759</text:p>
          </table:table-cell>
          <table:table-cell office:value-type="float" office:value="50.58119" calcext:value-type="float">
            <text:p>50,58119</text:p>
          </table:table-cell>
          <table:table-cell office:value-type="float" office:value="129.41013" calcext:value-type="float">
            <text:p>129,41013</text:p>
          </table:table-cell>
          <table:table-cell office:value-type="float" office:value="-0.0852521" calcext:value-type="float">
            <text:p>-0,08525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256 <text:s text:c="4"/></text:p>
          </table:table-cell>
          <table:table-cell office:value-type="float" office:value="26.53067" calcext:value-type="float">
            <text:p>26,53067</text:p>
          </table:table-cell>
          <table:table-cell office:value-type="float" office:value="20.92078" calcext:value-type="float">
            <text:p>20,92078</text:p>
          </table:table-cell>
          <table:table-cell office:value-type="float" office:value="125.27929" calcext:value-type="float">
            <text:p>125,27929</text:p>
          </table:table-cell>
          <table:table-cell office:value-type="float" office:value="-1.2049883" calcext:value-type="float">
            <text:p>-1,2049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0.25_c1 <text:s text:c="10"/></text:p>
          </table:table-cell>
          <table:table-cell office:value-type="float" office:value="71.71635" calcext:value-type="float">
            <text:p>71,71635</text:p>
          </table:table-cell>
          <table:table-cell office:value-type="float" office:value="50.20427" calcext:value-type="float">
            <text:p>50,20427</text:p>
          </table:table-cell>
          <table:table-cell office:value-type="float" office:value="122.65513" calcext:value-type="float">
            <text:p>122,65513</text:p>
          </table:table-cell>
          <table:table-cell office:value-type="float" office:value="-0.1032927" calcext:value-type="float">
            <text:p>-0,10329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0625_c256 <text:s text:c="2"/></text:p>
          </table:table-cell>
          <table:table-cell office:value-type="float" office:value="26.53067" calcext:value-type="float">
            <text:p>26,53067</text:p>
          </table:table-cell>
          <table:table-cell office:value-type="float" office:value="20.92078" calcext:value-type="float">
            <text:p>20,92078</text:p>
          </table:table-cell>
          <table:table-cell office:value-type="float" office:value="125.27929" calcext:value-type="float">
            <text:p>125,27929</text:p>
          </table:table-cell>
          <table:table-cell office:value-type="float" office:value="-1.2049883" calcext:value-type="float">
            <text:p>-1,2049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1 <text:s text:c="13"/></text:p>
          </table:table-cell>
          <table:table-cell office:value-type="float" office:value="71.71635" calcext:value-type="float">
            <text:p>71,71635</text:p>
          </table:table-cell>
          <table:table-cell office:value-type="float" office:value="50.20427" calcext:value-type="float">
            <text:p>50,20427</text:p>
          </table:table-cell>
          <table:table-cell office:value-type="float" office:value="122.65513" calcext:value-type="float">
            <text:p>122,65513</text:p>
          </table:table-cell>
          <table:table-cell office:value-type="float" office:value="-0.1032927" calcext:value-type="float">
            <text:p>-0,10329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16 <text:s text:c="2"/></text:p>
          </table:table-cell>
          <table:table-cell office:value-type="float" office:value="28.35342" calcext:value-type="float">
            <text:p>28,35342</text:p>
          </table:table-cell>
          <table:table-cell office:value-type="float" office:value="19.18944" calcext:value-type="float">
            <text:p>19,18944</text:p>
          </table:table-cell>
          <table:table-cell office:value-type="float" office:value="119.80125" calcext:value-type="float">
            <text:p>119,80125</text:p>
          </table:table-cell>
          <table:table-cell office:value-type="float" office:value="-1.5183767" calcext:value-type="float">
            <text:p>-1,51837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0.25 <text:s text:c="7"/></text:p>
          </table:table-cell>
          <table:table-cell office:value-type="float" office:value="73.41456" calcext:value-type="float">
            <text:p>73,41456</text:p>
          </table:table-cell>
          <table:table-cell office:value-type="float" office:value="49.94379" calcext:value-type="float">
            <text:p>49,94379</text:p>
          </table:table-cell>
          <table:table-cell office:value-type="float" office:value="109.10172" calcext:value-type="float">
            <text:p>109,10172</text:p>
          </table:table-cell>
          <table:table-cell office:value-type="float" office:value="-0.1561624" calcext:value-type="float">
            <text:p>-0,15616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1_c16 <text:s text:c="7"/></text:p>
          </table:table-cell>
          <table:table-cell office:value-type="float" office:value="28.35342" calcext:value-type="float">
            <text:p>28,35342</text:p>
          </table:table-cell>
          <table:table-cell office:value-type="float" office:value="19.18944" calcext:value-type="float">
            <text:p>19,18944</text:p>
          </table:table-cell>
          <table:table-cell office:value-type="float" office:value="119.80125" calcext:value-type="float">
            <text:p>119,80125</text:p>
          </table:table-cell>
          <table:table-cell office:value-type="float" office:value="-1.5183767" calcext:value-type="float">
            <text:p>-1,51837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0.25 <text:s text:c="5"/></text:p>
          </table:table-cell>
          <table:table-cell office:value-type="float" office:value="73.41456" calcext:value-type="float">
            <text:p>73,41456</text:p>
          </table:table-cell>
          <table:table-cell office:value-type="float" office:value="49.94379" calcext:value-type="float">
            <text:p>49,94379</text:p>
          </table:table-cell>
          <table:table-cell office:value-type="float" office:value="109.10172" calcext:value-type="float">
            <text:p>109,10172</text:p>
          </table:table-cell>
          <table:table-cell office:value-type="float" office:value="-0.1561624" calcext:value-type="float">
            <text:p>-0,15616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0625_c1020 <text:s/></text:p>
          </table:table-cell>
          <table:table-cell office:value-type="float" office:value="30.31674" calcext:value-type="float">
            <text:p>30,31674</text:p>
          </table:table-cell>
          <table:table-cell office:value-type="float" office:value="24.10583" calcext:value-type="float">
            <text:p>24,10583</text:p>
          </table:table-cell>
          <table:table-cell office:value-type="float" office:value="143.81202" calcext:value-type="float">
            <text:p>143,81202</text:p>
          </table:table-cell>
          <table:table-cell office:value-type="float" office:value="-1.8792191" calcext:value-type="float">
            <text:p>-1,87921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1_c1020 <text:s text:c="3"/></text:p>
          </table:table-cell>
          <table:table-cell office:value-type="float" office:value="74.26028" calcext:value-type="float">
            <text:p>74,26028</text:p>
          </table:table-cell>
          <table:table-cell office:value-type="float" office:value="55.54369" calcext:value-type="float">
            <text:p>55,54369</text:p>
          </table:table-cell>
          <table:table-cell office:value-type="float" office:value="144.83676" calcext:value-type="float">
            <text:p>144,83676</text:p>
          </table:table-cell>
          <table:table-cell office:value-type="float" office:value="-0.1829532" calcext:value-type="float">
            <text:p>-0,18295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1_c256 <text:s text:c="6"/></text:p>
          </table:table-cell>
          <table:table-cell office:value-type="float" office:value="32.24831" calcext:value-type="float">
            <text:p>32,24831</text:p>
          </table:table-cell>
          <table:table-cell office:value-type="float" office:value="22.92359" calcext:value-type="float">
            <text:p>22,92359</text:p>
          </table:table-cell>
          <table:table-cell office:value-type="float" office:value="140.32866" calcext:value-type="float">
            <text:p>140,32866</text:p>
          </table:table-cell>
          <table:table-cell office:value-type="float" office:value="-2.2577939" calcext:value-type="float">
            <text:p>-2,25779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0625_c256 <text:s/></text:p>
          </table:table-cell>
          <table:table-cell office:value-type="float" office:value="78.724" calcext:value-type="float">
            <text:p>78,724</text:p>
          </table:table-cell>
          <table:table-cell office:value-type="float" office:value="57.66979" calcext:value-type="float">
            <text:p>57,66979</text:p>
          </table:table-cell>
          <table:table-cell office:value-type="float" office:value="133.65385" calcext:value-type="float">
            <text:p>133,65385</text:p>
          </table:table-cell>
          <table:table-cell office:value-type="float" office:value="-0.3294401" calcext:value-type="float">
            <text:p>-0,32944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25_c256 <text:s text:c="3"/></text:p>
          </table:table-cell>
          <table:table-cell office:value-type="float" office:value="32.24831" calcext:value-type="float">
            <text:p>32,24831</text:p>
          </table:table-cell>
          <table:table-cell office:value-type="float" office:value="22.92359" calcext:value-type="float">
            <text:p>22,92359</text:p>
          </table:table-cell>
          <table:table-cell office:value-type="float" office:value="140.32866" calcext:value-type="float">
            <text:p>140,32866</text:p>
          </table:table-cell>
          <table:table-cell office:value-type="float" office:value="-2.2577939" calcext:value-type="float">
            <text:p>-2,25779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1_c256 <text:s text:c="5"/></text:p>
          </table:table-cell>
          <table:table-cell office:value-type="float" office:value="83.8041" calcext:value-type="float">
            <text:p>83,8041</text:p>
          </table:table-cell>
          <table:table-cell office:value-type="float" office:value="61.24007" calcext:value-type="float">
            <text:p>61,24007</text:p>
          </table:table-cell>
          <table:table-cell office:value-type="float" office:value="152.07199" calcext:value-type="float">
            <text:p>152,07199</text:p>
          </table:table-cell>
          <table:table-cell office:value-type="float" office:value="-0.506555" calcext:value-type="float">
            <text:p>-0,506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64 <text:s text:c="2"/></text:p>
          </table:table-cell>
          <table:table-cell office:value-type="float" office:value="32.76205" calcext:value-type="float">
            <text:p>32,76205</text:p>
          </table:table-cell>
          <table:table-cell office:value-type="float" office:value="22.17696" calcext:value-type="float">
            <text:p>22,17696</text:p>
          </table:table-cell>
          <table:table-cell office:value-type="float" office:value="138.86295" calcext:value-type="float">
            <text:p>138,86295</text:p>
          </table:table-cell>
          <table:table-cell office:value-type="float" office:value="-2.3624204" calcext:value-type="float">
            <text:p>-2,36242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0.25_c1020 <text:s/></text:p>
          </table:table-cell>
          <table:table-cell office:value-type="float" office:value="97.0731" calcext:value-type="float">
            <text:p>97,0731</text:p>
          </table:table-cell>
          <table:table-cell office:value-type="float" office:value="71.67656" calcext:value-type="float">
            <text:p>71,67656</text:p>
          </table:table-cell>
          <table:table-cell office:value-type="float" office:value="180.37692" calcext:value-type="float">
            <text:p>180,37692</text:p>
          </table:table-cell>
          <table:table-cell office:value-type="float" office:value="-1.0213998" calcext:value-type="float">
            <text:p>-1,0213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1020 </text:p>
          </table:table-cell>
          <table:table-cell office:value-type="float" office:value="40.2767" calcext:value-type="float">
            <text:p>40,2767</text:p>
          </table:table-cell>
          <table:table-cell office:value-type="float" office:value="28.66781" calcext:value-type="float">
            <text:p>28,66781</text:p>
          </table:table-cell>
          <table:table-cell office:value-type="float" office:value="159.80315" calcext:value-type="float">
            <text:p>159,80315</text:p>
          </table:table-cell>
          <table:table-cell office:value-type="float" office:value="-4.0817996" calcext:value-type="float">
            <text:p>-4,0817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72:.B121])" office:value-type="float" office:value="55.77505" calcext:value-type="float">
            <text:p>55,77505</text:p>
          </table:table-cell>
          <table:table-cell table:style-name="ce1" table:formula="of:=MIN([.C72:.C121])" office:value-type="float" office:value="37.9557" calcext:value-type="float">
            <text:p>37,9557</text:p>
          </table:table-cell>
          <table:table-cell table:style-name="ce1" table:formula="of:=MIN([.D72:.D121])" office:value-type="float" office:value="67.26167" calcext:value-type="float">
            <text:p>67,26167</text:p>
          </table:table-cell>
          <table:table-cell table:style-name="ce1" table:formula="of:=MIN([.E72:.E121])" office:value-type="float" office:value="-1.0213998" calcext:value-type="float">
            <text:p>-1,0213998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72:.J121])" office:value-type="float" office:value="16.0718" calcext:value-type="float">
            <text:p>16,0718</text:p>
          </table:table-cell>
          <table:table-cell table:style-name="ce2" table:formula="of:=MIN([.K72:.K121])" office:value-type="float" office:value="11.32602" calcext:value-type="float">
            <text:p>11,32602</text:p>
          </table:table-cell>
          <table:table-cell table:style-name="ce2" table:formula="of:=MIN([.L72:.L121])" office:value-type="float" office:value="59.82251" calcext:value-type="float">
            <text:p>59,82251</text:p>
          </table:table-cell>
          <table:table-cell table:style-name="ce2" table:formula="of:=MIN([.M72:.M121])" office:value-type="float" office:value="-4.0817996" calcext:value-type="float">
            <text:p>-4,0817996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73:.B122])" office:value-type="float" office:value="97.0731" calcext:value-type="float">
            <text:p>97,0731</text:p>
          </table:table-cell>
          <table:table-cell table:style-name="ce1" table:formula="of:=MAX([.C73:.C122])" office:value-type="float" office:value="71.67656" calcext:value-type="float">
            <text:p>71,67656</text:p>
          </table:table-cell>
          <table:table-cell table:style-name="ce1" table:formula="of:=MAX([.D73:.D122])" office:value-type="float" office:value="180.37692" calcext:value-type="float">
            <text:p>180,37692</text:p>
          </table:table-cell>
          <table:table-cell table:style-name="ce1" table:formula="of:=MAX([.E73:.E122])" office:value-type="float" office:value="0.3326796" calcext:value-type="float">
            <text:p>0,3326796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73:.J122])" office:value-type="float" office:value="40.2767" calcext:value-type="float">
            <text:p>40,2767</text:p>
          </table:table-cell>
          <table:table-cell table:style-name="ce2" table:formula="of:=MAX([.K73:.K122])" office:value-type="float" office:value="28.66781" calcext:value-type="float">
            <text:p>28,66781</text:p>
          </table:table-cell>
          <table:table-cell table:style-name="ce2" table:formula="of:=MAX([.L73:.L122])" office:value-type="float" office:value="159.80315" calcext:value-type="float">
            <text:p>159,80315</text:p>
          </table:table-cell>
          <table:table-cell table:style-name="ce2" table:formula="of:=MAX([.M73:.M122])" office:value-type="float" office:value="0.1577985" calcext:value-type="float">
            <text:p>0,1577985</text:p>
          </table:table-cell>
          <table:table-cell table:style-name="ce2"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6"/>RMSE</text:p>
          </table:table-cell>
          <table:table-cell table:style-name="ce1" office:value-type="string" calcext:value-type="string">
            <text:p><text:s text:c="7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svr_gam0.000244_eps0.5_c0.25 <text:s text:c="3"/></text:p>
          </table:table-cell>
          <table:table-cell office:value-type="float" office:value="8.5993" calcext:value-type="float">
            <text:p>8,5993</text:p>
          </table:table-cell>
          <table:table-cell office:value-type="float" office:value="6.765152" calcext:value-type="float">
            <text:p>6,765152</text:p>
          </table:table-cell>
          <table:table-cell office:value-type="float" office:value="51.18965" calcext:value-type="float">
            <text:p>51,18965</text:p>
          </table:table-cell>
          <table:table-cell office:value-type="float" office:value="0.1984555" calcext:value-type="float">
            <text:p>0,1984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16 <text:s text:c="5"/></text:p>
          </table:table-cell>
          <table:table-cell office:value-type="float" office:value="26.59559" calcext:value-type="float">
            <text:p>26,59559</text:p>
          </table:table-cell>
          <table:table-cell office:value-type="float" office:value="18.56401" calcext:value-type="float">
            <text:p>18,56401</text:p>
          </table:table-cell>
          <table:table-cell office:value-type="float" office:value="58.1611" calcext:value-type="float">
            <text:p>58,1611</text:p>
          </table:table-cell>
          <table:table-cell office:value-type="float" office:value="0.1686913" calcext:value-type="float">
            <text:p>0,16869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125_c1 <text:s text:c="4"/></text:p>
          </table:table-cell>
          <table:table-cell office:value-type="float" office:value="8.709371" calcext:value-type="float">
            <text:p>8,709371</text:p>
          </table:table-cell>
          <table:table-cell office:value-type="float" office:value="6.70962" calcext:value-type="float">
            <text:p>6,70962</text:p>
          </table:table-cell>
          <table:table-cell office:value-type="float" office:value="49.71234" calcext:value-type="float">
            <text:p>49,71234</text:p>
          </table:table-cell>
          <table:table-cell office:value-type="float" office:value="0.1778046" calcext:value-type="float">
            <text:p>0,17780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2_c16 <text:s text:c="7"/></text:p>
          </table:table-cell>
          <table:table-cell office:value-type="float" office:value="26.59559" calcext:value-type="float">
            <text:p>26,59559</text:p>
          </table:table-cell>
          <table:table-cell office:value-type="float" office:value="18.56401" calcext:value-type="float">
            <text:p>18,56401</text:p>
          </table:table-cell>
          <table:table-cell office:value-type="float" office:value="58.1611" calcext:value-type="float">
            <text:p>58,1611</text:p>
          </table:table-cell>
          <table:table-cell office:value-type="float" office:value="0.1686913" calcext:value-type="float">
            <text:p>0,16869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0.25 <text:s/></text:p>
          </table:table-cell>
          <table:table-cell office:value-type="float" office:value="8.750159" calcext:value-type="float">
            <text:p>8,750159</text:p>
          </table:table-cell>
          <table:table-cell office:value-type="float" office:value="6.777722" calcext:value-type="float">
            <text:p>6,777722</text:p>
          </table:table-cell>
          <table:table-cell office:value-type="float" office:value="51.6957" calcext:value-type="float">
            <text:p>51,6957</text:p>
          </table:table-cell>
          <table:table-cell office:value-type="float" office:value="0.1700855" calcext:value-type="float">
            <text:p>0,1700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2_c64 <text:s text:c="7"/></text:p>
          </table:table-cell>
          <table:table-cell office:value-type="float" office:value="26.65537" calcext:value-type="float">
            <text:p>26,65537</text:p>
          </table:table-cell>
          <table:table-cell office:value-type="float" office:value="18.58304" calcext:value-type="float">
            <text:p>18,58304</text:p>
          </table:table-cell>
          <table:table-cell office:value-type="float" office:value="57.88676" calcext:value-type="float">
            <text:p>57,88676</text:p>
          </table:table-cell>
          <table:table-cell office:value-type="float" office:value="0.1649495" calcext:value-type="float">
            <text:p>0,16494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125_c0.25 <text:s text:c="2"/></text:p>
          </table:table-cell>
          <table:table-cell office:value-type="float" office:value="8.750159" calcext:value-type="float">
            <text:p>8,750159</text:p>
          </table:table-cell>
          <table:table-cell office:value-type="float" office:value="6.777722" calcext:value-type="float">
            <text:p>6,777722</text:p>
          </table:table-cell>
          <table:table-cell office:value-type="float" office:value="51.6957" calcext:value-type="float">
            <text:p>51,6957</text:p>
          </table:table-cell>
          <table:table-cell office:value-type="float" office:value="0.1700855" calcext:value-type="float">
            <text:p>0,1700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0312_c64 <text:s text:c="2"/></text:p>
          </table:table-cell>
          <table:table-cell office:value-type="float" office:value="26.65537" calcext:value-type="float">
            <text:p>26,65537</text:p>
          </table:table-cell>
          <table:table-cell office:value-type="float" office:value="18.58304" calcext:value-type="float">
            <text:p>18,58304</text:p>
          </table:table-cell>
          <table:table-cell office:value-type="float" office:value="57.88676" calcext:value-type="float">
            <text:p>57,88676</text:p>
          </table:table-cell>
          <table:table-cell office:value-type="float" office:value="0.1649495" calcext:value-type="float">
            <text:p>0,16494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2_c16 <text:s text:c="7"/></text:p>
          </table:table-cell>
          <table:table-cell office:value-type="float" office:value="8.830162" calcext:value-type="float">
            <text:p>8,830162</text:p>
          </table:table-cell>
          <table:table-cell office:value-type="float" office:value="6.797995" calcext:value-type="float">
            <text:p>6,797995</text:p>
          </table:table-cell>
          <table:table-cell office:value-type="float" office:value="49.7076" calcext:value-type="float">
            <text:p>49,7076</text:p>
          </table:table-cell>
          <table:table-cell office:value-type="float" office:value="0.1548403" calcext:value-type="float">
            <text:p>0,1548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64 <text:s text:c="5"/></text:p>
          </table:table-cell>
          <table:table-cell office:value-type="float" office:value="26.65537" calcext:value-type="float">
            <text:p>26,65537</text:p>
          </table:table-cell>
          <table:table-cell office:value-type="float" office:value="18.58304" calcext:value-type="float">
            <text:p>18,58304</text:p>
          </table:table-cell>
          <table:table-cell office:value-type="float" office:value="57.88676" calcext:value-type="float">
            <text:p>57,88676</text:p>
          </table:table-cell>
          <table:table-cell office:value-type="float" office:value="0.1649495" calcext:value-type="float">
            <text:p>0,16494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16 <text:s text:c="2"/></text:p>
          </table:table-cell>
          <table:table-cell office:value-type="float" office:value="8.830162" calcext:value-type="float">
            <text:p>8,830162</text:p>
          </table:table-cell>
          <table:table-cell office:value-type="float" office:value="6.797995" calcext:value-type="float">
            <text:p>6,797995</text:p>
          </table:table-cell>
          <table:table-cell office:value-type="float" office:value="49.7076" calcext:value-type="float">
            <text:p>49,7076</text:p>
          </table:table-cell>
          <table:table-cell office:value-type="float" office:value="0.1548403" calcext:value-type="float">
            <text:p>0,1548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0312_c0.25 <text:s/></text:p>
          </table:table-cell>
          <table:table-cell office:value-type="float" office:value="26.78624" calcext:value-type="float">
            <text:p>26,78624</text:p>
          </table:table-cell>
          <table:table-cell office:value-type="float" office:value="18.68792" calcext:value-type="float">
            <text:p>18,68792</text:p>
          </table:table-cell>
          <table:table-cell office:value-type="float" office:value="56.83901" calcext:value-type="float">
            <text:p>56,83901</text:p>
          </table:table-cell>
          <table:table-cell office:value-type="float" office:value="0.1567296" calcext:value-type="float">
            <text:p>0,1567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125_c16 <text:s text:c="3"/></text:p>
          </table:table-cell>
          <table:table-cell office:value-type="float" office:value="8.830162" calcext:value-type="float">
            <text:p>8,830162</text:p>
          </table:table-cell>
          <table:table-cell office:value-type="float" office:value="6.797995" calcext:value-type="float">
            <text:p>6,797995</text:p>
          </table:table-cell>
          <table:table-cell office:value-type="float" office:value="49.7076" calcext:value-type="float">
            <text:p>49,7076</text:p>
          </table:table-cell>
          <table:table-cell office:value-type="float" office:value="0.1548403" calcext:value-type="float">
            <text:p>0,1548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5_c0.25 <text:s text:c="4"/></text:p>
          </table:table-cell>
          <table:table-cell office:value-type="float" office:value="26.78624" calcext:value-type="float">
            <text:p>26,78624</text:p>
          </table:table-cell>
          <table:table-cell office:value-type="float" office:value="18.68792" calcext:value-type="float">
            <text:p>18,68792</text:p>
          </table:table-cell>
          <table:table-cell office:value-type="float" office:value="56.83901" calcext:value-type="float">
            <text:p>56,83901</text:p>
          </table:table-cell>
          <table:table-cell office:value-type="float" office:value="0.1567296" calcext:value-type="float">
            <text:p>0,1567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125_c4 <text:s text:c="4"/></text:p>
          </table:table-cell>
          <table:table-cell office:value-type="float" office:value="9.035339" calcext:value-type="float">
            <text:p>9,035339</text:p>
          </table:table-cell>
          <table:table-cell office:value-type="float" office:value="6.999949" calcext:value-type="float">
            <text:p>6,999949</text:p>
          </table:table-cell>
          <table:table-cell office:value-type="float" office:value="51.96875" calcext:value-type="float">
            <text:p>51,96875</text:p>
          </table:table-cell>
          <table:table-cell office:value-type="float" office:value="0.1151078" calcext:value-type="float">
            <text:p>0,1151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0.25 <text:s text:c="2"/></text:p>
          </table:table-cell>
          <table:table-cell office:value-type="float" office:value="26.78624" calcext:value-type="float">
            <text:p>26,78624</text:p>
          </table:table-cell>
          <table:table-cell office:value-type="float" office:value="18.68792" calcext:value-type="float">
            <text:p>18,68792</text:p>
          </table:table-cell>
          <table:table-cell office:value-type="float" office:value="56.83901" calcext:value-type="float">
            <text:p>56,83901</text:p>
          </table:table-cell>
          <table:table-cell office:value-type="float" office:value="0.1567296" calcext:value-type="float">
            <text:p>0,1567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0312_c4 <text:s text:c="3"/></text:p>
          </table:table-cell>
          <table:table-cell office:value-type="float" office:value="9.035339" calcext:value-type="float">
            <text:p>9,035339</text:p>
          </table:table-cell>
          <table:table-cell office:value-type="float" office:value="6.999949" calcext:value-type="float">
            <text:p>6,999949</text:p>
          </table:table-cell>
          <table:table-cell office:value-type="float" office:value="51.96875" calcext:value-type="float">
            <text:p>51,96875</text:p>
          </table:table-cell>
          <table:table-cell office:value-type="float" office:value="0.1151078" calcext:value-type="float">
            <text:p>0,1151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2_c1 <text:s text:c="8"/></text:p>
          </table:table-cell>
          <table:table-cell office:value-type="float" office:value="26.8064" calcext:value-type="float">
            <text:p>26,8064</text:p>
          </table:table-cell>
          <table:table-cell office:value-type="float" office:value="18.7611" calcext:value-type="float">
            <text:p>18,7611</text:p>
          </table:table-cell>
          <table:table-cell office:value-type="float" office:value="58.12636" calcext:value-type="float">
            <text:p>58,12636</text:p>
          </table:table-cell>
          <table:table-cell office:value-type="float" office:value="0.1554602" calcext:value-type="float">
            <text:p>0,15546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1 <text:s text:c="9"/></text:p>
          </table:table-cell>
          <table:table-cell office:value-type="float" office:value="9.151154" calcext:value-type="float">
            <text:p>9,151154</text:p>
          </table:table-cell>
          <table:table-cell office:value-type="float" office:value="7.077089" calcext:value-type="float">
            <text:p>7,077089</text:p>
          </table:table-cell>
          <table:table-cell office:value-type="float" office:value="52.51972" calcext:value-type="float">
            <text:p>52,51972</text:p>
          </table:table-cell>
          <table:table-cell office:value-type="float" office:value="0.0922772" calcext:value-type="float">
            <text:p>0,0922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5_c1 <text:s text:c="6"/></text:p>
          </table:table-cell>
          <table:table-cell office:value-type="float" office:value="26.8064" calcext:value-type="float">
            <text:p>26,8064</text:p>
          </table:table-cell>
          <table:table-cell office:value-type="float" office:value="18.7611" calcext:value-type="float">
            <text:p>18,7611</text:p>
          </table:table-cell>
          <table:table-cell office:value-type="float" office:value="58.12636" calcext:value-type="float">
            <text:p>58,12636</text:p>
          </table:table-cell>
          <table:table-cell office:value-type="float" office:value="0.1554602" calcext:value-type="float">
            <text:p>0,15546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1 <text:s text:c="4"/></text:p>
          </table:table-cell>
          <table:table-cell office:value-type="float" office:value="9.151154" calcext:value-type="float">
            <text:p>9,151154</text:p>
          </table:table-cell>
          <table:table-cell office:value-type="float" office:value="7.077089" calcext:value-type="float">
            <text:p>7,077089</text:p>
          </table:table-cell>
          <table:table-cell office:value-type="float" office:value="52.51972" calcext:value-type="float">
            <text:p>52,51972</text:p>
          </table:table-cell>
          <table:table-cell office:value-type="float" office:value="0.0922772" calcext:value-type="float">
            <text:p>0,0922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0.25 </text:p>
          </table:table-cell>
          <table:table-cell office:value-type="float" office:value="26.81071" calcext:value-type="float">
            <text:p>26,81071</text:p>
          </table:table-cell>
          <table:table-cell office:value-type="float" office:value="18.81045" calcext:value-type="float">
            <text:p>18,81045</text:p>
          </table:table-cell>
          <table:table-cell office:value-type="float" office:value="60.03412" calcext:value-type="float">
            <text:p>60,03412</text:p>
          </table:table-cell>
          <table:table-cell office:value-type="float" office:value="0.1551883" calcext:value-type="float">
            <text:p>0,1551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125_c0.25 <text:s text:c="3"/></text:p>
          </table:table-cell>
          <table:table-cell office:value-type="float" office:value="9.196794" calcext:value-type="float">
            <text:p>9,196794</text:p>
          </table:table-cell>
          <table:table-cell office:value-type="float" office:value="7.230333" calcext:value-type="float">
            <text:p>7,230333</text:p>
          </table:table-cell>
          <table:table-cell office:value-type="float" office:value="57.71779" calcext:value-type="float">
            <text:p>57,71779</text:p>
          </table:table-cell>
          <table:table-cell office:value-type="float" office:value="0.0832005" calcext:value-type="float">
            <text:p>0,083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125_c0.25 <text:s/></text:p>
          </table:table-cell>
          <table:table-cell office:value-type="float" office:value="26.81071" calcext:value-type="float">
            <text:p>26,81071</text:p>
          </table:table-cell>
          <table:table-cell office:value-type="float" office:value="18.81045" calcext:value-type="float">
            <text:p>18,81045</text:p>
          </table:table-cell>
          <table:table-cell office:value-type="float" office:value="60.03412" calcext:value-type="float">
            <text:p>60,03412</text:p>
          </table:table-cell>
          <table:table-cell office:value-type="float" office:value="0.1551883" calcext:value-type="float">
            <text:p>0,1551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2_c0.25 <text:s text:c="7"/></text:p>
          </table:table-cell>
          <table:table-cell office:value-type="float" office:value="9.196794" calcext:value-type="float">
            <text:p>9,196794</text:p>
          </table:table-cell>
          <table:table-cell office:value-type="float" office:value="7.230333" calcext:value-type="float">
            <text:p>7,230333</text:p>
          </table:table-cell>
          <table:table-cell office:value-type="float" office:value="57.71779" calcext:value-type="float">
            <text:p>57,71779</text:p>
          </table:table-cell>
          <table:table-cell office:value-type="float" office:value="0.0832005" calcext:value-type="float">
            <text:p>0,083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1 <text:s text:c="6"/></text:p>
          </table:table-cell>
          <table:table-cell office:value-type="float" office:value="26.82416" calcext:value-type="float">
            <text:p>26,82416</text:p>
          </table:table-cell>
          <table:table-cell office:value-type="float" office:value="18.84022" calcext:value-type="float">
            <text:p>18,84022</text:p>
          </table:table-cell>
          <table:table-cell office:value-type="float" office:value="60.5433" calcext:value-type="float">
            <text:p>60,5433</text:p>
          </table:table-cell>
          <table:table-cell office:value-type="float" office:value="0.1543404" calcext:value-type="float">
            <text:p>0,15434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5_c64 <text:s text:c="5"/></text:p>
          </table:table-cell>
          <table:table-cell office:value-type="float" office:value="9.23512" calcext:value-type="float">
            <text:p>9,23512</text:p>
          </table:table-cell>
          <table:table-cell office:value-type="float" office:value="7.175789" calcext:value-type="float">
            <text:p>7,175789</text:p>
          </table:table-cell>
          <table:table-cell office:value-type="float" office:value="53.23233" calcext:value-type="float">
            <text:p>53,23233</text:p>
          </table:table-cell>
          <table:table-cell office:value-type="float" office:value="0.0755434" calcext:value-type="float">
            <text:p>0,07554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0.0312_c0.25 <text:s text:c="2"/></text:p>
          </table:table-cell>
          <table:table-cell office:value-type="float" office:value="26.86895" calcext:value-type="float">
            <text:p>26,86895</text:p>
          </table:table-cell>
          <table:table-cell office:value-type="float" office:value="18.91442" calcext:value-type="float">
            <text:p>18,91442</text:p>
          </table:table-cell>
          <table:table-cell office:value-type="float" office:value="60.85104" calcext:value-type="float">
            <text:p>60,85104</text:p>
          </table:table-cell>
          <table:table-cell office:value-type="float" office:value="0.1515142" calcext:value-type="float">
            <text:p>0,1515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64 <text:s text:c="2"/></text:p>
          </table:table-cell>
          <table:table-cell office:value-type="float" office:value="9.23512" calcext:value-type="float">
            <text:p>9,23512</text:p>
          </table:table-cell>
          <table:table-cell office:value-type="float" office:value="7.175789" calcext:value-type="float">
            <text:p>7,175789</text:p>
          </table:table-cell>
          <table:table-cell office:value-type="float" office:value="53.23233" calcext:value-type="float">
            <text:p>53,23233</text:p>
          </table:table-cell>
          <table:table-cell office:value-type="float" office:value="0.0755434" calcext:value-type="float">
            <text:p>0,07554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125_c0.25 <text:s/></text:p>
          </table:table-cell>
          <table:table-cell office:value-type="float" office:value="27.00167" calcext:value-type="float">
            <text:p>27,00167</text:p>
          </table:table-cell>
          <table:table-cell office:value-type="float" office:value="19.09057" calcext:value-type="float">
            <text:p>19,09057</text:p>
          </table:table-cell>
          <table:table-cell office:value-type="float" office:value="65.44808" calcext:value-type="float">
            <text:p>65,44808</text:p>
          </table:table-cell>
          <table:table-cell office:value-type="float" office:value="0.143111" calcext:value-type="float">
            <text:p>0,1431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0312_c1 <text:s text:c="5"/></text:p>
          </table:table-cell>
          <table:table-cell office:value-type="float" office:value="9.538739" calcext:value-type="float">
            <text:p>9,538739</text:p>
          </table:table-cell>
          <table:table-cell office:value-type="float" office:value="7.427389" calcext:value-type="float">
            <text:p>7,427389</text:p>
          </table:table-cell>
          <table:table-cell office:value-type="float" office:value="57.38367" calcext:value-type="float">
            <text:p>57,38367</text:p>
          </table:table-cell>
          <table:table-cell office:value-type="float" office:value="0.0137582" calcext:value-type="float">
            <text:p>0,01375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1 <text:s text:c="5"/></text:p>
          </table:table-cell>
          <table:table-cell office:value-type="float" office:value="27.06894" calcext:value-type="float">
            <text:p>27,06894</text:p>
          </table:table-cell>
          <table:table-cell office:value-type="float" office:value="18.87424" calcext:value-type="float">
            <text:p>18,87424</text:p>
          </table:table-cell>
          <table:table-cell office:value-type="float" office:value="56.88159" calcext:value-type="float">
            <text:p>56,88159</text:p>
          </table:table-cell>
          <table:table-cell office:value-type="float" office:value="0.1388364" calcext:value-type="float">
            <text:p>0,1388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0312_c0.25 <text:s text:c="2"/></text:p>
          </table:table-cell>
          <table:table-cell office:value-type="float" office:value="9.88922" calcext:value-type="float">
            <text:p>9,88922</text:p>
          </table:table-cell>
          <table:table-cell office:value-type="float" office:value="8.089768" calcext:value-type="float">
            <text:p>8,089768</text:p>
          </table:table-cell>
          <table:table-cell office:value-type="float" office:value="69.20659" calcext:value-type="float">
            <text:p>69,20659</text:p>
          </table:table-cell>
          <table:table-cell office:value-type="float" office:value="-0.0600482" calcext:value-type="float">
            <text:p>-0,0600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2_c1 <text:s text:c="9"/></text:p>
          </table:table-cell>
          <table:table-cell office:value-type="float" office:value="27.06894" calcext:value-type="float">
            <text:p>27,06894</text:p>
          </table:table-cell>
          <table:table-cell office:value-type="float" office:value="18.87424" calcext:value-type="float">
            <text:p>18,87424</text:p>
          </table:table-cell>
          <table:table-cell office:value-type="float" office:value="56.88159" calcext:value-type="float">
            <text:p>56,88159</text:p>
          </table:table-cell>
          <table:table-cell office:value-type="float" office:value="0.1388364" calcext:value-type="float">
            <text:p>0,1388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1 <text:s text:c="6"/></text:p>
          </table:table-cell>
          <table:table-cell office:value-type="float" office:value="10.096814" calcext:value-type="float">
            <text:p>10,096814</text:p>
          </table:table-cell>
          <table:table-cell office:value-type="float" office:value="8.261463" calcext:value-type="float">
            <text:p>8,261463</text:p>
          </table:table-cell>
          <table:table-cell office:value-type="float" office:value="70.85688" calcext:value-type="float">
            <text:p>70,85688</text:p>
          </table:table-cell>
          <table:table-cell office:value-type="float" office:value="-0.1050202" calcext:value-type="float">
            <text:p>-0,1050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4 <text:s text:c="5"/></text:p>
          </table:table-cell>
          <table:table-cell office:value-type="float" office:value="27.26325" calcext:value-type="float">
            <text:p>27,26325</text:p>
          </table:table-cell>
          <table:table-cell office:value-type="float" office:value="19.29228" calcext:value-type="float">
            <text:p>19,29228</text:p>
          </table:table-cell>
          <table:table-cell office:value-type="float" office:value="60.67619" calcext:value-type="float">
            <text:p>60,67619</text:p>
          </table:table-cell>
          <table:table-cell office:value-type="float" office:value="0.1264288" calcext:value-type="float">
            <text:p>0,1264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5_c1 <text:s text:c="8"/></text:p>
          </table:table-cell>
          <table:table-cell office:value-type="float" office:value="10.096814" calcext:value-type="float">
            <text:p>10,096814</text:p>
          </table:table-cell>
          <table:table-cell office:value-type="float" office:value="8.261463" calcext:value-type="float">
            <text:p>8,261463</text:p>
          </table:table-cell>
          <table:table-cell office:value-type="float" office:value="70.85688" calcext:value-type="float">
            <text:p>70,85688</text:p>
          </table:table-cell>
          <table:table-cell office:value-type="float" office:value="-0.1050202" calcext:value-type="float">
            <text:p>-0,1050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5_c16 <text:s text:c="5"/></text:p>
          </table:table-cell>
          <table:table-cell office:value-type="float" office:value="27.61005" calcext:value-type="float">
            <text:p>27,61005</text:p>
          </table:table-cell>
          <table:table-cell office:value-type="float" office:value="19.35658" calcext:value-type="float">
            <text:p>19,35658</text:p>
          </table:table-cell>
          <table:table-cell office:value-type="float" office:value="59.47022" calcext:value-type="float">
            <text:p>59,47022</text:p>
          </table:table-cell>
          <table:table-cell office:value-type="float" office:value="0.1040626" calcext:value-type="float">
            <text:p>0,10406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0312_c1 <text:s text:c="5"/></text:p>
          </table:table-cell>
          <table:table-cell office:value-type="float" office:value="10.096814" calcext:value-type="float">
            <text:p>10,096814</text:p>
          </table:table-cell>
          <table:table-cell office:value-type="float" office:value="8.261463" calcext:value-type="float">
            <text:p>8,261463</text:p>
          </table:table-cell>
          <table:table-cell office:value-type="float" office:value="70.85688" calcext:value-type="float">
            <text:p>70,85688</text:p>
          </table:table-cell>
          <table:table-cell office:value-type="float" office:value="-0.1050202" calcext:value-type="float">
            <text:p>-0,1050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0.25 <text:s text:c="5"/></text:p>
          </table:table-cell>
          <table:table-cell office:value-type="float" office:value="27.65779" calcext:value-type="float">
            <text:p>27,65779</text:p>
          </table:table-cell>
          <table:table-cell office:value-type="float" office:value="20.64833" calcext:value-type="float">
            <text:p>20,64833</text:p>
          </table:table-cell>
          <table:table-cell office:value-type="float" office:value="87.95482" calcext:value-type="float">
            <text:p>87,95482</text:p>
          </table:table-cell>
          <table:table-cell office:value-type="float" office:value="0.1009615" calcext:value-type="float">
            <text:p>0,10096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5_c4 <text:s text:c="8"/></text:p>
          </table:table-cell>
          <table:table-cell office:value-type="float" office:value="10.369632" calcext:value-type="float">
            <text:p>10,369632</text:p>
          </table:table-cell>
          <table:table-cell office:value-type="float" office:value="8.082324" calcext:value-type="float">
            <text:p>8,082324</text:p>
          </table:table-cell>
          <table:table-cell office:value-type="float" office:value="60.34498" calcext:value-type="float">
            <text:p>60,34498</text:p>
          </table:table-cell>
          <table:table-cell office:value-type="float" office:value="-0.1655427" calcext:value-type="float">
            <text:p>-0,16554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0.25 <text:s text:c="7"/></text:p>
          </table:table-cell>
          <table:table-cell office:value-type="float" office:value="27.65779" calcext:value-type="float">
            <text:p>27,65779</text:p>
          </table:table-cell>
          <table:table-cell office:value-type="float" office:value="20.64833" calcext:value-type="float">
            <text:p>20,64833</text:p>
          </table:table-cell>
          <table:table-cell office:value-type="float" office:value="87.95482" calcext:value-type="float">
            <text:p>87,95482</text:p>
          </table:table-cell>
          <table:table-cell office:value-type="float" office:value="0.1009615" calcext:value-type="float">
            <text:p>0,10096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125_c4 <text:s text:c="6"/></text:p>
          </table:table-cell>
          <table:table-cell office:value-type="float" office:value="10.369632" calcext:value-type="float">
            <text:p>10,369632</text:p>
          </table:table-cell>
          <table:table-cell office:value-type="float" office:value="8.082324" calcext:value-type="float">
            <text:p>8,082324</text:p>
          </table:table-cell>
          <table:table-cell office:value-type="float" office:value="60.34498" calcext:value-type="float">
            <text:p>60,34498</text:p>
          </table:table-cell>
          <table:table-cell office:value-type="float" office:value="-0.1655427" calcext:value-type="float">
            <text:p>-0,16554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256 <text:s text:c="4"/></text:p>
          </table:table-cell>
          <table:table-cell office:value-type="float" office:value="27.68397" calcext:value-type="float">
            <text:p>27,68397</text:p>
          </table:table-cell>
          <table:table-cell office:value-type="float" office:value="19.44801" calcext:value-type="float">
            <text:p>19,44801</text:p>
          </table:table-cell>
          <table:table-cell office:value-type="float" office:value="60.24032" calcext:value-type="float">
            <text:p>60,24032</text:p>
          </table:table-cell>
          <table:table-cell office:value-type="float" office:value="0.0992593" calcext:value-type="float">
            <text:p>0,0992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125_c4 <text:s text:c="5"/></text:p>
          </table:table-cell>
          <table:table-cell office:value-type="float" office:value="10.435771" calcext:value-type="float">
            <text:p>10,435771</text:p>
          </table:table-cell>
          <table:table-cell office:value-type="float" office:value="8.079669" calcext:value-type="float">
            <text:p>8,079669</text:p>
          </table:table-cell>
          <table:table-cell office:value-type="float" office:value="59.50858" calcext:value-type="float">
            <text:p>59,50858</text:p>
          </table:table-cell>
          <table:table-cell office:value-type="float" office:value="-0.180458" calcext:value-type="float">
            <text:p>-0,1804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125_c256 <text:s text:c="2"/></text:p>
          </table:table-cell>
          <table:table-cell office:value-type="float" office:value="27.68397" calcext:value-type="float">
            <text:p>27,68397</text:p>
          </table:table-cell>
          <table:table-cell office:value-type="float" office:value="19.44801" calcext:value-type="float">
            <text:p>19,44801</text:p>
          </table:table-cell>
          <table:table-cell office:value-type="float" office:value="60.24032" calcext:value-type="float">
            <text:p>60,24032</text:p>
          </table:table-cell>
          <table:table-cell office:value-type="float" office:value="0.0992593" calcext:value-type="float">
            <text:p>0,0992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4 <text:s text:c="4"/></text:p>
          </table:table-cell>
          <table:table-cell office:value-type="float" office:value="10.435771" calcext:value-type="float">
            <text:p>10,435771</text:p>
          </table:table-cell>
          <table:table-cell office:value-type="float" office:value="8.079669" calcext:value-type="float">
            <text:p>8,079669</text:p>
          </table:table-cell>
          <table:table-cell office:value-type="float" office:value="59.50858" calcext:value-type="float">
            <text:p>59,50858</text:p>
          </table:table-cell>
          <table:table-cell office:value-type="float" office:value="-0.180458" calcext:value-type="float">
            <text:p>-0,1804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0.0312_c1 <text:s text:c="5"/></text:p>
          </table:table-cell>
          <table:table-cell office:value-type="float" office:value="27.86819" calcext:value-type="float">
            <text:p>27,86819</text:p>
          </table:table-cell>
          <table:table-cell office:value-type="float" office:value="20.22608" calcext:value-type="float">
            <text:p>20,22608</text:p>
          </table:table-cell>
          <table:table-cell office:value-type="float" office:value="67.8463" calcext:value-type="float">
            <text:p>67,8463</text:p>
          </table:table-cell>
          <table:table-cell office:value-type="float" office:value="0.0872311" calcext:value-type="float">
            <text:p>0,0872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4 <text:s text:c="6"/></text:p>
          </table:table-cell>
          <table:table-cell office:value-type="float" office:value="10.47189" calcext:value-type="float">
            <text:p>10,47189</text:p>
          </table:table-cell>
          <table:table-cell office:value-type="float" office:value="8.567302" calcext:value-type="float">
            <text:p>8,567302</text:p>
          </table:table-cell>
          <table:table-cell office:value-type="float" office:value="74.46163" calcext:value-type="float">
            <text:p>74,46163</text:p>
          </table:table-cell>
          <table:table-cell office:value-type="float" office:value="-0.1886436" calcext:value-type="float">
            <text:p>-0,18864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2_c64 <text:s text:c="7"/></text:p>
          </table:table-cell>
          <table:table-cell office:value-type="float" office:value="27.88818" calcext:value-type="float">
            <text:p>27,88818</text:p>
          </table:table-cell>
          <table:table-cell office:value-type="float" office:value="19.75543" calcext:value-type="float">
            <text:p>19,75543</text:p>
          </table:table-cell>
          <table:table-cell office:value-type="float" office:value="62.02014" calcext:value-type="float">
            <text:p>62,02014</text:p>
          </table:table-cell>
          <table:table-cell office:value-type="float" office:value="0.0859212" calcext:value-type="float">
            <text:p>0,0859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2_c4 <text:s text:c="10"/></text:p>
          </table:table-cell>
          <table:table-cell office:value-type="float" office:value="10.47189" calcext:value-type="float">
            <text:p>10,47189</text:p>
          </table:table-cell>
          <table:table-cell office:value-type="float" office:value="8.567302" calcext:value-type="float">
            <text:p>8,567302</text:p>
          </table:table-cell>
          <table:table-cell office:value-type="float" office:value="74.46163" calcext:value-type="float">
            <text:p>74,46163</text:p>
          </table:table-cell>
          <table:table-cell office:value-type="float" office:value="-0.1886436" calcext:value-type="float">
            <text:p>-0,18864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64 <text:s text:c="2"/></text:p>
          </table:table-cell>
          <table:table-cell office:value-type="float" office:value="27.88818" calcext:value-type="float">
            <text:p>27,88818</text:p>
          </table:table-cell>
          <table:table-cell office:value-type="float" office:value="19.75543" calcext:value-type="float">
            <text:p>19,75543</text:p>
          </table:table-cell>
          <table:table-cell office:value-type="float" office:value="62.02014" calcext:value-type="float">
            <text:p>62,02014</text:p>
          </table:table-cell>
          <table:table-cell office:value-type="float" office:value="0.0859212" calcext:value-type="float">
            <text:p>0,0859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16 <text:s text:c="5"/></text:p>
          </table:table-cell>
          <table:table-cell office:value-type="float" office:value="10.664361" calcext:value-type="float">
            <text:p>10,664361</text:p>
          </table:table-cell>
          <table:table-cell office:value-type="float" office:value="8.685524" calcext:value-type="float">
            <text:p>8,685524</text:p>
          </table:table-cell>
          <table:table-cell office:value-type="float" office:value="75.8139" calcext:value-type="float">
            <text:p>75,8139</text:p>
          </table:table-cell>
          <table:table-cell office:value-type="float" office:value="-0.2327389" calcext:value-type="float">
            <text:p>-0,23273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125_c64 <text:s text:c="3"/></text:p>
          </table:table-cell>
          <table:table-cell office:value-type="float" office:value="27.88818" calcext:value-type="float">
            <text:p>27,88818</text:p>
          </table:table-cell>
          <table:table-cell office:value-type="float" office:value="19.75543" calcext:value-type="float">
            <text:p>19,75543</text:p>
          </table:table-cell>
          <table:table-cell office:value-type="float" office:value="62.02014" calcext:value-type="float">
            <text:p>62,02014</text:p>
          </table:table-cell>
          <table:table-cell office:value-type="float" office:value="0.0859212" calcext:value-type="float">
            <text:p>0,0859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2_c64 <text:s text:c="9"/></text:p>
          </table:table-cell>
          <table:table-cell office:value-type="float" office:value="10.74501" calcext:value-type="float">
            <text:p>10,74501</text:p>
          </table:table-cell>
          <table:table-cell office:value-type="float" office:value="8.754237" calcext:value-type="float">
            <text:p>8,754237</text:p>
          </table:table-cell>
          <table:table-cell office:value-type="float" office:value="76.37955" calcext:value-type="float">
            <text:p>76,37955</text:p>
          </table:table-cell>
          <table:table-cell office:value-type="float" office:value="-0.2514547" calcext:value-type="float">
            <text:p>-0,25145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1020 <text:s text:c="3"/></text:p>
          </table:table-cell>
          <table:table-cell office:value-type="float" office:value="28.17519" calcext:value-type="float">
            <text:p>28,17519</text:p>
          </table:table-cell>
          <table:table-cell office:value-type="float" office:value="19.98525" calcext:value-type="float">
            <text:p>19,98525</text:p>
          </table:table-cell>
          <table:table-cell office:value-type="float" office:value="62.73763" calcext:value-type="float">
            <text:p>62,73763</text:p>
          </table:table-cell>
          <table:table-cell office:value-type="float" office:value="0.0670104" calcext:value-type="float">
            <text:p>0,06701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64 <text:s text:c="5"/></text:p>
          </table:table-cell>
          <table:table-cell office:value-type="float" office:value="10.74501" calcext:value-type="float">
            <text:p>10,74501</text:p>
          </table:table-cell>
          <table:table-cell office:value-type="float" office:value="8.754237" calcext:value-type="float">
            <text:p>8,754237</text:p>
          </table:table-cell>
          <table:table-cell office:value-type="float" office:value="76.37955" calcext:value-type="float">
            <text:p>76,37955</text:p>
          </table:table-cell>
          <table:table-cell office:value-type="float" office:value="-0.2514547" calcext:value-type="float">
            <text:p>-0,25145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1 <text:s text:c="10"/></text:p>
          </table:table-cell>
          <table:table-cell office:value-type="float" office:value="28.43103" calcext:value-type="float">
            <text:p>28,43103</text:p>
          </table:table-cell>
          <table:table-cell office:value-type="float" office:value="21.55642" calcext:value-type="float">
            <text:p>21,55642</text:p>
          </table:table-cell>
          <table:table-cell office:value-type="float" office:value="94.96588" calcext:value-type="float">
            <text:p>94,96588</text:p>
          </table:table-cell>
          <table:table-cell office:value-type="float" office:value="0.0499892" calcext:value-type="float">
            <text:p>0,0499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256 <text:s/></text:p>
          </table:table-cell>
          <table:table-cell office:value-type="float" office:value="10.767905" calcext:value-type="float">
            <text:p>10,767905</text:p>
          </table:table-cell>
          <table:table-cell office:value-type="float" office:value="8.245181" calcext:value-type="float">
            <text:p>8,245181</text:p>
          </table:table-cell>
          <table:table-cell office:value-type="float" office:value="61.32462" calcext:value-type="float">
            <text:p>61,32462</text:p>
          </table:table-cell>
          <table:table-cell office:value-type="float" office:value="-0.2567935" calcext:value-type="float">
            <text:p>-0,25679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1 <text:s text:c="8"/></text:p>
          </table:table-cell>
          <table:table-cell office:value-type="float" office:value="28.43103" calcext:value-type="float">
            <text:p>28,43103</text:p>
          </table:table-cell>
          <table:table-cell office:value-type="float" office:value="21.55642" calcext:value-type="float">
            <text:p>21,55642</text:p>
          </table:table-cell>
          <table:table-cell office:value-type="float" office:value="94.96588" calcext:value-type="float">
            <text:p>94,96588</text:p>
          </table:table-cell>
          <table:table-cell office:value-type="float" office:value="0.0499892" calcext:value-type="float">
            <text:p>0,0499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5_c256 <text:s text:c="6"/></text:p>
          </table:table-cell>
          <table:table-cell office:value-type="float" office:value="10.823125" calcext:value-type="float">
            <text:p>10,823125</text:p>
          </table:table-cell>
          <table:table-cell office:value-type="float" office:value="8.848062" calcext:value-type="float">
            <text:p>8,848062</text:p>
          </table:table-cell>
          <table:table-cell office:value-type="float" office:value="76.67219" calcext:value-type="float">
            <text:p>76,67219</text:p>
          </table:table-cell>
          <table:table-cell office:value-type="float" office:value="-0.2697166" calcext:value-type="float">
            <text:p>-0,26971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0312_c1 <text:s text:c="5"/></text:p>
          </table:table-cell>
          <table:table-cell office:value-type="float" office:value="28.43103" calcext:value-type="float">
            <text:p>28,43103</text:p>
          </table:table-cell>
          <table:table-cell office:value-type="float" office:value="21.55642" calcext:value-type="float">
            <text:p>21,55642</text:p>
          </table:table-cell>
          <table:table-cell office:value-type="float" office:value="94.96588" calcext:value-type="float">
            <text:p>94,96588</text:p>
          </table:table-cell>
          <table:table-cell office:value-type="float" office:value="0.0499892" calcext:value-type="float">
            <text:p>0,0499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2_c16 <text:s text:c="9"/></text:p>
          </table:table-cell>
          <table:table-cell office:value-type="float" office:value="12.226509" calcext:value-type="float">
            <text:p>12,226509</text:p>
          </table:table-cell>
          <table:table-cell office:value-type="float" office:value="9.443913" calcext:value-type="float">
            <text:p>9,443913</text:p>
          </table:table-cell>
          <table:table-cell office:value-type="float" office:value="68.74435" calcext:value-type="float">
            <text:p>68,74435</text:p>
          </table:table-cell>
          <table:table-cell office:value-type="float" office:value="-0.6203409" calcext:value-type="float">
            <text:p>-0,6203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16 <text:s text:c="4"/></text:p>
          </table:table-cell>
          <table:table-cell office:value-type="float" office:value="29.39919" calcext:value-type="float">
            <text:p>29,39919</text:p>
          </table:table-cell>
          <table:table-cell office:value-type="float" office:value="21.84927" calcext:value-type="float">
            <text:p>21,84927</text:p>
          </table:table-cell>
          <table:table-cell office:value-type="float" office:value="76.87387" calcext:value-type="float">
            <text:p>76,87387</text:p>
          </table:table-cell>
          <table:table-cell office:value-type="float" office:value="-0.0158132" calcext:value-type="float">
            <text:p>-0,0158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125_c64 <text:s text:c="4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125_c64 <text:s text:c="5"/></text:p>
          </table:table-cell>
          <table:table-cell office:value-type="float" office:value="29.94255" calcext:value-type="float">
            <text:p>29,94255</text:p>
          </table:table-cell>
          <table:table-cell office:value-type="float" office:value="22.84607" calcext:value-type="float">
            <text:p>22,84607</text:p>
          </table:table-cell>
          <table:table-cell office:value-type="float" office:value="103.39732" calcext:value-type="float">
            <text:p>103,39732</text:p>
          </table:table-cell>
          <table:table-cell office:value-type="float" office:value="-0.0537092" calcext:value-type="float">
            <text:p>-0,0537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64 <text:s text:c="3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64 <text:s text:c="9"/></text:p>
          </table:table-cell>
          <table:table-cell office:value-type="float" office:value="29.94255" calcext:value-type="float">
            <text:p>29,94255</text:p>
          </table:table-cell>
          <table:table-cell office:value-type="float" office:value="22.84607" calcext:value-type="float">
            <text:p>22,84607</text:p>
          </table:table-cell>
          <table:table-cell office:value-type="float" office:value="103.39732" calcext:value-type="float">
            <text:p>103,39732</text:p>
          </table:table-cell>
          <table:table-cell office:value-type="float" office:value="-0.0537092" calcext:value-type="float">
            <text:p>-0,0537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64 <text:s text:c="8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256 <text:s/></text:p>
          </table:table-cell>
          <table:table-cell office:value-type="float" office:value="30.14614" calcext:value-type="float">
            <text:p>30,14614</text:p>
          </table:table-cell>
          <table:table-cell office:value-type="float" office:value="22.55711" calcext:value-type="float">
            <text:p>22,55711</text:p>
          </table:table-cell>
          <table:table-cell office:value-type="float" office:value="80.69251" calcext:value-type="float">
            <text:p>80,69251</text:p>
          </table:table-cell>
          <table:table-cell office:value-type="float" office:value="-0.0680869" calcext:value-type="float">
            <text:p>-0,06808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5_c64 <text:s text:c="6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256 <text:s text:c="6"/></text:p>
          </table:table-cell>
          <table:table-cell office:value-type="float" office:value="30.59608" calcext:value-type="float">
            <text:p>30,59608</text:p>
          </table:table-cell>
          <table:table-cell office:value-type="float" office:value="23.31644" calcext:value-type="float">
            <text:p>23,31644</text:p>
          </table:table-cell>
          <table:table-cell office:value-type="float" office:value="105.08128" calcext:value-type="float">
            <text:p>105,08128</text:p>
          </table:table-cell>
          <table:table-cell office:value-type="float" office:value="-0.1002078" calcext:value-type="float">
            <text:p>-0,1002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16 <text:s text:c="8"/></text:p>
          </table:table-cell>
          <table:table-cell office:value-type="float" office:value="13.355125" calcext:value-type="float">
            <text:p>13,355125</text:p>
          </table:table-cell>
          <table:table-cell office:value-type="float" office:value="10.276379" calcext:value-type="float">
            <text:p>10,276379</text:p>
          </table:table-cell>
          <table:table-cell office:value-type="float" office:value="75.83758" calcext:value-type="float">
            <text:p>75,83758</text:p>
          </table:table-cell>
          <table:table-cell office:value-type="float" office:value="-0.9332918" calcext:value-type="float">
            <text:p>-0,9332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256 <text:s text:c="8"/></text:p>
          </table:table-cell>
          <table:table-cell office:value-type="float" office:value="30.59608" calcext:value-type="float">
            <text:p>30,59608</text:p>
          </table:table-cell>
          <table:table-cell office:value-type="float" office:value="23.31644" calcext:value-type="float">
            <text:p>23,31644</text:p>
          </table:table-cell>
          <table:table-cell office:value-type="float" office:value="105.08128" calcext:value-type="float">
            <text:p>105,08128</text:p>
          </table:table-cell>
          <table:table-cell office:value-type="float" office:value="-0.1002078" calcext:value-type="float">
            <text:p>-0,1002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5_c16 <text:s text:c="6"/></text:p>
          </table:table-cell>
          <table:table-cell office:value-type="float" office:value="13.355125" calcext:value-type="float">
            <text:p>13,355125</text:p>
          </table:table-cell>
          <table:table-cell office:value-type="float" office:value="10.276379" calcext:value-type="float">
            <text:p>10,276379</text:p>
          </table:table-cell>
          <table:table-cell office:value-type="float" office:value="75.83758" calcext:value-type="float">
            <text:p>75,83758</text:p>
          </table:table-cell>
          <table:table-cell office:value-type="float" office:value="-0.9332918" calcext:value-type="float">
            <text:p>-0,9332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1020 <text:s text:c="5"/></text:p>
          </table:table-cell>
          <table:table-cell office:value-type="float" office:value="31.02528" calcext:value-type="float">
            <text:p>31,02528</text:p>
          </table:table-cell>
          <table:table-cell office:value-type="float" office:value="23.71991" calcext:value-type="float">
            <text:p>23,71991</text:p>
          </table:table-cell>
          <table:table-cell office:value-type="float" office:value="106.70973" calcext:value-type="float">
            <text:p>106,70973</text:p>
          </table:table-cell>
          <table:table-cell office:value-type="float" office:value="-0.1312916" calcext:value-type="float">
            <text:p>-0,1312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16 <text:s text:c="3"/></text:p>
          </table:table-cell>
          <table:table-cell office:value-type="float" office:value="13.355125" calcext:value-type="float">
            <text:p>13,355125</text:p>
          </table:table-cell>
          <table:table-cell office:value-type="float" office:value="10.276379" calcext:value-type="float">
            <text:p>10,276379</text:p>
          </table:table-cell>
          <table:table-cell office:value-type="float" office:value="75.83758" calcext:value-type="float">
            <text:p>75,83758</text:p>
          </table:table-cell>
          <table:table-cell office:value-type="float" office:value="-0.9332918" calcext:value-type="float">
            <text:p>-0,9332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125_c1020 <text:s text:c="3"/></text:p>
          </table:table-cell>
          <table:table-cell office:value-type="float" office:value="31.02528" calcext:value-type="float">
            <text:p>31,02528</text:p>
          </table:table-cell>
          <table:table-cell office:value-type="float" office:value="23.71991" calcext:value-type="float">
            <text:p>23,71991</text:p>
          </table:table-cell>
          <table:table-cell office:value-type="float" office:value="106.70973" calcext:value-type="float">
            <text:p>106,70973</text:p>
          </table:table-cell>
          <table:table-cell office:value-type="float" office:value="-0.1312916" calcext:value-type="float">
            <text:p>-0,1312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2_c64 <text:s text:c="7"/></text:p>
          </table:table-cell>
          <table:table-cell office:value-type="float" office:value="13.822082" calcext:value-type="float">
            <text:p>13,822082</text:p>
          </table:table-cell>
          <table:table-cell office:value-type="float" office:value="10.070393" calcext:value-type="float">
            <text:p>10,070393</text:p>
          </table:table-cell>
          <table:table-cell office:value-type="float" office:value="75.26351" calcext:value-type="float">
            <text:p>75,26351</text:p>
          </table:table-cell>
          <table:table-cell office:value-type="float" office:value="-1.0708488" calcext:value-type="float">
            <text:p>-1,07084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0312_c64 <text:s text:c="3"/></text:p>
          </table:table-cell>
          <table:table-cell office:value-type="float" office:value="34.29477" calcext:value-type="float">
            <text:p>34,29477</text:p>
          </table:table-cell>
          <table:table-cell office:value-type="float" office:value="26.16607" calcext:value-type="float">
            <text:p>26,16607</text:p>
          </table:table-cell>
          <table:table-cell office:value-type="float" office:value="98.665" calcext:value-type="float">
            <text:p>98,665</text:p>
          </table:table-cell>
          <table:table-cell office:value-type="float" office:value="-0.3822898" calcext:value-type="float">
            <text:p>-0,3822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125_c1020 <text:s/></text:p>
          </table:table-cell>
          <table:table-cell office:value-type="float" office:value="15.363586" calcext:value-type="float">
            <text:p>15,363586</text:p>
          </table:table-cell>
          <table:table-cell office:value-type="float" office:value="10.782032" calcext:value-type="float">
            <text:p>10,782032</text:p>
          </table:table-cell>
          <table:table-cell office:value-type="float" office:value="80.80419" calcext:value-type="float">
            <text:p>80,80419</text:p>
          </table:table-cell>
          <table:table-cell office:value-type="float" office:value="-1.5585073" calcext:value-type="float">
            <text:p>-1,55850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2_c64 <text:s text:c="8"/></text:p>
          </table:table-cell>
          <table:table-cell office:value-type="float" office:value="34.29477" calcext:value-type="float">
            <text:p>34,29477</text:p>
          </table:table-cell>
          <table:table-cell office:value-type="float" office:value="26.16607" calcext:value-type="float">
            <text:p>26,16607</text:p>
          </table:table-cell>
          <table:table-cell office:value-type="float" office:value="98.665" calcext:value-type="float">
            <text:p>98,665</text:p>
          </table:table-cell>
          <table:table-cell office:value-type="float" office:value="-0.3822898" calcext:value-type="float">
            <text:p>-0,3822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1020 </text:p>
          </table:table-cell>
          <table:table-cell office:value-type="float" office:value="15.363586" calcext:value-type="float">
            <text:p>15,363586</text:p>
          </table:table-cell>
          <table:table-cell office:value-type="float" office:value="10.782032" calcext:value-type="float">
            <text:p>10,782032</text:p>
          </table:table-cell>
          <table:table-cell office:value-type="float" office:value="80.80419" calcext:value-type="float">
            <text:p>80,80419</text:p>
          </table:table-cell>
          <table:table-cell office:value-type="float" office:value="-1.5585073" calcext:value-type="float">
            <text:p>-1,55850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1020 </text:p>
          </table:table-cell>
          <table:table-cell office:value-type="float" office:value="36.43701" calcext:value-type="float">
            <text:p>36,43701</text:p>
          </table:table-cell>
          <table:table-cell office:value-type="float" office:value="27.1955" calcext:value-type="float">
            <text:p>27,1955</text:p>
          </table:table-cell>
          <table:table-cell office:value-type="float" office:value="103.91585" calcext:value-type="float">
            <text:p>103,91585</text:p>
          </table:table-cell>
          <table:table-cell office:value-type="float" office:value="-0.5603743" calcext:value-type="float">
            <text:p>-0,560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125_c256 <text:s text:c="4"/></text:p>
          </table:table-cell>
          <table:table-cell office:value-type="float" office:value="17.256714" calcext:value-type="float">
            <text:p>17,256714</text:p>
          </table:table-cell>
          <table:table-cell office:value-type="float" office:value="13.206222" calcext:value-type="float">
            <text:p>13,206222</text:p>
          </table:table-cell>
          <table:table-cell office:value-type="float" office:value="101.88612" calcext:value-type="float">
            <text:p>101,88612</text:p>
          </table:table-cell>
          <table:table-cell office:value-type="float" office:value="-2.2278823" calcext:value-type="float">
            <text:p>-2,2278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125_c1020 <text:s/></text:p>
          </table:table-cell>
          <table:table-cell office:value-type="float" office:value="36.43701" calcext:value-type="float">
            <text:p>36,43701</text:p>
          </table:table-cell>
          <table:table-cell office:value-type="float" office:value="27.1955" calcext:value-type="float">
            <text:p>27,1955</text:p>
          </table:table-cell>
          <table:table-cell office:value-type="float" office:value="103.91585" calcext:value-type="float">
            <text:p>103,91585</text:p>
          </table:table-cell>
          <table:table-cell office:value-type="float" office:value="-0.5603743" calcext:value-type="float">
            <text:p>-0,560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0312_c256 <text:s text:c="3"/></text:p>
          </table:table-cell>
          <table:table-cell office:value-type="float" office:value="17.256714" calcext:value-type="float">
            <text:p>17,256714</text:p>
          </table:table-cell>
          <table:table-cell office:value-type="float" office:value="13.206222" calcext:value-type="float">
            <text:p>13,206222</text:p>
          </table:table-cell>
          <table:table-cell office:value-type="float" office:value="101.88612" calcext:value-type="float">
            <text:p>101,88612</text:p>
          </table:table-cell>
          <table:table-cell office:value-type="float" office:value="-2.2278823" calcext:value-type="float">
            <text:p>-2,2278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5_c1020 <text:s text:c="3"/></text:p>
          </table:table-cell>
          <table:table-cell office:value-type="float" office:value="36.43701" calcext:value-type="float">
            <text:p>36,43701</text:p>
          </table:table-cell>
          <table:table-cell office:value-type="float" office:value="27.1955" calcext:value-type="float">
            <text:p>27,1955</text:p>
          </table:table-cell>
          <table:table-cell office:value-type="float" office:value="103.91585" calcext:value-type="float">
            <text:p>103,91585</text:p>
          </table:table-cell>
          <table:table-cell office:value-type="float" office:value="-0.5603743" calcext:value-type="float">
            <text:p>-0,560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0312_c256 <text:s/></text:p>
          </table:table-cell>
          <table:table-cell office:value-type="float" office:value="19.771947" calcext:value-type="float">
            <text:p>19,771947</text:p>
          </table:table-cell>
          <table:table-cell office:value-type="float" office:value="13.511093" calcext:value-type="float">
            <text:p>13,511093</text:p>
          </table:table-cell>
          <table:table-cell office:value-type="float" office:value="103.78668" calcext:value-type="float">
            <text:p>103,78668</text:p>
          </table:table-cell>
          <table:table-cell office:value-type="float" office:value="-3.2374089" calcext:value-type="float">
            <text:p>-3,23740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2_c256 <text:s text:c="8"/></text:p>
          </table:table-cell>
          <table:table-cell office:value-type="float" office:value="38.08679" calcext:value-type="float">
            <text:p>38,08679</text:p>
          </table:table-cell>
          <table:table-cell office:value-type="float" office:value="29.26452" calcext:value-type="float">
            <text:p>29,26452</text:p>
          </table:table-cell>
          <table:table-cell office:value-type="float" office:value="115.55593" calcext:value-type="float">
            <text:p>115,55593</text:p>
          </table:table-cell>
          <table:table-cell office:value-type="float" office:value="-0.7048726" calcext:value-type="float">
            <text:p>-0,7048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125_c256 <text:s text:c="2"/></text:p>
          </table:table-cell>
          <table:table-cell office:value-type="float" office:value="19.771947" calcext:value-type="float">
            <text:p>19,771947</text:p>
          </table:table-cell>
          <table:table-cell office:value-type="float" office:value="13.511093" calcext:value-type="float">
            <text:p>13,511093</text:p>
          </table:table-cell>
          <table:table-cell office:value-type="float" office:value="103.78668" calcext:value-type="float">
            <text:p>103,78668</text:p>
          </table:table-cell>
          <table:table-cell office:value-type="float" office:value="-3.2374089" calcext:value-type="float">
            <text:p>-3,23740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0.5_c256 <text:s text:c="6"/></text:p>
          </table:table-cell>
          <table:table-cell office:value-type="float" office:value="38.08679" calcext:value-type="float">
            <text:p>38,08679</text:p>
          </table:table-cell>
          <table:table-cell office:value-type="float" office:value="29.26452" calcext:value-type="float">
            <text:p>29,26452</text:p>
          </table:table-cell>
          <table:table-cell office:value-type="float" office:value="115.55593" calcext:value-type="float">
            <text:p>115,55593</text:p>
          </table:table-cell>
          <table:table-cell office:value-type="float" office:value="-0.7048726" calcext:value-type="float">
            <text:p>-0,7048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0312_c1020 </text:p>
          </table:table-cell>
          <table:table-cell office:value-type="float" office:value="20.641061" calcext:value-type="float">
            <text:p>20,641061</text:p>
          </table:table-cell>
          <table:table-cell office:value-type="float" office:value="14.498989" calcext:value-type="float">
            <text:p>14,498989</text:p>
          </table:table-cell>
          <table:table-cell office:value-type="float" office:value="112.23117" calcext:value-type="float">
            <text:p>112,23117</text:p>
          </table:table-cell>
          <table:table-cell office:value-type="float" office:value="-3.6181231" calcext:value-type="float">
            <text:p>-3,61812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2_c1020 <text:s text:c="7"/></text:p>
          </table:table-cell>
          <table:table-cell office:value-type="float" office:value="40.73375" calcext:value-type="float">
            <text:p>40,73375</text:p>
          </table:table-cell>
          <table:table-cell office:value-type="float" office:value="31.56166" calcext:value-type="float">
            <text:p>31,56166</text:p>
          </table:table-cell>
          <table:table-cell office:value-type="float" office:value="128.44841" calcext:value-type="float">
            <text:p>128,44841</text:p>
          </table:table-cell>
          <table:table-cell office:value-type="float" office:value="-0.950078" calcext:value-type="float">
            <text:p>-0,950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2_c1020 <text:s text:c="5"/></text:p>
          </table:table-cell>
          <table:table-cell office:value-type="float" office:value="20.641061" calcext:value-type="float">
            <text:p>20,641061</text:p>
          </table:table-cell>
          <table:table-cell office:value-type="float" office:value="14.498989" calcext:value-type="float">
            <text:p>14,498989</text:p>
          </table:table-cell>
          <table:table-cell office:value-type="float" office:value="112.23117" calcext:value-type="float">
            <text:p>112,23117</text:p>
          </table:table-cell>
          <table:table-cell office:value-type="float" office:value="-3.6181231" calcext:value-type="float">
            <text:p>-3,61812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5_c256 <text:s text:c="5"/></text:p>
          </table:table-cell>
          <table:table-cell office:value-type="float" office:value="41.7124" calcext:value-type="float">
            <text:p>41,7124</text:p>
          </table:table-cell>
          <table:table-cell office:value-type="float" office:value="32.14918" calcext:value-type="float">
            <text:p>32,14918</text:p>
          </table:table-cell>
          <table:table-cell office:value-type="float" office:value="130.40524" calcext:value-type="float">
            <text:p>130,40524</text:p>
          </table:table-cell>
          <table:table-cell office:value-type="float" office:value="-1.0449074" calcext:value-type="float">
            <text:p>-1,0449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1020 <text:s text:c="6"/></text:p>
          </table:table-cell>
          <table:table-cell office:value-type="float" office:value="23.402871" calcext:value-type="float">
            <text:p>23,402871</text:p>
          </table:table-cell>
          <table:table-cell office:value-type="float" office:value="17.578785" calcext:value-type="float">
            <text:p>17,578785</text:p>
          </table:table-cell>
          <table:table-cell office:value-type="float" office:value="132.32764" calcext:value-type="float">
            <text:p>132,32764</text:p>
          </table:table-cell>
          <table:table-cell office:value-type="float" office:value="-4.9366271" calcext:value-type="float">
            <text:p>-4,93662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256 <text:s text:c="3"/></text:p>
          </table:table-cell>
          <table:table-cell office:value-type="float" office:value="41.7124" calcext:value-type="float">
            <text:p>41,7124</text:p>
          </table:table-cell>
          <table:table-cell office:value-type="float" office:value="32.14918" calcext:value-type="float">
            <text:p>32,14918</text:p>
          </table:table-cell>
          <table:table-cell office:value-type="float" office:value="130.40524" calcext:value-type="float">
            <text:p>130,40524</text:p>
          </table:table-cell>
          <table:table-cell office:value-type="float" office:value="-1.0449074" calcext:value-type="float">
            <text:p>-1,0449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5_c1020 <text:s text:c="4"/></text:p>
          </table:table-cell>
          <table:table-cell office:value-type="float" office:value="23.402871" calcext:value-type="float">
            <text:p>23,402871</text:p>
          </table:table-cell>
          <table:table-cell office:value-type="float" office:value="17.578785" calcext:value-type="float">
            <text:p>17,578785</text:p>
          </table:table-cell>
          <table:table-cell office:value-type="float" office:value="132.32764" calcext:value-type="float">
            <text:p>132,32764</text:p>
          </table:table-cell>
          <table:table-cell office:value-type="float" office:value="-4.9366271" calcext:value-type="float">
            <text:p>-4,93662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2_c1020 <text:s text:c="6"/></text:p>
          </table:table-cell>
          <table:table-cell office:value-type="float" office:value="48.4406" calcext:value-type="float">
            <text:p>48,4406</text:p>
          </table:table-cell>
          <table:table-cell office:value-type="float" office:value="37.17211" calcext:value-type="float">
            <text:p>37,17211</text:p>
          </table:table-cell>
          <table:table-cell office:value-type="float" office:value="150.83594" calcext:value-type="float">
            <text:p>150,83594</text:p>
          </table:table-cell>
          <table:table-cell office:value-type="float" office:value="-1.7577961" calcext:value-type="float">
            <text:p>-1,7577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129:.B178])" office:value-type="float" office:value="8.5993" calcext:value-type="float">
            <text:p>8,5993</text:p>
          </table:table-cell>
          <table:table-cell table:style-name="ce2" table:formula="of:=MIN([.C129:.C178])" office:value-type="float" office:value="6.70962" calcext:value-type="float">
            <text:p>6,70962</text:p>
          </table:table-cell>
          <table:table-cell table:style-name="ce2" table:formula="of:=MIN([.D129:.D178])" office:value-type="float" office:value="49.7076" calcext:value-type="float">
            <text:p>49,7076</text:p>
          </table:table-cell>
          <table:table-cell table:style-name="ce2" table:formula="of:=MIN([.E129:.E178])" office:value-type="float" office:value="-4.9366271" calcext:value-type="float">
            <text:p>-4,9366271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129:.J178])" office:value-type="float" office:value="26.59559" calcext:value-type="float">
            <text:p>26,59559</text:p>
          </table:table-cell>
          <table:table-cell table:style-name="ce2" table:formula="of:=MIN([.K129:.K178])" office:value-type="float" office:value="18.56401" calcext:value-type="float">
            <text:p>18,56401</text:p>
          </table:table-cell>
          <table:table-cell table:style-name="ce2" table:formula="of:=MIN([.L129:.L178])" office:value-type="float" office:value="56.83901" calcext:value-type="float">
            <text:p>56,83901</text:p>
          </table:table-cell>
          <table:table-cell table:style-name="ce2" table:formula="of:=MIN([.M129:.M178])" office:value-type="float" office:value="-1.7577961" calcext:value-type="float">
            <text:p>-1,7577961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130:.B179])" office:value-type="float" office:value="23.402871" calcext:value-type="float">
            <text:p>23,402871</text:p>
          </table:table-cell>
          <table:table-cell table:style-name="ce2" table:formula="of:=MAX([.C130:.C179])" office:value-type="float" office:value="17.578785" calcext:value-type="float">
            <text:p>17,578785</text:p>
          </table:table-cell>
          <table:table-cell table:style-name="ce2" table:formula="of:=MAX([.D130:.D179])" office:value-type="float" office:value="132.32764" calcext:value-type="float">
            <text:p>132,32764</text:p>
          </table:table-cell>
          <table:table-cell table:style-name="ce2" table:formula="of:=MAX([.E130:.E179])" office:value-type="float" office:value="0.1778046" calcext:value-type="float">
            <text:p>0,1778046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130:.J179])" office:value-type="float" office:value="48.4406" calcext:value-type="float">
            <text:p>48,4406</text:p>
          </table:table-cell>
          <table:table-cell table:style-name="ce2" table:formula="of:=MAX([.K130:.K179])" office:value-type="float" office:value="37.17211" calcext:value-type="float">
            <text:p>37,17211</text:p>
          </table:table-cell>
          <table:table-cell table:style-name="ce2" table:formula="of:=MAX([.L130:.L179])" office:value-type="float" office:value="150.83594" calcext:value-type="float">
            <text:p>150,83594</text:p>
          </table:table-cell>
          <table:table-cell table:style-name="ce2" table:formula="of:=MAX([.M130:.M179])" office:value-type="float" office:value="0.1686913" calcext:value-type="float">
            <text:p>0,1686913</text:p>
          </table:table-cell>
          <table:table-cell table:style-name="ce2"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52.19708" calcext:value-type="float">
            <text:p>52,19708</text:p>
          </table:table-cell>
          <table:table-cell office:value-type="float" office:value="37.87136" calcext:value-type="float">
            <text:p>37,87136</text:p>
          </table:table-cell>
          <table:table-cell office:value-type="float" office:value="91.89475" calcext:value-type="float">
            <text:p>91,89475</text:p>
          </table:table-cell>
          <table:table-cell office:value-type="float" office:value="0.4155507" calcext:value-type="float">
            <text:p>0,4155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r <text:s text:c="6"/></text:p>
          </table:table-cell>
          <table:table-cell office:value-type="float" office:value="16.57797" calcext:value-type="float">
            <text:p>16,57797</text:p>
          </table:table-cell>
          <table:table-cell office:value-type="float" office:value="11.63136" calcext:value-type="float">
            <text:p>11,63136</text:p>
          </table:table-cell>
          <table:table-cell office:value-type="float" office:value="60.92211" calcext:value-type="float">
            <text:p>60,92211</text:p>
          </table:table-cell>
          <table:table-cell office:value-type="float" office:value="0.1390605" calcext:value-type="float">
            <text:p>0,13906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53.09233" calcext:value-type="float">
            <text:p>53,09233</text:p>
          </table:table-cell>
          <table:table-cell office:value-type="float" office:value="37.49482" calcext:value-type="float">
            <text:p>37,49482</text:p>
          </table:table-cell>
          <table:table-cell office:value-type="float" office:value="82.96298" calcext:value-type="float">
            <text:p>82,96298</text:p>
          </table:table-cell>
          <table:table-cell office:value-type="float" office:value="0.3953306" calcext:value-type="float">
            <text:p>0,3953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lasso_mlr </text:p>
          </table:table-cell>
          <table:table-cell office:value-type="float" office:value="16.66655" calcext:value-type="float">
            <text:p>16,66655</text:p>
          </table:table-cell>
          <table:table-cell office:value-type="float" office:value="12.21949" calcext:value-type="float">
            <text:p>12,21949</text:p>
          </table:table-cell>
          <table:table-cell office:value-type="float" office:value="72.48198" calcext:value-type="float">
            <text:p>72,48198</text:p>
          </table:table-cell>
          <table:table-cell office:value-type="float" office:value="0.1298363" calcext:value-type="float">
            <text:p>0,12983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54.95484" calcext:value-type="float">
            <text:p>54,95484</text:p>
          </table:table-cell>
          <table:table-cell office:value-type="float" office:value="36.36784" calcext:value-type="float">
            <text:p>36,36784</text:p>
          </table:table-cell>
          <table:table-cell office:value-type="float" office:value="64.45146" calcext:value-type="float">
            <text:p>64,45146</text:p>
          </table:table-cell>
          <table:table-cell office:value-type="float" office:value="0.3521621" calcext:value-type="float">
            <text:p>0,3521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log_mlr <text:s text:c="2"/></text:p>
          </table:table-cell>
          <table:table-cell office:value-type="float" office:value="16.70776" calcext:value-type="float">
            <text:p>16,70776</text:p>
          </table:table-cell>
          <table:table-cell office:value-type="float" office:value="11.22223" calcext:value-type="float">
            <text:p>11,22223</text:p>
          </table:table-cell>
          <table:table-cell office:value-type="float" office:value="54.91689" calcext:value-type="float">
            <text:p>54,91689</text:p>
          </table:table-cell>
          <table:table-cell office:value-type="float" office:value="0.1255269" calcext:value-type="float">
            <text:p>0,12552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8.832782" calcext:value-type="float">
            <text:p>8,832782</text:p>
          </table:table-cell>
          <table:table-cell office:value-type="float" office:value="6.796416" calcext:value-type="float">
            <text:p>6,796416</text:p>
          </table:table-cell>
          <table:table-cell office:value-type="float" office:value="49.7808" calcext:value-type="float">
            <text:p>49,7808</text:p>
          </table:table-cell>
          <table:table-cell office:value-type="float" office:value="0.1543385" calcext:value-type="float">
            <text:p>0,15433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r <text:s text:c="6"/></text:p>
          </table:table-cell>
          <table:table-cell office:value-type="float" office:value="26.56034" calcext:value-type="float">
            <text:p>26,56034</text:p>
          </table:table-cell>
          <table:table-cell office:value-type="float" office:value="18.98477" calcext:value-type="float">
            <text:p>18,98477</text:p>
          </table:table-cell>
          <table:table-cell office:value-type="float" office:value="66.7347" calcext:value-type="float">
            <text:p>66,7347</text:p>
          </table:table-cell>
          <table:table-cell office:value-type="float" office:value="0.170893" calcext:value-type="float">
            <text:p>0,170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asso_mlr</text:p>
          </table:table-cell>
          <table:table-cell office:value-type="float" office:value="8.575021" calcext:value-type="float">
            <text:p>8,575021</text:p>
          </table:table-cell>
          <table:table-cell office:value-type="float" office:value="6.645171" calcext:value-type="float">
            <text:p>6,645171</text:p>
          </table:table-cell>
          <table:table-cell office:value-type="float" office:value="51.19188" calcext:value-type="float">
            <text:p>51,19188</text:p>
          </table:table-cell>
          <table:table-cell office:value-type="float" office:value="0.2029752" calcext:value-type="float">
            <text:p>0,20297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lasso_mlr </text:p>
          </table:table-cell>
          <table:table-cell office:value-type="float" office:value="26.30325" calcext:value-type="float">
            <text:p>26,30325</text:p>
          </table:table-cell>
          <table:table-cell office:value-type="float" office:value="18.71194" calcext:value-type="float">
            <text:p>18,71194</text:p>
          </table:table-cell>
          <table:table-cell office:value-type="float" office:value="65.03257" calcext:value-type="float">
            <text:p>65,03257</text:p>
          </table:table-cell>
          <table:table-cell office:value-type="float" office:value="0.1868663" calcext:value-type="float">
            <text:p>0,18686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8.869874" calcext:value-type="float">
            <text:p>8,869874</text:p>
          </table:table-cell>
          <table:table-cell office:value-type="float" office:value="6.682591" calcext:value-type="float">
            <text:p>6,682591</text:p>
          </table:table-cell>
          <table:table-cell office:value-type="float" office:value="44.03154" calcext:value-type="float">
            <text:p>44,03154</text:p>
          </table:table-cell>
          <table:table-cell office:value-type="float" office:value="0.1472213" calcext:value-type="float">
            <text:p>0,14722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log_mlr <text:s text:c="2"/></text:p>
          </table:table-cell>
          <table:table-cell office:value-type="float" office:value="27.24501" calcext:value-type="float">
            <text:p>27,24501</text:p>
          </table:table-cell>
          <table:table-cell office:value-type="float" office:value="18.21777" calcext:value-type="float">
            <text:p>18,21777</text:p>
          </table:table-cell>
          <table:table-cell office:value-type="float" office:value="52.50317" calcext:value-type="float">
            <text:p>52,50317</text:p>
          </table:table-cell>
          <table:table-cell office:value-type="float" office:value="0.1275973" calcext:value-type="float">
            <text:p>0,12759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EST RESULTS</text:p>
          </table:table-cell>
          <table:table-cell table:style-name="ce1" office:value-type="string" calcext:value-type="string" table:number-columns-spanned="3" table:number-rows-spanned="1">
            <text:p>MIN</text:p>
          </table:table-cell>
          <table:covered-table-cell table:number-columns-repeated="2"/>
          <table:table-cell table:style-name="ce1"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SON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ter</text:p>
          </table:table-cell>
          <table:table-cell table:formula="of:=MIN([.B26:.B29];[.B72:.B121];[.B185:.B187])" office:value-type="float" office:value="52.19708" calcext:value-type="float">
            <text:p>52,19708</text:p>
          </table:table-cell>
          <table:table-cell table:formula="of:=MIN([.C26:.C29];[.C72:.C121];[.C185:.C187])" office:value-type="float" office:value="36.36784" calcext:value-type="float">
            <text:p>36,36784</text:p>
          </table:table-cell>
          <table:table-cell table:formula="of:=MIN([.D26:.D29];[.D72:.D121];[.D185:.D187])" office:value-type="float" office:value="64.45146" calcext:value-type="float">
            <text:p>64,45146</text:p>
          </table:table-cell>
          <table:table-cell table:formula="of:=MAX([.E26:.E29];[.E72:.E121];[.E185:.E187])" office:value-type="float" office:value="0.4155507" calcext:value-type="float">
            <text:p>0,41555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ring</text:p>
          </table:table-cell>
          <table:table-cell table:formula="of:=MIN([.J26:.J29];[.J72:.J121];[.J185:.J187])" office:value-type="float" office:value="16.0718" calcext:value-type="float">
            <text:p>16,0718</text:p>
          </table:table-cell>
          <table:table-cell table:formula="of:=MIN([.K26:.K29];[.K72:.K121];[.K185:.K187])" office:value-type="float" office:value="11.22223" calcext:value-type="float">
            <text:p>11,22223</text:p>
          </table:table-cell>
          <table:table-cell table:formula="of:=MIN([.L26:.L29];[.L72:.L121];[.L185:.L187])" office:value-type="float" office:value="54.91689" calcext:value-type="float">
            <text:p>54,91689</text:p>
          </table:table-cell>
          <table:table-cell table:formula="of:=MAX([.M26:.M29];[.M72:.M121];[.M185:.M187])" office:value-type="float" office:value="0.1908319" calcext:value-type="float">
            <text:p>0,19083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</text:p>
          </table:table-cell>
          <table:table-cell table:formula="of:=MIN([.B59:.B62];[.B129:.B178];[.B194:.B196])" office:value-type="float" office:value="8.575021" calcext:value-type="float">
            <text:p>8,575021</text:p>
          </table:table-cell>
          <table:table-cell table:formula="of:=MIN([.C59:.C62];[.C129:.C178];[.C194:.C196])" office:value-type="float" office:value="6.645171" calcext:value-type="float">
            <text:p>6,645171</text:p>
          </table:table-cell>
          <table:table-cell table:formula="of:=MIN([.D59:.D62];[.D129:.D178];[.D194:.D196])" office:value-type="float" office:value="44.03154" calcext:value-type="float">
            <text:p>44,03154</text:p>
          </table:table-cell>
          <table:table-cell table:formula="of:=MAX([.E59:.E62];[.E129:.E178];[.E194:.E196])" office:value-type="float" office:value="0.2029752" calcext:value-type="float">
            <text:p>0,2029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umn</text:p>
          </table:table-cell>
          <table:table-cell table:formula="of:=MIN([.J59:.J62];[.J129:.J178];[.J194:.J196])" office:value-type="float" office:value="25.869962" calcext:value-type="float">
            <text:p>25,869962</text:p>
          </table:table-cell>
          <table:table-cell table:formula="of:=MIN([.K59:.K62];[.K129:.K178];[.K194:.K196])" office:value-type="float" office:value="18.21777" calcext:value-type="float">
            <text:p>18,21777</text:p>
          </table:table-cell>
          <table:table-cell table:formula="of:=MIN([.L59:.L62];[.L129:.L178];[.L194:.L196])" office:value-type="float" office:value="52.50317" calcext:value-type="float">
            <text:p>52,50317</text:p>
          </table:table-cell>
          <table:table-cell table:formula="of:=MAX([.M59:.M62];[.M129:.M178];[.M194:.M196])" office:value-type="float" office:value="0.21281178" calcext:value-type="float">
            <text:p>0,21281178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BEST MODEL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formula="of:=[.A185]" office:value-type="string" office:string-value="mlr       " calcext:value-type="string">
            <text:p>mlr <text:s text:c="6"/></text:p>
          </table:table-cell>
          <table:table-cell table:formula="of:=[.B185]" office:value-type="float" office:value="52.19708" calcext:value-type="float">
            <text:p>52,19708</text:p>
          </table:table-cell>
          <table:table-cell table:formula="of:=[.C185]" office:value-type="float" office:value="37.87136" calcext:value-type="float">
            <text:p>37,87136</text:p>
          </table:table-cell>
          <table:table-cell table:formula="of:=[.D185]" office:value-type="float" office:value="91.89475" calcext:value-type="float">
            <text:p>91,89475</text:p>
          </table:table-cell>
          <table:table-cell table:formula="of:=[.E185]" office:value-type="float" office:value="0.4155507" calcext:value-type="float">
            <text:p>0,4155507</text:p>
          </table:table-cell>
          <table:table-cell table:formula="of:=[.F185]" office:value-type="float" office:value="24" calcext:value-type="float">
            <text:p>24</text:p>
          </table:table-cell>
          <table:table-cell table:formula="of:=[.G185]" office:value-type="string" office:string-value="winter " calcext:value-type="string">
            <text:p>winter </text:p>
          </table:table-cell>
          <table:table-cell/>
          <table:table-cell table:formula="of:=[.I185]" office:value-type="string" office:string-value="mlr       " calcext:value-type="string">
            <text:p>mlr <text:s text:c="6"/></text:p>
          </table:table-cell>
          <table:table-cell table:formula="of:=[.J185]" office:value-type="float" office:value="16.57797" calcext:value-type="float">
            <text:p>16,57797</text:p>
          </table:table-cell>
          <table:table-cell table:formula="of:=[.K185]" office:value-type="float" office:value="11.63136" calcext:value-type="float">
            <text:p>11,63136</text:p>
          </table:table-cell>
          <table:table-cell table:formula="of:=[.L185]" office:value-type="float" office:value="60.92211" calcext:value-type="float">
            <text:p>60,92211</text:p>
          </table:table-cell>
          <table:table-cell table:formula="of:=[.M185]" office:value-type="float" office:value="0.1390605" calcext:value-type="float">
            <text:p>0,1390605</text:p>
          </table:table-cell>
          <table:table-cell table:formula="of:=[.N185]" office:value-type="float" office:value="24" calcext:value-type="float">
            <text:p>24</text:p>
          </table:table-cell>
          <table:table-cell table:formula="of:=[.O185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186]" office:value-type="string" office:string-value="lasso_mlr " calcext:value-type="string">
            <text:p>lasso_mlr </text:p>
          </table:table-cell>
          <table:table-cell table:formula="of:=[.B186]" office:value-type="float" office:value="53.09233" calcext:value-type="float">
            <text:p>53,09233</text:p>
          </table:table-cell>
          <table:table-cell table:formula="of:=[.C186]" office:value-type="float" office:value="37.49482" calcext:value-type="float">
            <text:p>37,49482</text:p>
          </table:table-cell>
          <table:table-cell table:formula="of:=[.D186]" office:value-type="float" office:value="82.96298" calcext:value-type="float">
            <text:p>82,96298</text:p>
          </table:table-cell>
          <table:table-cell table:formula="of:=[.E186]" office:value-type="float" office:value="0.3953306" calcext:value-type="float">
            <text:p>0,3953306</text:p>
          </table:table-cell>
          <table:table-cell table:formula="of:=[.F186]" office:value-type="float" office:value="24" calcext:value-type="float">
            <text:p>24</text:p>
          </table:table-cell>
          <table:table-cell table:formula="of:=[.G186]" office:value-type="string" office:string-value="winter " calcext:value-type="string">
            <text:p>winter </text:p>
          </table:table-cell>
          <table:table-cell/>
          <table:table-cell table:formula="of:=[.I186]" office:value-type="string" office:string-value="lasso_mlr " calcext:value-type="string">
            <text:p>lasso_mlr </text:p>
          </table:table-cell>
          <table:table-cell table:formula="of:=[.J186]" office:value-type="float" office:value="16.66655" calcext:value-type="float">
            <text:p>16,66655</text:p>
          </table:table-cell>
          <table:table-cell table:formula="of:=[.K186]" office:value-type="float" office:value="12.21949" calcext:value-type="float">
            <text:p>12,21949</text:p>
          </table:table-cell>
          <table:table-cell table:formula="of:=[.L186]" office:value-type="float" office:value="72.48198" calcext:value-type="float">
            <text:p>72,48198</text:p>
          </table:table-cell>
          <table:table-cell table:formula="of:=[.M186]" office:value-type="float" office:value="0.1298363" calcext:value-type="float">
            <text:p>0,1298363</text:p>
          </table:table-cell>
          <table:table-cell table:formula="of:=[.N186]" office:value-type="float" office:value="24" calcext:value-type="float">
            <text:p>24</text:p>
          </table:table-cell>
          <table:table-cell table:formula="of:=[.O186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187]" office:value-type="string" office:string-value="log_mlr   " calcext:value-type="string">
            <text:p>log_mlr <text:s text:c="2"/></text:p>
          </table:table-cell>
          <table:table-cell table:formula="of:=[.B187]" office:value-type="float" office:value="54.95484" calcext:value-type="float">
            <text:p>54,95484</text:p>
          </table:table-cell>
          <table:table-cell table:formula="of:=[.C187]" office:value-type="float" office:value="36.36784" calcext:value-type="float">
            <text:p>36,36784</text:p>
          </table:table-cell>
          <table:table-cell table:formula="of:=[.D187]" office:value-type="float" office:value="64.45146" calcext:value-type="float">
            <text:p>64,45146</text:p>
          </table:table-cell>
          <table:table-cell table:formula="of:=[.E187]" office:value-type="float" office:value="0.3521621" calcext:value-type="float">
            <text:p>0,3521621</text:p>
          </table:table-cell>
          <table:table-cell table:formula="of:=[.F187]" office:value-type="float" office:value="24" calcext:value-type="float">
            <text:p>24</text:p>
          </table:table-cell>
          <table:table-cell table:formula="of:=[.G187]" office:value-type="string" office:string-value="winter " calcext:value-type="string">
            <text:p>winter </text:p>
          </table:table-cell>
          <table:table-cell/>
          <table:table-cell table:formula="of:=[.I187]" office:value-type="string" office:string-value="log_mlr   " calcext:value-type="string">
            <text:p>log_mlr <text:s text:c="2"/></text:p>
          </table:table-cell>
          <table:table-cell table:formula="of:=[.J187]" office:value-type="float" office:value="16.70776" calcext:value-type="float">
            <text:p>16,70776</text:p>
          </table:table-cell>
          <table:table-cell table:formula="of:=[.K187]" office:value-type="float" office:value="11.22223" calcext:value-type="float">
            <text:p>11,22223</text:p>
          </table:table-cell>
          <table:table-cell table:formula="of:=[.L187]" office:value-type="float" office:value="54.91689" calcext:value-type="float">
            <text:p>54,91689</text:p>
          </table:table-cell>
          <table:table-cell table:formula="of:=[.M187]" office:value-type="float" office:value="0.1255269" calcext:value-type="float">
            <text:p>0,1255269</text:p>
          </table:table-cell>
          <table:table-cell table:formula="of:=[.N187]" office:value-type="float" office:value="24" calcext:value-type="float">
            <text:p>24</text:p>
          </table:table-cell>
          <table:table-cell table:formula="of:=[.O187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31]" office:value-type="string" office:string-value="mlp_5_5_th_0.5" calcext:value-type="string">
            <text:p>mlp_5_5_th_0.5</text:p>
          </table:table-cell>
          <table:table-cell table:formula="of:=[.B31]" office:value-type="float" office:value="54.096122" calcext:value-type="float">
            <text:p>54,096122</text:p>
          </table:table-cell>
          <table:table-cell table:formula="of:=[.C31]" office:value-type="float" office:value="38.423912" calcext:value-type="float">
            <text:p>38,423912</text:p>
          </table:table-cell>
          <table:table-cell table:formula="of:=[.D31]" office:value-type="float" office:value="81.948028" calcext:value-type="float">
            <text:p>81,948028</text:p>
          </table:table-cell>
          <table:table-cell table:formula="of:=[.E31]" office:value-type="float" office:value="0.37202854" calcext:value-type="float">
            <text:p>0,37202854</text:p>
          </table:table-cell>
          <table:table-cell table:formula="of:=[.F31]" office:value-type="float" office:value="24" calcext:value-type="float">
            <text:p>24</text:p>
          </table:table-cell>
          <table:table-cell table:formula="of:=[.G31]" office:value-type="string" office:string-value="winter " calcext:value-type="string">
            <text:p>winter </text:p>
          </table:table-cell>
          <table:table-cell/>
          <table:table-cell table:formula="of:=[.I31]" office:value-type="string" office:string-value="mlp_4_3_th_0.7" calcext:value-type="string">
            <text:p>mlp_4_3_th_0.7</text:p>
          </table:table-cell>
          <table:table-cell table:formula="of:=[.J31]" office:value-type="float" office:value="16.794252" calcext:value-type="float">
            <text:p>16,794252</text:p>
          </table:table-cell>
          <table:table-cell table:formula="of:=[.K31]" office:value-type="float" office:value="12.673062" calcext:value-type="float">
            <text:p>12,673062</text:p>
          </table:table-cell>
          <table:table-cell table:formula="of:=[.L31]" office:value-type="float" office:value="75.094622" calcext:value-type="float">
            <text:p>75,094622</text:p>
          </table:table-cell>
          <table:table-cell table:formula="of:=[.M31]" office:value-type="float" office:value="0.11620618" calcext:value-type="float">
            <text:p>0,11620618</text:p>
          </table:table-cell>
          <table:table-cell table:formula="of:=[.N31]" office:value-type="float" office:value="24" calcext:value-type="float">
            <text:p>24</text:p>
          </table:table-cell>
          <table:table-cell table:formula="of:=[.O31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72]" office:value-type="string" office:string-value="svr_gam0.000977_eps0.25_c4    " calcext:value-type="string">
            <text:p>svr_gam0.000977_eps0.25_c4 <text:s text:c="3"/></text:p>
          </table:table-cell>
          <table:table-cell table:formula="of:=[.B72]" office:value-type="float" office:value="55.77505" calcext:value-type="float">
            <text:p>55,77505</text:p>
          </table:table-cell>
          <table:table-cell table:formula="of:=[.C72]" office:value-type="float" office:value="38.5942" calcext:value-type="float">
            <text:p>38,5942</text:p>
          </table:table-cell>
          <table:table-cell table:formula="of:=[.D72]" office:value-type="float" office:value="74.87463" calcext:value-type="float">
            <text:p>74,87463</text:p>
          </table:table-cell>
          <table:table-cell table:formula="of:=[.E72]" office:value-type="float" office:value="0.3326796" calcext:value-type="float">
            <text:p>0,3326796</text:p>
          </table:table-cell>
          <table:table-cell table:formula="of:=[.F72]" office:value-type="float" office:value="24" calcext:value-type="float">
            <text:p>24</text:p>
          </table:table-cell>
          <table:table-cell table:formula="of:=[.G72]" office:value-type="string" office:string-value="winter " calcext:value-type="string">
            <text:p>winter </text:p>
          </table:table-cell>
          <table:table-cell/>
          <table:table-cell table:formula="of:=[.I72]" office:value-type="string" office:string-value="svr_gam0.000977_eps0.25_c0.25  " calcext:value-type="string">
            <text:p>svr_gam0.000977_eps0.25_c0.25 <text:s/></text:p>
          </table:table-cell>
          <table:table-cell table:formula="of:=[.J72]" office:value-type="float" office:value="16.0718" calcext:value-type="float">
            <text:p>16,0718</text:p>
          </table:table-cell>
          <table:table-cell table:formula="of:=[.K72]" office:value-type="float" office:value="11.32602" calcext:value-type="float">
            <text:p>11,32602</text:p>
          </table:table-cell>
          <table:table-cell table:formula="of:=[.L72]" office:value-type="float" office:value="60.0773" calcext:value-type="float">
            <text:p>60,0773</text:p>
          </table:table-cell>
          <table:table-cell table:formula="of:=[.M72]" office:value-type="float" office:value="0.1908319" calcext:value-type="float">
            <text:p>0,1908319</text:p>
          </table:table-cell>
          <table:table-cell table:formula="of:=[.N72]" office:value-type="float" office:value="24" calcext:value-type="float">
            <text:p>24</text:p>
          </table:table-cell>
          <table:table-cell table:formula="of:=[.O72]" office:value-type="string" office:string-value="spring " calcext:value-type="string">
            <text:p>spring 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formula="of:=[.A194]" office:value-type="string" office:string-value="mlr       " calcext:value-type="string">
            <text:p>mlr <text:s text:c="6"/></text:p>
          </table:table-cell>
          <table:table-cell table:formula="of:=[.B194]" office:value-type="float" office:value="8.832782" calcext:value-type="float">
            <text:p>8,832782</text:p>
          </table:table-cell>
          <table:table-cell table:formula="of:=[.C194]" office:value-type="float" office:value="6.796416" calcext:value-type="float">
            <text:p>6,796416</text:p>
          </table:table-cell>
          <table:table-cell table:formula="of:=[.D194]" office:value-type="float" office:value="49.7808" calcext:value-type="float">
            <text:p>49,7808</text:p>
          </table:table-cell>
          <table:table-cell table:formula="of:=[.E194]" office:value-type="float" office:value="0.1543385" calcext:value-type="float">
            <text:p>0,1543385</text:p>
          </table:table-cell>
          <table:table-cell table:formula="of:=[.F194]" office:value-type="float" office:value="24" calcext:value-type="float">
            <text:p>24</text:p>
          </table:table-cell>
          <table:table-cell table:formula="of:=[.G194]" office:value-type="string" office:string-value="summer " calcext:value-type="string">
            <text:p>summer </text:p>
          </table:table-cell>
          <table:table-cell/>
          <table:table-cell table:formula="of:=[.I194]" office:value-type="string" office:string-value="mlr       " calcext:value-type="string">
            <text:p>mlr <text:s text:c="6"/></text:p>
          </table:table-cell>
          <table:table-cell table:formula="of:=[.J194]" office:value-type="float" office:value="26.56034" calcext:value-type="float">
            <text:p>26,56034</text:p>
          </table:table-cell>
          <table:table-cell table:formula="of:=[.K194]" office:value-type="float" office:value="18.98477" calcext:value-type="float">
            <text:p>18,98477</text:p>
          </table:table-cell>
          <table:table-cell table:formula="of:=[.L194]" office:value-type="float" office:value="66.7347" calcext:value-type="float">
            <text:p>66,7347</text:p>
          </table:table-cell>
          <table:table-cell table:formula="of:=[.M194]" office:value-type="float" office:value="0.170893" calcext:value-type="float">
            <text:p>0,170893</text:p>
          </table:table-cell>
          <table:table-cell table:formula="of:=[.N194]" office:value-type="float" office:value="24" calcext:value-type="float">
            <text:p>24</text:p>
          </table:table-cell>
          <table:table-cell table:formula="of:=[.O194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195]" office:value-type="string" office:string-value="lasso_mlr" calcext:value-type="string">
            <text:p>lasso_mlr</text:p>
          </table:table-cell>
          <table:table-cell table:formula="of:=[.B195]" office:value-type="float" office:value="8.575021" calcext:value-type="float">
            <text:p>8,575021</text:p>
          </table:table-cell>
          <table:table-cell table:formula="of:=[.C195]" office:value-type="float" office:value="6.645171" calcext:value-type="float">
            <text:p>6,645171</text:p>
          </table:table-cell>
          <table:table-cell table:formula="of:=[.D195]" office:value-type="float" office:value="51.19188" calcext:value-type="float">
            <text:p>51,19188</text:p>
          </table:table-cell>
          <table:table-cell table:formula="of:=[.E195]" office:value-type="float" office:value="0.2029752" calcext:value-type="float">
            <text:p>0,2029752</text:p>
          </table:table-cell>
          <table:table-cell table:formula="of:=[.F195]" office:value-type="float" office:value="24" calcext:value-type="float">
            <text:p>24</text:p>
          </table:table-cell>
          <table:table-cell table:formula="of:=[.G195]" office:value-type="string" office:string-value="summer " calcext:value-type="string">
            <text:p>summer </text:p>
          </table:table-cell>
          <table:table-cell/>
          <table:table-cell table:formula="of:=[.I195]" office:value-type="string" office:string-value="lasso_mlr " calcext:value-type="string">
            <text:p>lasso_mlr </text:p>
          </table:table-cell>
          <table:table-cell table:formula="of:=[.J195]" office:value-type="float" office:value="26.30325" calcext:value-type="float">
            <text:p>26,30325</text:p>
          </table:table-cell>
          <table:table-cell table:formula="of:=[.K195]" office:value-type="float" office:value="18.71194" calcext:value-type="float">
            <text:p>18,71194</text:p>
          </table:table-cell>
          <table:table-cell table:formula="of:=[.L195]" office:value-type="float" office:value="65.03257" calcext:value-type="float">
            <text:p>65,03257</text:p>
          </table:table-cell>
          <table:table-cell table:formula="of:=[.M195]" office:value-type="float" office:value="0.1868663" calcext:value-type="float">
            <text:p>0,1868663</text:p>
          </table:table-cell>
          <table:table-cell table:formula="of:=[.N195]" office:value-type="float" office:value="24" calcext:value-type="float">
            <text:p>24</text:p>
          </table:table-cell>
          <table:table-cell table:formula="of:=[.O195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196]" office:value-type="string" office:string-value="log_mlr   " calcext:value-type="string">
            <text:p>log_mlr <text:s text:c="2"/></text:p>
          </table:table-cell>
          <table:table-cell table:formula="of:=[.B196]" office:value-type="float" office:value="8.869874" calcext:value-type="float">
            <text:p>8,869874</text:p>
          </table:table-cell>
          <table:table-cell table:formula="of:=[.C196]" office:value-type="float" office:value="6.682591" calcext:value-type="float">
            <text:p>6,682591</text:p>
          </table:table-cell>
          <table:table-cell table:formula="of:=[.D196]" office:value-type="float" office:value="44.03154" calcext:value-type="float">
            <text:p>44,03154</text:p>
          </table:table-cell>
          <table:table-cell table:formula="of:=[.E196]" office:value-type="float" office:value="0.1472213" calcext:value-type="float">
            <text:p>0,1472213</text:p>
          </table:table-cell>
          <table:table-cell table:formula="of:=[.F196]" office:value-type="float" office:value="24" calcext:value-type="float">
            <text:p>24</text:p>
          </table:table-cell>
          <table:table-cell table:formula="of:=[.G196]" office:value-type="string" office:string-value="summer " calcext:value-type="string">
            <text:p>summer </text:p>
          </table:table-cell>
          <table:table-cell/>
          <table:table-cell table:formula="of:=[.I196]" office:value-type="string" office:string-value="log_mlr   " calcext:value-type="string">
            <text:p>log_mlr <text:s text:c="2"/></text:p>
          </table:table-cell>
          <table:table-cell table:formula="of:=[.J196]" office:value-type="float" office:value="27.24501" calcext:value-type="float">
            <text:p>27,24501</text:p>
          </table:table-cell>
          <table:table-cell table:formula="of:=[.K196]" office:value-type="float" office:value="18.21777" calcext:value-type="float">
            <text:p>18,21777</text:p>
          </table:table-cell>
          <table:table-cell table:formula="of:=[.L196]" office:value-type="float" office:value="52.50317" calcext:value-type="float">
            <text:p>52,50317</text:p>
          </table:table-cell>
          <table:table-cell table:formula="of:=[.M196]" office:value-type="float" office:value="0.1275973" calcext:value-type="float">
            <text:p>0,1275973</text:p>
          </table:table-cell>
          <table:table-cell table:formula="of:=[.N196]" office:value-type="float" office:value="24" calcext:value-type="float">
            <text:p>24</text:p>
          </table:table-cell>
          <table:table-cell table:formula="of:=[.O196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64]" office:value-type="string" office:string-value="mlp_5_5_th_0.7 " calcext:value-type="string">
            <text:p>mlp_5_5_th_0.7 </text:p>
          </table:table-cell>
          <table:table-cell table:formula="of:=[.B64]" office:value-type="float" office:value="8.7339486" calcext:value-type="float">
            <text:p>8,7339486</text:p>
          </table:table-cell>
          <table:table-cell table:formula="of:=[.C64]" office:value-type="float" office:value="6.7700716" calcext:value-type="float">
            <text:p>6,7700716</text:p>
          </table:table-cell>
          <table:table-cell table:formula="of:=[.D64]" office:value-type="float" office:value="50.511288" calcext:value-type="float">
            <text:p>50,511288</text:p>
          </table:table-cell>
          <table:table-cell table:formula="of:=[.E64]" office:value-type="float" office:value="0.17307126" calcext:value-type="float">
            <text:p>0,17307126</text:p>
          </table:table-cell>
          <table:table-cell table:formula="of:=[.F64]" office:value-type="float" office:value="24" calcext:value-type="float">
            <text:p>24</text:p>
          </table:table-cell>
          <table:table-cell table:formula="of:=[.G64]" office:value-type="string" office:string-value="summer " calcext:value-type="string">
            <text:p>summer </text:p>
          </table:table-cell>
          <table:table-cell/>
          <table:table-cell table:formula="of:=[.I64]" office:value-type="string" office:string-value="Mlp_3_2_th_0.3" calcext:value-type="string">
            <text:p>Mlp_3_2_th_0.3</text:p>
          </table:table-cell>
          <table:table-cell table:formula="of:=[.J64]" office:value-type="float" office:value="25.869962" calcext:value-type="float">
            <text:p>25,869962</text:p>
          </table:table-cell>
          <table:table-cell table:formula="of:=[.K64]" office:value-type="float" office:value="18.889418" calcext:value-type="float">
            <text:p>18,889418</text:p>
          </table:table-cell>
          <table:table-cell table:formula="of:=[.L64]" office:value-type="float" office:value="73.833928" calcext:value-type="float">
            <text:p>73,833928</text:p>
          </table:table-cell>
          <table:table-cell table:formula="of:=[.M64]" office:value-type="float" office:value="0.21281178" calcext:value-type="float">
            <text:p>0,21281178</text:p>
          </table:table-cell>
          <table:table-cell table:formula="of:=[.N64]" office:value-type="float" office:value="24" calcext:value-type="float">
            <text:p>24</text:p>
          </table:table-cell>
          <table:table-cell table:formula="of:=[.O64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129]" office:value-type="string" office:string-value="svr_gam0.000244_eps0.5_c0.25    " calcext:value-type="string">
            <text:p>svr_gam0.000244_eps0.5_c0.25 <text:s text:c="3"/></text:p>
          </table:table-cell>
          <table:table-cell table:formula="of:=[.B129]" office:value-type="float" office:value="8.5993" calcext:value-type="float">
            <text:p>8,5993</text:p>
          </table:table-cell>
          <table:table-cell table:formula="of:=[.C129]" office:value-type="float" office:value="6.765152" calcext:value-type="float">
            <text:p>6,765152</text:p>
          </table:table-cell>
          <table:table-cell table:formula="of:=[.D129]" office:value-type="float" office:value="51.18965" calcext:value-type="float">
            <text:p>51,18965</text:p>
          </table:table-cell>
          <table:table-cell table:formula="of:=[.E129]" office:value-type="float" office:value="0.1984555" calcext:value-type="float">
            <text:p>0,1984555</text:p>
          </table:table-cell>
          <table:table-cell table:formula="of:=[.F129]" office:value-type="float" office:value="24" calcext:value-type="float">
            <text:p>24</text:p>
          </table:table-cell>
          <table:table-cell table:formula="of:=[.G129]" office:value-type="string" office:string-value="summer " calcext:value-type="string">
            <text:p>summer </text:p>
          </table:table-cell>
          <table:table-cell/>
          <table:table-cell table:formula="of:=[.I129]" office:value-type="string" office:string-value="svr_gam0.000244_eps0.5_c16      " calcext:value-type="string">
            <text:p>svr_gam0.000244_eps0.5_c16 <text:s text:c="5"/></text:p>
          </table:table-cell>
          <table:table-cell table:formula="of:=[.J129]" office:value-type="float" office:value="26.59559" calcext:value-type="float">
            <text:p>26,59559</text:p>
          </table:table-cell>
          <table:table-cell table:formula="of:=[.K129]" office:value-type="float" office:value="18.56401" calcext:value-type="float">
            <text:p>18,56401</text:p>
          </table:table-cell>
          <table:table-cell table:formula="of:=[.L129]" office:value-type="float" office:value="58.1611" calcext:value-type="float">
            <text:p>58,1611</text:p>
          </table:table-cell>
          <table:table-cell table:formula="of:=[.M129]" office:value-type="float" office:value="0.1686913" calcext:value-type="float">
            <text:p>0,1686913</text:p>
          </table:table-cell>
          <table:table-cell table:formula="of:=[.N129]" office:value-type="float" office:value="24" calcext:value-type="float">
            <text:p>24</text:p>
          </table:table-cell>
          <table:table-cell table:formula="of:=[.O129]" office:value-type="string" office:string-value="autumn " calcext:value-type="string">
            <text:p>autumn </text:p>
          </table:table-cell>
        </table:table-row>
        <table:table-row table:style-name="ro1" table:number-rows-repeated="10483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Arkusz1.I64:Arkusz1.O6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.00.0000</text:date>, <text:time style:data-style-name="N2" text:time-value="16:09:26.5051125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8:11:34.456516925</meta:creation-date>
    <meta:generator>LibreOffice/6.0.3.2$Linux_X86_64 LibreOffice_project/00m0$Build-2</meta:generator>
    <dc:date>2018-07-22T16:09:57.654331666</dc:date>
    <meta:editing-duration>PT59M33S</meta:editing-duration>
    <meta:editing-cycles>19</meta:editing-cycles>
    <meta:document-statistic meta:table-count="1" meta:cell-count="2674" meta:object-count="0"/>
  </office:meta>
</office:document-meta>
</file>